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91pt" svg:height="255.23pt" svg:x="314.31pt" svg:y="46.69pt">
            <draw:object draw:notify-on-update-of-ranges="data.B1:data.B10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3906004" calcext:value-type="float">
            <text:p>2.3906004</text:p>
          </table:table-cell>
          <table:table-cell office:value-type="float" office:value="0.41830495" calcext:value-type="float">
            <text:p>0.41830495</text:p>
          </table:table-cell>
          <table:table-cell table:formula="of:=[.A1]" office:value-type="float" office:value="2.3906004" calcext:value-type="float">
            <text:p>2.3906004</text:p>
          </table:table-cell>
        </table:table-row>
        <table:table-row table:style-name="ro1">
          <table:table-cell office:value-type="float" office:value="0.70833904" calcext:value-type="float">
            <text:p>0.70833904</text:p>
          </table:table-cell>
          <table:table-cell office:value-type="float" office:value="1.4117533" calcext:value-type="float">
            <text:p>1.4117533</text:p>
          </table:table-cell>
          <table:table-cell table:formula="of:=[.C1]+[.A2]" office:value-type="float" office:value="3.09893944" calcext:value-type="float">
            <text:p>3.09893944</text:p>
          </table:table-cell>
        </table:table-row>
        <table:table-row table:style-name="ro1">
          <table:table-cell office:value-type="float" office:value="0.23561455" calcext:value-type="float">
            <text:p>0.23561455</text:p>
          </table:table-cell>
          <table:table-cell office:value-type="float" office:value="4.24422" calcext:value-type="float">
            <text:p>4.24422</text:p>
          </table:table-cell>
          <table:table-cell table:formula="of:=[.C2]+[.A3]" office:value-type="float" office:value="3.33455399" calcext:value-type="float">
            <text:p>3.33455399</text:p>
          </table:table-cell>
        </table:table-row>
        <table:table-row table:style-name="ro1">
          <table:table-cell office:value-type="float" office:value="0.17720301" calcext:value-type="float">
            <text:p>0.17720301</text:p>
          </table:table-cell>
          <table:table-cell office:value-type="float" office:value="5.6432447" calcext:value-type="float">
            <text:p>5.6432447</text:p>
          </table:table-cell>
          <table:table-cell table:formula="of:=[.C3]+[.A4]" office:value-type="float" office:value="3.511757" calcext:value-type="float">
            <text:p>3.511757</text:p>
          </table:table-cell>
        </table:table-row>
        <table:table-row table:style-name="ro1">
          <table:table-cell office:value-type="float" office:value="0.14532693" calcext:value-type="float">
            <text:p>0.14532693</text:p>
          </table:table-cell>
          <table:table-cell office:value-type="float" office:value="6.881037" calcext:value-type="float">
            <text:p>6.881037</text:p>
          </table:table-cell>
          <table:table-cell table:formula="of:=[.C4]+[.A5]" office:value-type="float" office:value="3.65708393" calcext:value-type="float">
            <text:p>3.65708393</text:p>
          </table:table-cell>
        </table:table-row>
        <table:table-row table:style-name="ro1">
          <table:table-cell office:value-type="float" office:value="0.1252613" calcext:value-type="float">
            <text:p>0.1252613</text:p>
          </table:table-cell>
          <table:table-cell office:value-type="float" office:value="7.983311" calcext:value-type="float">
            <text:p>7.983311</text:p>
          </table:table-cell>
          <table:table-cell table:formula="of:=[.C5]+[.A6]" office:value-type="float" office:value="3.78234523" calcext:value-type="float">
            <text:p>3.78234523</text:p>
          </table:table-cell>
        </table:table-row>
        <table:table-row table:style-name="ro1">
          <table:table-cell office:value-type="float" office:value="0.11206226" calcext:value-type="float">
            <text:p>0.11206226</text:p>
          </table:table-cell>
          <table:table-cell office:value-type="float" office:value="8.923612" calcext:value-type="float">
            <text:p>8.923612</text:p>
          </table:table-cell>
          <table:table-cell table:formula="of:=[.C6]+[.A7]" office:value-type="float" office:value="3.89440749" calcext:value-type="float">
            <text:p>3.89440749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7]+[.A8]" office:value-type="float" office:value="3.99929801" calcext:value-type="float">
            <text:p>3.99929801</text:p>
          </table:table-cell>
        </table:table-row>
        <table:table-row table:style-name="ro1">
          <table:table-cell office:value-type="float" office:value="0.102784775" calcext:value-type="float">
            <text:p>0.102784775</text:p>
          </table:table-cell>
          <table:table-cell office:value-type="float" office:value="9.729068" calcext:value-type="float">
            <text:p>9.729068</text:p>
          </table:table-cell>
          <table:table-cell table:formula="of:=[.C8]+[.A9]" office:value-type="float" office:value="4.102082785" calcext:value-type="float">
            <text:p>4.102082785</text:p>
          </table:table-cell>
        </table:table-row>
        <table:table-row table:style-name="ro1">
          <table:table-cell office:value-type="float" office:value="0.103974976" calcext:value-type="float">
            <text:p>0.103974976</text:p>
          </table:table-cell>
          <table:table-cell office:value-type="float" office:value="9.617699" calcext:value-type="float">
            <text:p>9.617699</text:p>
          </table:table-cell>
          <table:table-cell table:formula="of:=[.C9]+[.A10]" office:value-type="float" office:value="4.206057761" calcext:value-type="float">
            <text:p>4.206057761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10]+[.A11]" office:value-type="float" office:value="4.311345015" calcext:value-type="float">
            <text:p>4.311345015</text:p>
          </table:table-cell>
        </table:table-row>
        <table:table-row table:style-name="ro1">
          <table:table-cell office:value-type="float" office:value="0.10685893" calcext:value-type="float">
            <text:p>0.10685893</text:p>
          </table:table-cell>
          <table:table-cell office:value-type="float" office:value="9.358132" calcext:value-type="float">
            <text:p>9.358132</text:p>
          </table:table-cell>
          <table:table-cell table:formula="of:=[.C11]+[.A12]" office:value-type="float" office:value="4.418203945" calcext:value-type="float">
            <text:p>4.418203945</text:p>
          </table:table-cell>
        </table:table-row>
        <table:table-row table:style-name="ro1">
          <table:table-cell office:value-type="float" office:value="0.10820173" calcext:value-type="float">
            <text:p>0.10820173</text:p>
          </table:table-cell>
          <table:table-cell office:value-type="float" office:value="9.241997" calcext:value-type="float">
            <text:p>9.241997</text:p>
          </table:table-cell>
          <table:table-cell table:formula="of:=[.C12]+[.A13]" office:value-type="float" office:value="4.526405675" calcext:value-type="float">
            <text:p>4.526405675</text:p>
          </table:table-cell>
        </table:table-row>
        <table:table-row table:style-name="ro1">
          <table:table-cell office:value-type="float" office:value="0.109437704" calcext:value-type="float">
            <text:p>0.109437704</text:p>
          </table:table-cell>
          <table:table-cell office:value-type="float" office:value="9.137619" calcext:value-type="float">
            <text:p>9.137619</text:p>
          </table:table-cell>
          <table:table-cell table:formula="of:=[.C13]+[.A14]" office:value-type="float" office:value="4.635843379" calcext:value-type="float">
            <text:p>4.635843379</text:p>
          </table:table-cell>
        </table:table-row>
        <table:table-row table:style-name="ro1">
          <table:table-cell office:value-type="float" office:value="0.11058213" calcext:value-type="float">
            <text:p>0.11058213</text:p>
          </table:table-cell>
          <table:table-cell office:value-type="float" office:value="9.043052" calcext:value-type="float">
            <text:p>9.043052</text:p>
          </table:table-cell>
          <table:table-cell table:formula="of:=[.C14]+[.A15]" office:value-type="float" office:value="4.746425509" calcext:value-type="float">
            <text:p>4.746425509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15]+[.A16]" office:value-type="float" office:value="4.857999479" calcext:value-type="float">
            <text:p>4.857999479</text:p>
          </table:table-cell>
        </table:table-row>
        <table:table-row table:style-name="ro1">
          <table:table-cell office:value-type="float" office:value="0.111558706" calcext:value-type="float">
            <text:p>0.111558706</text:p>
          </table:table-cell>
          <table:table-cell office:value-type="float" office:value="8.96389" calcext:value-type="float">
            <text:p>8.96389</text:p>
          </table:table-cell>
          <table:table-cell table:formula="of:=[.C16]+[.A17]" office:value-type="float" office:value="4.969558185" calcext:value-type="float">
            <text:p>4.969558185</text:p>
          </table:table-cell>
        </table:table-row>
        <table:table-row table:style-name="ro1">
          <table:table-cell office:value-type="float" office:value="0.109544516" calcext:value-type="float">
            <text:p>0.109544516</text:p>
          </table:table-cell>
          <table:table-cell office:value-type="float" office:value="9.128709" calcext:value-type="float">
            <text:p>9.128709</text:p>
          </table:table-cell>
          <table:table-cell table:formula="of:=[.C17]+[.A18]" office:value-type="float" office:value="5.079102701" calcext:value-type="float">
            <text:p>5.079102701</text:p>
          </table:table-cell>
        </table:table-row>
        <table:table-row table:style-name="ro1">
          <table:table-cell office:value-type="float" office:value="0.10562295" calcext:value-type="float">
            <text:p>0.10562295</text:p>
          </table:table-cell>
          <table:table-cell office:value-type="float" office:value="9.46764" calcext:value-type="float">
            <text:p>9.46764</text:p>
          </table:table-cell>
          <table:table-cell table:formula="of:=[.C18]+[.A19]" office:value-type="float" office:value="5.184725651" calcext:value-type="float">
            <text:p>5.184725651</text:p>
          </table:table-cell>
        </table:table-row>
        <table:table-row table:style-name="ro1">
          <table:table-cell office:value-type="float" office:value="0.100801095" calcext:value-type="float">
            <text:p>0.100801095</text:p>
          </table:table-cell>
          <table:table-cell office:value-type="float" office:value="9.920527" calcext:value-type="float">
            <text:p>9.920527</text:p>
          </table:table-cell>
          <table:table-cell table:formula="of:=[.C19]+[.A20]" office:value-type="float" office:value="5.285526746" calcext:value-type="float">
            <text:p>5.285526746</text:p>
          </table:table-cell>
        </table:table-row>
        <table:table-row table:style-name="ro1">
          <table:table-cell office:value-type="float" office:value="0.099732965" calcext:value-type="float">
            <text:p>0.099732965</text:p>
          </table:table-cell>
          <table:table-cell office:value-type="float" office:value="10.026775" calcext:value-type="float">
            <text:p>10.026775</text:p>
          </table:table-cell>
          <table:table-cell table:formula="of:=[.C20]+[.A21]" office:value-type="float" office:value="5.385259711" calcext:value-type="float">
            <text:p>5.385259711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21]+[.A22]" office:value-type="float" office:value="5.486137111" calcext:value-type="float">
            <text:p>5.486137111</text:p>
          </table:table-cell>
        </table:table-row>
        <table:table-row table:style-name="ro1">
          <table:table-cell office:value-type="float" office:value="0.101960786" calcext:value-type="float">
            <text:p>0.101960786</text:p>
          </table:table-cell>
          <table:table-cell office:value-type="float" office:value="9.807692" calcext:value-type="float">
            <text:p>9.807692</text:p>
          </table:table-cell>
          <table:table-cell table:formula="of:=[.C22]+[.A23]" office:value-type="float" office:value="5.588097897" calcext:value-type="float">
            <text:p>5.588097897</text:p>
          </table:table-cell>
        </table:table-row>
        <table:table-row table:style-name="ro1">
          <table:table-cell office:value-type="float" office:value="0.10305943" calcext:value-type="float">
            <text:p>0.10305943</text:p>
          </table:table-cell>
          <table:table-cell office:value-type="float" office:value="9.703139" calcext:value-type="float">
            <text:p>9.703139</text:p>
          </table:table-cell>
          <table:table-cell table:formula="of:=[.C23]+[.A24]" office:value-type="float" office:value="5.691157327" calcext:value-type="float">
            <text:p>5.691157327</text:p>
          </table:table-cell>
        </table:table-row>
        <table:table-row table:style-name="ro1">
          <table:table-cell office:value-type="float" office:value="0.104219116" calcext:value-type="float">
            <text:p>0.104219116</text:p>
          </table:table-cell>
          <table:table-cell office:value-type="float" office:value="9.595168" calcext:value-type="float">
            <text:p>9.595168</text:p>
          </table:table-cell>
          <table:table-cell table:formula="of:=[.C24]+[.A25]" office:value-type="float" office:value="5.795376443" calcext:value-type="float">
            <text:p>5.795376443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25]+[.A26]" office:value-type="float" office:value="5.900663697" calcext:value-type="float">
            <text:p>5.900663697</text:p>
          </table:table-cell>
        </table:table-row>
        <table:table-row table:style-name="ro1">
          <table:table-cell office:value-type="float" office:value="0.106462196" calcext:value-type="float">
            <text:p>0.106462196</text:p>
          </table:table-cell>
          <table:table-cell office:value-type="float" office:value="9.393005" calcext:value-type="float">
            <text:p>9.393005</text:p>
          </table:table-cell>
          <table:table-cell table:formula="of:=[.C26]+[.A27]" office:value-type="float" office:value="6.007125893" calcext:value-type="float">
            <text:p>6.007125893</text:p>
          </table:table-cell>
        </table:table-row>
        <table:table-row table:style-name="ro1">
          <table:table-cell office:value-type="float" office:value="0.10746929" calcext:value-type="float">
            <text:p>0.10746929</text:p>
          </table:table-cell>
          <table:table-cell office:value-type="float" office:value="9.304984" calcext:value-type="float">
            <text:p>9.304984</text:p>
          </table:table-cell>
          <table:table-cell table:formula="of:=[.C27]+[.A28]" office:value-type="float" office:value="6.114595183" calcext:value-type="float">
            <text:p>6.114595183</text:p>
          </table:table-cell>
        </table:table-row>
        <table:table-row table:style-name="ro1">
          <table:table-cell office:value-type="float" office:value="0.10797284" calcext:value-type="float">
            <text:p>0.10797284</text:p>
          </table:table-cell>
          <table:table-cell office:value-type="float" office:value="9.261588" calcext:value-type="float">
            <text:p>9.261588</text:p>
          </table:table-cell>
          <table:table-cell table:formula="of:=[.C28]+[.A29]" office:value-type="float" office:value="6.222568023" calcext:value-type="float">
            <text:p>6.222568023</text:p>
          </table:table-cell>
        </table:table-row>
        <table:table-row table:style-name="ro1">
          <table:table-cell office:value-type="float" office:value="0.10710307" calcext:value-type="float">
            <text:p>0.10710307</text:p>
          </table:table-cell>
          <table:table-cell office:value-type="float" office:value="9.336801" calcext:value-type="float">
            <text:p>9.336801</text:p>
          </table:table-cell>
          <table:table-cell table:formula="of:=[.C29]+[.A30]" office:value-type="float" office:value="6.329671093" calcext:value-type="float">
            <text:p>6.329671093</text:p>
          </table:table-cell>
        </table:table-row>
        <table:table-row table:style-name="ro1">
          <table:table-cell office:value-type="float" office:value="0.104448006" calcext:value-type="float">
            <text:p>0.104448006</text:p>
          </table:table-cell>
          <table:table-cell office:value-type="float" office:value="9.574142" calcext:value-type="float">
            <text:p>9.574142</text:p>
          </table:table-cell>
          <table:table-cell table:formula="of:=[.C30]+[.A31]" office:value-type="float" office:value="6.434119099" calcext:value-type="float">
            <text:p>6.434119099</text:p>
          </table:table-cell>
        </table:table-row>
        <table:table-row table:style-name="ro1">
          <table:table-cell office:value-type="float" office:value="0.101167314" calcext:value-type="float">
            <text:p>0.101167314</text:p>
          </table:table-cell>
          <table:table-cell office:value-type="float" office:value="9.884616" calcext:value-type="float">
            <text:p>9.884616</text:p>
          </table:table-cell>
          <table:table-cell table:formula="of:=[.C31]+[.A32]" office:value-type="float" office:value="6.535286413" calcext:value-type="float">
            <text:p>6.535286413</text:p>
          </table:table-cell>
        </table:table-row>
        <table:table-row table:style-name="ro1">
          <table:table-cell office:value-type="float" office:value="0.09962615" calcext:value-type="float">
            <text:p>0.09962615</text:p>
          </table:table-cell>
          <table:table-cell office:value-type="float" office:value="10.037525" calcext:value-type="float">
            <text:p>10.037525</text:p>
          </table:table-cell>
          <table:table-cell table:formula="of:=[.C32]+[.A33]" office:value-type="float" office:value="6.634912563" calcext:value-type="float">
            <text:p>6.634912563</text:p>
          </table:table-cell>
        </table:table-row>
        <table:table-row table:style-name="ro1">
          <table:table-cell office:value-type="float" office:value="0.09970245" calcext:value-type="float">
            <text:p>0.09970245</text:p>
          </table:table-cell>
          <table:table-cell office:value-type="float" office:value="10.029844" calcext:value-type="float">
            <text:p>10.029844</text:p>
          </table:table-cell>
          <table:table-cell table:formula="of:=[.C33]+[.A34]" office:value-type="float" office:value="6.734615013" calcext:value-type="float">
            <text:p>6.734615013</text:p>
          </table:table-cell>
        </table:table-row>
        <table:table-row table:style-name="ro1">
          <table:table-cell office:value-type="float" office:value="0.100328065" calcext:value-type="float">
            <text:p>0.100328065</text:p>
          </table:table-cell>
          <table:table-cell office:value-type="float" office:value="9.9673" calcext:value-type="float">
            <text:p>9.9673</text:p>
          </table:table-cell>
          <table:table-cell table:formula="of:=[.C34]+[.A35]" office:value-type="float" office:value="6.834943078" calcext:value-type="float">
            <text:p>6.834943078</text:p>
          </table:table-cell>
        </table:table-row>
        <table:table-row table:style-name="ro1">
          <table:table-cell office:value-type="float" office:value="0.101152055" calcext:value-type="float">
            <text:p>0.101152055</text:p>
          </table:table-cell>
          <table:table-cell office:value-type="float" office:value="9.8861065" calcext:value-type="float">
            <text:p>9.8861065</text:p>
          </table:table-cell>
          <table:table-cell table:formula="of:=[.C35]+[.A36]" office:value-type="float" office:value="6.936095133" calcext:value-type="float">
            <text:p>6.936095133</text:p>
          </table:table-cell>
        </table:table-row>
        <table:table-row table:style-name="ro1">
          <table:table-cell office:value-type="float" office:value="0.101960786" calcext:value-type="float">
            <text:p>0.101960786</text:p>
          </table:table-cell>
          <table:table-cell office:value-type="float" office:value="9.807692" calcext:value-type="float">
            <text:p>9.807692</text:p>
          </table:table-cell>
          <table:table-cell table:formula="of:=[.C36]+[.A37]" office:value-type="float" office:value="7.038055919" calcext:value-type="float">
            <text:p>7.038055919</text:p>
          </table:table-cell>
        </table:table-row>
        <table:table-row table:style-name="ro1">
          <table:table-cell office:value-type="float" office:value="0.10264744" calcext:value-type="float">
            <text:p>0.10264744</text:p>
          </table:table-cell>
          <table:table-cell office:value-type="float" office:value="9.742084" calcext:value-type="float">
            <text:p>9.742084</text:p>
          </table:table-cell>
          <table:table-cell table:formula="of:=[.C37]+[.A38]" office:value-type="float" office:value="7.140703359" calcext:value-type="float">
            <text:p>7.140703359</text:p>
          </table:table-cell>
        </table:table-row>
        <table:table-row table:style-name="ro1">
          <table:table-cell office:value-type="float" office:value="0.10328832" calcext:value-type="float">
            <text:p>0.10328832</text:p>
          </table:table-cell>
          <table:table-cell office:value-type="float" office:value="9.681637" calcext:value-type="float">
            <text:p>9.681637</text:p>
          </table:table-cell>
          <table:table-cell table:formula="of:=[.C38]+[.A39]" office:value-type="float" office:value="7.243991679" calcext:value-type="float">
            <text:p>7.243991679</text:p>
          </table:table-cell>
        </table:table-row>
        <table:table-row table:style-name="ro1">
          <table:table-cell office:value-type="float" office:value="0.10377661" calcext:value-type="float">
            <text:p>0.10377661</text:p>
          </table:table-cell>
          <table:table-cell office:value-type="float" office:value="9.636083" calcext:value-type="float">
            <text:p>9.636083</text:p>
          </table:table-cell>
          <table:table-cell table:formula="of:=[.C39]+[.A40]" office:value-type="float" office:value="7.347768289" calcext:value-type="float">
            <text:p>7.347768289</text:p>
          </table:table-cell>
        </table:table-row>
        <table:table-row table:style-name="ro1">
          <table:table-cell office:value-type="float" office:value="0.10408179" calcext:value-type="float">
            <text:p>0.10408179</text:p>
          </table:table-cell>
          <table:table-cell office:value-type="float" office:value="9.607829" calcext:value-type="float">
            <text:p>9.607829</text:p>
          </table:table-cell>
          <table:table-cell table:formula="of:=[.C40]+[.A41]" office:value-type="float" office:value="7.451850079" calcext:value-type="float">
            <text:p>7.451850079</text:p>
          </table:table-cell>
        </table:table-row>
        <table:table-row table:style-name="ro1">
          <table:table-cell office:value-type="float" office:value="0.104341194" calcext:value-type="float">
            <text:p>0.104341194</text:p>
          </table:table-cell>
          <table:table-cell office:value-type="float" office:value="9.583943" calcext:value-type="float">
            <text:p>9.583943</text:p>
          </table:table-cell>
          <table:table-cell table:formula="of:=[.C41]+[.A42]" office:value-type="float" office:value="7.556191273" calcext:value-type="float">
            <text:p>7.556191273</text:p>
          </table:table-cell>
        </table:table-row>
        <table:table-row table:style-name="ro1">
          <table:table-cell office:value-type="float" office:value="0.104692146" calcext:value-type="float">
            <text:p>0.104692146</text:p>
          </table:table-cell>
          <table:table-cell office:value-type="float" office:value="9.551815" calcext:value-type="float">
            <text:p>9.551815</text:p>
          </table:table-cell>
          <table:table-cell table:formula="of:=[.C42]+[.A43]" office:value-type="float" office:value="7.660883419" calcext:value-type="float">
            <text:p>7.660883419</text:p>
          </table:table-cell>
        </table:table-row>
        <table:table-row table:style-name="ro1">
          <table:table-cell office:value-type="float" office:value="0.10482948" calcext:value-type="float">
            <text:p>0.10482948</text:p>
          </table:table-cell>
          <table:table-cell office:value-type="float" office:value="9.539301" calcext:value-type="float">
            <text:p>9.539301</text:p>
          </table:table-cell>
          <table:table-cell table:formula="of:=[.C43]+[.A44]" office:value-type="float" office:value="7.765712899" calcext:value-type="float">
            <text:p>7.765712899</text:p>
          </table:table-cell>
        </table:table-row>
        <table:table-row table:style-name="ro1">
          <table:table-cell office:value-type="float" office:value="0.105058365" calcext:value-type="float">
            <text:p>0.105058365</text:p>
          </table:table-cell>
          <table:table-cell office:value-type="float" office:value="9.518518" calcext:value-type="float">
            <text:p>9.518518</text:p>
          </table:table-cell>
          <table:table-cell table:formula="of:=[.C44]+[.A45]" office:value-type="float" office:value="7.870771264" calcext:value-type="float">
            <text:p>7.870771264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45]+[.A46]" office:value-type="float" office:value="7.975966954" calcext:value-type="float">
            <text:p>7.975966954</text:p>
          </table:table-cell>
        </table:table-row>
        <table:table-row table:style-name="ro1">
          <table:table-cell office:value-type="float" office:value="0.10542458" calcext:value-type="float">
            <text:p>0.10542458</text:p>
          </table:table-cell>
          <table:table-cell office:value-type="float" office:value="9.485454" calcext:value-type="float">
            <text:p>9.485454</text:p>
          </table:table-cell>
          <table:table-cell table:formula="of:=[.C46]+[.A47]" office:value-type="float" office:value="8.081391534" calcext:value-type="float">
            <text:p>8.081391534</text:p>
          </table:table-cell>
        </table:table-row>
        <table:table-row table:style-name="ro1">
          <table:table-cell office:value-type="float" office:value="0.1054551" calcext:value-type="float">
            <text:p>0.1054551</text:p>
          </table:table-cell>
          <table:table-cell office:value-type="float" office:value="9.482709" calcext:value-type="float">
            <text:p>9.482709</text:p>
          </table:table-cell>
          <table:table-cell table:formula="of:=[.C47]+[.A48]" office:value-type="float" office:value="8.186846634" calcext:value-type="float">
            <text:p>8.186846634</text:p>
          </table:table-cell>
        </table:table-row>
        <table:table-row table:style-name="ro1">
          <table:table-cell office:value-type="float" office:value="0.105394065" calcext:value-type="float">
            <text:p>0.105394065</text:p>
          </table:table-cell>
          <table:table-cell office:value-type="float" office:value="9.4882" calcext:value-type="float">
            <text:p>9.4882</text:p>
          </table:table-cell>
          <table:table-cell table:formula="of:=[.C48]+[.A49]" office:value-type="float" office:value="8.292240699" calcext:value-type="float">
            <text:p>8.292240699</text:p>
          </table:table-cell>
        </table:table-row>
        <table:table-row table:style-name="ro1">
          <table:table-cell office:value-type="float" office:value="0.10531777" calcext:value-type="float">
            <text:p>0.10531777</text:p>
          </table:table-cell>
          <table:table-cell office:value-type="float" office:value="9.495073" calcext:value-type="float">
            <text:p>9.495073</text:p>
          </table:table-cell>
          <table:table-cell table:formula="of:=[.C49]+[.A50]" office:value-type="float" office:value="8.397558469" calcext:value-type="float">
            <text:p>8.397558469</text:p>
          </table:table-cell>
        </table:table-row>
        <table:table-row table:style-name="ro1">
          <table:table-cell office:value-type="float" office:value="0.105409324" calcext:value-type="float">
            <text:p>0.105409324</text:p>
          </table:table-cell>
          <table:table-cell office:value-type="float" office:value="9.486827" calcext:value-type="float">
            <text:p>9.486827</text:p>
          </table:table-cell>
          <table:table-cell table:formula="of:=[.C50]+[.A51]" office:value-type="float" office:value="8.502967793" calcext:value-type="float">
            <text:p>8.502967793</text:p>
          </table:table-cell>
        </table:table-row>
        <table:table-row table:style-name="ro1">
          <table:table-cell office:value-type="float" office:value="0.10542458" calcext:value-type="float">
            <text:p>0.10542458</text:p>
          </table:table-cell>
          <table:table-cell office:value-type="float" office:value="9.485454" calcext:value-type="float">
            <text:p>9.485454</text:p>
          </table:table-cell>
          <table:table-cell table:formula="of:=[.C51]+[.A52]" office:value-type="float" office:value="8.608392373" calcext:value-type="float">
            <text:p>8.608392373</text:p>
          </table:table-cell>
        </table:table-row>
        <table:table-row table:style-name="ro1">
          <table:table-cell office:value-type="float" office:value="0.10533303" calcext:value-type="float">
            <text:p>0.10533303</text:p>
          </table:table-cell>
          <table:table-cell office:value-type="float" office:value="9.493698" calcext:value-type="float">
            <text:p>9.493698</text:p>
          </table:table-cell>
          <table:table-cell table:formula="of:=[.C52]+[.A53]" office:value-type="float" office:value="8.713725403" calcext:value-type="float">
            <text:p>8.713725403</text:p>
          </table:table-cell>
        </table:table-row>
        <table:table-row table:style-name="ro1">
          <table:table-cell office:value-type="float" office:value="0.105394065" calcext:value-type="float">
            <text:p>0.105394065</text:p>
          </table:table-cell>
          <table:table-cell office:value-type="float" office:value="9.4882" calcext:value-type="float">
            <text:p>9.4882</text:p>
          </table:table-cell>
          <table:table-cell table:formula="of:=[.C53]+[.A54]" office:value-type="float" office:value="8.819119468" calcext:value-type="float">
            <text:p>8.819119468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54]+[.A55]" office:value-type="float" office:value="8.924666118" calcext:value-type="float">
            <text:p>8.924666118</text:p>
          </table:table-cell>
        </table:table-row>
        <table:table-row table:style-name="ro1">
          <table:table-cell office:value-type="float" office:value="0.10542458" calcext:value-type="float">
            <text:p>0.10542458</text:p>
          </table:table-cell>
          <table:table-cell office:value-type="float" office:value="9.485454" calcext:value-type="float">
            <text:p>9.485454</text:p>
          </table:table-cell>
          <table:table-cell table:formula="of:=[.C55]+[.A56]" office:value-type="float" office:value="9.030090698" calcext:value-type="float">
            <text:p>9.030090698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56]+[.A57]" office:value-type="float" office:value="9.135377952" calcext:value-type="float">
            <text:p>9.135377952</text:p>
          </table:table-cell>
        </table:table-row>
        <table:table-row table:style-name="ro1">
          <table:table-cell office:value-type="float" office:value="0.1054551" calcext:value-type="float">
            <text:p>0.1054551</text:p>
          </table:table-cell>
          <table:table-cell office:value-type="float" office:value="9.482709" calcext:value-type="float">
            <text:p>9.482709</text:p>
          </table:table-cell>
          <table:table-cell table:formula="of:=[.C57]+[.A58]" office:value-type="float" office:value="9.240833052" calcext:value-type="float">
            <text:p>9.240833052</text:p>
          </table:table-cell>
        </table:table-row>
        <table:table-row table:style-name="ro1">
          <table:table-cell office:value-type="float" office:value="0.10548562" calcext:value-type="float">
            <text:p>0.10548562</text:p>
          </table:table-cell>
          <table:table-cell office:value-type="float" office:value="9.479965" calcext:value-type="float">
            <text:p>9.479965</text:p>
          </table:table-cell>
          <table:table-cell table:formula="of:=[.C58]+[.A59]" office:value-type="float" office:value="9.346318672" calcext:value-type="float">
            <text:p>9.346318672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59]+[.A60]" office:value-type="float" office:value="9.451209192" calcext:value-type="float">
            <text:p>9.451209192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60]+[.A61]" office:value-type="float" office:value="9.555718232" calcext:value-type="float">
            <text:p>9.555718232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61]+[.A62]" office:value-type="float" office:value="9.660456162" calcext:value-type="float">
            <text:p>9.660456162</text:p>
          </table:table-cell>
        </table:table-row>
        <table:table-row table:style-name="ro1">
          <table:table-cell office:value-type="float" office:value="0.10499733" calcext:value-type="float">
            <text:p>0.10499733</text:p>
          </table:table-cell>
          <table:table-cell office:value-type="float" office:value="9.524052" calcext:value-type="float">
            <text:p>9.524052</text:p>
          </table:table-cell>
          <table:table-cell table:formula="of:=[.C62]+[.A63]" office:value-type="float" office:value="9.765453492" calcext:value-type="float">
            <text:p>9.765453492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63]+[.A64]" office:value-type="float" office:value="9.870435562" calcext:value-type="float">
            <text:p>9.870435562</text:p>
          </table:table-cell>
        </table:table-row>
        <table:table-row table:style-name="ro1">
          <table:table-cell office:value-type="float" office:value="0.10498207" calcext:value-type="float">
            <text:p>0.10498207</text:p>
          </table:table-cell>
          <table:table-cell office:value-type="float" office:value="9.525436" calcext:value-type="float">
            <text:p>9.525436</text:p>
          </table:table-cell>
          <table:table-cell table:formula="of:=[.C64]+[.A65]" office:value-type="float" office:value="9.975417632" calcext:value-type="float">
            <text:p>9.975417632</text:p>
          </table:table-cell>
        </table:table-row>
        <table:table-row table:style-name="ro1">
          <table:table-cell office:value-type="float" office:value="0.10525674" calcext:value-type="float">
            <text:p>0.10525674</text:p>
          </table:table-cell>
          <table:table-cell office:value-type="float" office:value="9.50058" calcext:value-type="float">
            <text:p>9.50058</text:p>
          </table:table-cell>
          <table:table-cell table:formula="of:=[.C65]+[.A66]" office:value-type="float" office:value="10.080674372" calcext:value-type="float">
            <text:p>10.080674372</text:p>
          </table:table-cell>
        </table:table-row>
        <table:table-row table:style-name="ro1">
          <table:table-cell office:value-type="float" office:value="0.10530251" calcext:value-type="float">
            <text:p>0.10530251</text:p>
          </table:table-cell>
          <table:table-cell office:value-type="float" office:value="9.496449" calcext:value-type="float">
            <text:p>9.496449</text:p>
          </table:table-cell>
          <table:table-cell table:formula="of:=[.C66]+[.A67]" office:value-type="float" office:value="10.185976882" calcext:value-type="float">
            <text:p>10.185976882</text:p>
          </table:table-cell>
        </table:table-row>
        <table:table-row table:style-name="ro1">
          <table:table-cell office:value-type="float" office:value="0.10496681" calcext:value-type="float">
            <text:p>0.10496681</text:p>
          </table:table-cell>
          <table:table-cell office:value-type="float" office:value="9.526821" calcext:value-type="float">
            <text:p>9.526821</text:p>
          </table:table-cell>
          <table:table-cell table:formula="of:=[.C67]+[.A68]" office:value-type="float" office:value="10.290943692" calcext:value-type="float">
            <text:p>10.290943692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68]+[.A69]" office:value-type="float" office:value="10.395712142" calcext:value-type="float">
            <text:p>10.395712142</text:p>
          </table:table-cell>
        </table:table-row>
        <table:table-row table:style-name="ro1">
          <table:table-cell office:value-type="float" office:value="0.10507362" calcext:value-type="float">
            <text:p>0.10507362</text:p>
          </table:table-cell>
          <table:table-cell office:value-type="float" office:value="9.517137" calcext:value-type="float">
            <text:p>9.517137</text:p>
          </table:table-cell>
          <table:table-cell table:formula="of:=[.C69]+[.A70]" office:value-type="float" office:value="10.500785762" calcext:value-type="float">
            <text:p>10.500785762</text:p>
          </table:table-cell>
        </table:table-row>
        <table:table-row table:style-name="ro1">
          <table:table-cell office:value-type="float" office:value="0.10510414" calcext:value-type="float">
            <text:p>0.10510414</text:p>
          </table:table-cell>
          <table:table-cell office:value-type="float" office:value="9.514373" calcext:value-type="float">
            <text:p>9.514373</text:p>
          </table:table-cell>
          <table:table-cell table:formula="of:=[.C70]+[.A71]" office:value-type="float" office:value="10.605889902" calcext:value-type="float">
            <text:p>10.605889902</text:p>
          </table:table-cell>
        </table:table-row>
        <table:table-row table:style-name="ro1">
          <table:table-cell office:value-type="float" office:value="0.10400549" calcext:value-type="float">
            <text:p>0.10400549</text:p>
          </table:table-cell>
          <table:table-cell office:value-type="float" office:value="9.614877" calcext:value-type="float">
            <text:p>9.614877</text:p>
          </table:table-cell>
          <table:table-cell table:formula="of:=[.C71]+[.A72]" office:value-type="float" office:value="10.709895392" calcext:value-type="float">
            <text:p>10.709895392</text:p>
          </table:table-cell>
        </table:table-row>
        <table:table-row table:style-name="ro1">
          <table:table-cell office:value-type="float" office:value="0.10313573" calcext:value-type="float">
            <text:p>0.10313573</text:p>
          </table:table-cell>
          <table:table-cell office:value-type="float" office:value="9.695961" calcext:value-type="float">
            <text:p>9.695961</text:p>
          </table:table-cell>
          <table:table-cell table:formula="of:=[.C72]+[.A73]" office:value-type="float" office:value="10.813031122" calcext:value-type="float">
            <text:p>10.813031122</text:p>
          </table:table-cell>
        </table:table-row>
        <table:table-row table:style-name="ro1">
          <table:table-cell office:value-type="float" office:value="0.10331884" calcext:value-type="float">
            <text:p>0.10331884</text:p>
          </table:table-cell>
          <table:table-cell office:value-type="float" office:value="9.678777" calcext:value-type="float">
            <text:p>9.678777</text:p>
          </table:table-cell>
          <table:table-cell table:formula="of:=[.C73]+[.A74]" office:value-type="float" office:value="10.916349962" calcext:value-type="float">
            <text:p>10.916349962</text:p>
          </table:table-cell>
        </table:table-row>
        <table:table-row table:style-name="ro1">
          <table:table-cell office:value-type="float" office:value="0.10388342" calcext:value-type="float">
            <text:p>0.10388342</text:p>
          </table:table-cell>
          <table:table-cell office:value-type="float" office:value="9.626175" calcext:value-type="float">
            <text:p>9.626175</text:p>
          </table:table-cell>
          <table:table-cell table:formula="of:=[.C74]+[.A75]" office:value-type="float" office:value="11.020233382" calcext:value-type="float">
            <text:p>11.020233382</text:p>
          </table:table-cell>
        </table:table-row>
        <table:table-row table:style-name="ro1">
          <table:table-cell office:value-type="float" office:value="0.10368505" calcext:value-type="float">
            <text:p>0.10368505</text:p>
          </table:table-cell>
          <table:table-cell office:value-type="float" office:value="9.644592" calcext:value-type="float">
            <text:p>9.644592</text:p>
          </table:table-cell>
          <table:table-cell table:formula="of:=[.C75]+[.A76]" office:value-type="float" office:value="11.123918432" calcext:value-type="float">
            <text:p>11.123918432</text:p>
          </table:table-cell>
        </table:table-row>
        <table:table-row table:style-name="ro1">
          <table:table-cell office:value-type="float" office:value="0.10260166" calcext:value-type="float">
            <text:p>0.10260166</text:p>
          </table:table-cell>
          <table:table-cell office:value-type="float" office:value="9.74643" calcext:value-type="float">
            <text:p>9.74643</text:p>
          </table:table-cell>
          <table:table-cell table:formula="of:=[.C76]+[.A77]" office:value-type="float" office:value="11.226520092" calcext:value-type="float">
            <text:p>11.226520092</text:p>
          </table:table-cell>
        </table:table-row>
        <table:table-row table:style-name="ro1">
          <table:table-cell office:value-type="float" office:value="0.10212863" calcext:value-type="float">
            <text:p>0.10212863</text:p>
          </table:table-cell>
          <table:table-cell office:value-type="float" office:value="9.791574" calcext:value-type="float">
            <text:p>9.791574</text:p>
          </table:table-cell>
          <table:table-cell table:formula="of:=[.C77]+[.A78]" office:value-type="float" office:value="11.328648722" calcext:value-type="float">
            <text:p>11.328648722</text:p>
          </table:table-cell>
        </table:table-row>
        <table:table-row table:style-name="ro1">
          <table:table-cell office:value-type="float" office:value="0.10254063" calcext:value-type="float">
            <text:p>0.10254063</text:p>
          </table:table-cell>
          <table:table-cell office:value-type="float" office:value="9.752232" calcext:value-type="float">
            <text:p>9.752232</text:p>
          </table:table-cell>
          <table:table-cell table:formula="of:=[.C78]+[.A79]" office:value-type="float" office:value="11.431189352" calcext:value-type="float">
            <text:p>11.431189352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79]+[.A80]" office:value-type="float" office:value="11.534111456" calcext:value-type="float">
            <text:p>11.534111456</text:p>
          </table:table-cell>
        </table:table-row>
        <table:table-row table:style-name="ro1">
          <table:table-cell office:value-type="float" office:value="0.1024033" calcext:value-type="float">
            <text:p>0.1024033</text:p>
          </table:table-cell>
          <table:table-cell office:value-type="float" office:value="9.76531" calcext:value-type="float">
            <text:p>9.76531</text:p>
          </table:table-cell>
          <table:table-cell table:formula="of:=[.C80]+[.A81]" office:value-type="float" office:value="11.636514756" calcext:value-type="float">
            <text:p>11.636514756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81]+[.A82]" office:value-type="float" office:value="11.737559996" calcext:value-type="float">
            <text:p>11.737559996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82]+[.A83]" office:value-type="float" office:value="11.838208506" calcext:value-type="float">
            <text:p>11.838208506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83]+[.A84]" office:value-type="float" office:value="11.939253746" calcext:value-type="float">
            <text:p>11.939253746</text:p>
          </table:table-cell>
        </table:table-row>
        <table:table-row table:style-name="ro1">
          <table:table-cell office:value-type="float" office:value="0.10145724" calcext:value-type="float">
            <text:p>0.10145724</text:p>
          </table:table-cell>
          <table:table-cell office:value-type="float" office:value="9.856369" calcext:value-type="float">
            <text:p>9.856369</text:p>
          </table:table-cell>
          <table:table-cell table:formula="of:=[.C84]+[.A85]" office:value-type="float" office:value="12.040710986" calcext:value-type="float">
            <text:p>12.040710986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85]+[.A86]" office:value-type="float" office:value="12.141588386" calcext:value-type="float">
            <text:p>12.141588386</text:p>
          </table:table-cell>
        </table:table-row>
        <table:table-row table:style-name="ro1">
          <table:table-cell office:value-type="float" office:value="0.099748224" calcext:value-type="float">
            <text:p>0.099748224</text:p>
          </table:table-cell>
          <table:table-cell office:value-type="float" office:value="10.025241" calcext:value-type="float">
            <text:p>10.025241</text:p>
          </table:table-cell>
          <table:table-cell table:formula="of:=[.C86]+[.A87]" office:value-type="float" office:value="12.24133661" calcext:value-type="float">
            <text:p>12.24133661</text:p>
          </table:table-cell>
        </table:table-row>
        <table:table-row table:style-name="ro1">
          <table:table-cell office:value-type="float" office:value="0.099732965" calcext:value-type="float">
            <text:p>0.099732965</text:p>
          </table:table-cell>
          <table:table-cell office:value-type="float" office:value="10.026775" calcext:value-type="float">
            <text:p>10.026775</text:p>
          </table:table-cell>
          <table:table-cell table:formula="of:=[.C87]+[.A88]" office:value-type="float" office:value="12.341069575" calcext:value-type="float">
            <text:p>12.341069575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88]+[.A89]" office:value-type="float" office:value="12.441336605" calcext:value-type="float">
            <text:p>12.441336605</text:p>
          </table:table-cell>
        </table:table-row>
        <table:table-row table:style-name="ro1">
          <table:table-cell office:value-type="float" office:value="0.10037385" calcext:value-type="float">
            <text:p>0.10037385</text:p>
          </table:table-cell>
          <table:table-cell office:value-type="float" office:value="9.962755" calcext:value-type="float">
            <text:p>9.962755</text:p>
          </table:table-cell>
          <table:table-cell table:formula="of:=[.C89]+[.A90]" office:value-type="float" office:value="12.541710455" calcext:value-type="float">
            <text:p>12.541710455</text:p>
          </table:table-cell>
        </table:table-row>
        <table:table-row table:style-name="ro1">
          <table:table-cell office:value-type="float" office:value="0.09976348" calcext:value-type="float">
            <text:p>0.09976348</text:p>
          </table:table-cell>
          <table:table-cell office:value-type="float" office:value="10.023707" calcext:value-type="float">
            <text:p>10.023707</text:p>
          </table:table-cell>
          <table:table-cell table:formula="of:=[.C90]+[.A91]" office:value-type="float" office:value="12.641473935" calcext:value-type="float">
            <text:p>12.641473935</text:p>
          </table:table-cell>
        </table:table-row>
        <table:table-row table:style-name="ro1">
          <table:table-cell office:value-type="float" office:value="0.09983978" calcext:value-type="float">
            <text:p>0.09983978</text:p>
          </table:table-cell>
          <table:table-cell office:value-type="float" office:value="10.016048" calcext:value-type="float">
            <text:p>10.016048</text:p>
          </table:table-cell>
          <table:table-cell table:formula="of:=[.C91]+[.A92]" office:value-type="float" office:value="12.741313715" calcext:value-type="float">
            <text:p>12.741313715</text:p>
          </table:table-cell>
        </table:table-row>
        <table:table-row table:style-name="ro1">
          <table:table-cell office:value-type="float" office:value="0.10025177" calcext:value-type="float">
            <text:p>0.10025177</text:p>
          </table:table-cell>
          <table:table-cell office:value-type="float" office:value="9.974886" calcext:value-type="float">
            <text:p>9.974886</text:p>
          </table:table-cell>
          <table:table-cell table:formula="of:=[.C92]+[.A93]" office:value-type="float" office:value="12.841565485" calcext:value-type="float">
            <text:p>12.841565485</text:p>
          </table:table-cell>
        </table:table-row>
        <table:table-row table:style-name="ro1">
          <table:table-cell office:value-type="float" office:value="0.10051118" calcext:value-type="float">
            <text:p>0.10051118</text:p>
          </table:table-cell>
          <table:table-cell office:value-type="float" office:value="9.949142" calcext:value-type="float">
            <text:p>9.949142</text:p>
          </table:table-cell>
          <table:table-cell table:formula="of:=[.C93]+[.A94]" office:value-type="float" office:value="12.942076665" calcext:value-type="float">
            <text:p>12.942076665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94]+[.A95]" office:value-type="float" office:value="13.042557325" calcext:value-type="float">
            <text:p>13.042557325</text:p>
          </table:table-cell>
        </table:table-row>
        <table:table-row table:style-name="ro1">
          <table:table-cell office:value-type="float" office:value="0.100663766" calcext:value-type="float">
            <text:p>0.100663766</text:p>
          </table:table-cell>
          <table:table-cell office:value-type="float" office:value="9.934062" calcext:value-type="float">
            <text:p>9.934062</text:p>
          </table:table-cell>
          <table:table-cell table:formula="of:=[.C95]+[.A96]" office:value-type="float" office:value="13.143221091" calcext:value-type="float">
            <text:p>13.143221091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96]+[.A97]" office:value-type="float" office:value="13.244129005" calcext:value-type="float">
            <text:p>13.244129005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97]+[.A98]" office:value-type="float" office:value="13.345189505" calcext:value-type="float">
            <text:p>13.345189505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98]+[.A99]" office:value-type="float" office:value="13.446311045" calcext:value-type="float">
            <text:p>13.446311045</text:p>
          </table:table-cell>
        </table:table-row>
        <table:table-row table:style-name="ro1">
          <table:table-cell office:value-type="float" office:value="0.10118257" calcext:value-type="float">
            <text:p>0.10118257</text:p>
          </table:table-cell>
          <table:table-cell office:value-type="float" office:value="9.883125" calcext:value-type="float">
            <text:p>9.883125</text:p>
          </table:table-cell>
          <table:table-cell table:formula="of:=[.C99]+[.A100]" office:value-type="float" office:value="13.547493615" calcext:value-type="float">
            <text:p>13.547493615</text:p>
          </table:table-cell>
        </table:table-row>
        <table:table-row table:style-name="ro1">
          <table:table-cell office:value-type="float" office:value="0.10151827" calcext:value-type="float">
            <text:p>0.10151827</text:p>
          </table:table-cell>
          <table:table-cell office:value-type="float" office:value="9.850443" calcext:value-type="float">
            <text:p>9.850443</text:p>
          </table:table-cell>
          <table:table-cell table:formula="of:=[.C100]+[.A101]" office:value-type="float" office:value="13.649011885" calcext:value-type="float">
            <text:p>13.649011885</text:p>
          </table:table-cell>
        </table:table-row>
        <table:table-row table:style-name="ro1">
          <table:table-cell office:value-type="float" office:value="0.10170138" calcext:value-type="float">
            <text:p>0.10170138</text:p>
          </table:table-cell>
          <table:table-cell office:value-type="float" office:value="9.832708" calcext:value-type="float">
            <text:p>9.832708</text:p>
          </table:table-cell>
          <table:table-cell table:formula="of:=[.C101]+[.A102]" office:value-type="float" office:value="13.750713265" calcext:value-type="float">
            <text:p>13.750713265</text:p>
          </table:table-cell>
        </table:table-row>
        <table:table-row table:style-name="ro1">
          <table:table-cell office:value-type="float" office:value="0.10167086" calcext:value-type="float">
            <text:p>0.10167086</text:p>
          </table:table-cell>
          <table:table-cell office:value-type="float" office:value="9.83566" calcext:value-type="float">
            <text:p>9.83566</text:p>
          </table:table-cell>
          <table:table-cell table:formula="of:=[.C102]+[.A103]" office:value-type="float" office:value="13.852384125" calcext:value-type="float">
            <text:p>13.852384125</text:p>
          </table:table-cell>
        </table:table-row>
        <table:table-row table:style-name="ro1">
          <table:table-cell office:value-type="float" office:value="0.10182346" calcext:value-type="float">
            <text:p>0.10182346</text:p>
          </table:table-cell>
          <table:table-cell office:value-type="float" office:value="9.82092" calcext:value-type="float">
            <text:p>9.82092</text:p>
          </table:table-cell>
          <table:table-cell table:formula="of:=[.C103]+[.A104]" office:value-type="float" office:value="13.954207585" calcext:value-type="float">
            <text:p>13.954207585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104]+[.A105]" office:value-type="float" office:value="14.056504075" calcext:value-type="float">
            <text:p>14.056504075</text:p>
          </table:table-cell>
        </table:table-row>
        <table:table-row table:style-name="ro1">
          <table:table-cell office:value-type="float" office:value="0.10252537" calcext:value-type="float">
            <text:p>0.10252537</text:p>
          </table:table-cell>
          <table:table-cell office:value-type="float" office:value="9.753683" calcext:value-type="float">
            <text:p>9.753683</text:p>
          </table:table-cell>
          <table:table-cell table:formula="of:=[.C105]+[.A106]" office:value-type="float" office:value="14.159029445" calcext:value-type="float">
            <text:p>14.159029445</text:p>
          </table:table-cell>
        </table:table-row>
        <table:table-row table:style-name="ro1">
          <table:table-cell office:value-type="float" office:value="0.1025864" calcext:value-type="float">
            <text:p>0.1025864</text:p>
          </table:table-cell>
          <table:table-cell office:value-type="float" office:value="9.74788" calcext:value-type="float">
            <text:p>9.74788</text:p>
          </table:table-cell>
          <table:table-cell table:formula="of:=[.C106]+[.A107]" office:value-type="float" office:value="14.261615845" calcext:value-type="float">
            <text:p>14.261615845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107]+[.A108]" office:value-type="float" office:value="14.36418699" calcext:value-type="float">
            <text:p>14.36418699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108]+[.A109]" office:value-type="float" office:value="14.46666658" calcext:value-type="float">
            <text:p>14.46666658</text:p>
          </table:table-cell>
        </table:table-row>
        <table:table-row table:style-name="ro1">
          <table:table-cell office:value-type="float" office:value="0.102555886" calcext:value-type="float">
            <text:p>0.102555886</text:p>
          </table:table-cell>
          <table:table-cell office:value-type="float" office:value="9.750781" calcext:value-type="float">
            <text:p>9.750781</text:p>
          </table:table-cell>
          <table:table-cell table:formula="of:=[.C109]+[.A110]" office:value-type="float" office:value="14.569222466" calcext:value-type="float">
            <text:p>14.569222466</text:p>
          </table:table-cell>
        </table:table-row>
        <table:table-row table:style-name="ro1">
          <table:table-cell office:value-type="float" office:value="0.10264744" calcext:value-type="float">
            <text:p>0.10264744</text:p>
          </table:table-cell>
          <table:table-cell office:value-type="float" office:value="9.742084" calcext:value-type="float">
            <text:p>9.742084</text:p>
          </table:table-cell>
          <table:table-cell table:formula="of:=[.C110]+[.A111]" office:value-type="float" office:value="14.671869906" calcext:value-type="float">
            <text:p>14.671869906</text:p>
          </table:table-cell>
        </table:table-row>
        <table:table-row table:style-name="ro1">
          <table:table-cell office:value-type="float" office:value="0.10254063" calcext:value-type="float">
            <text:p>0.10254063</text:p>
          </table:table-cell>
          <table:table-cell office:value-type="float" office:value="9.752232" calcext:value-type="float">
            <text:p>9.752232</text:p>
          </table:table-cell>
          <table:table-cell table:formula="of:=[.C111]+[.A112]" office:value-type="float" office:value="14.774410536" calcext:value-type="float">
            <text:p>14.774410536</text:p>
          </table:table-cell>
        </table:table-row>
        <table:table-row table:style-name="ro1">
          <table:table-cell office:value-type="float" office:value="0.10237278" calcext:value-type="float">
            <text:p>0.10237278</text:p>
          </table:table-cell>
          <table:table-cell office:value-type="float" office:value="9.768221" calcext:value-type="float">
            <text:p>9.768221</text:p>
          </table:table-cell>
          <table:table-cell table:formula="of:=[.C112]+[.A113]" office:value-type="float" office:value="14.876783316" calcext:value-type="float">
            <text:p>14.876783316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113]+[.A114]" office:value-type="float" office:value="14.97901876" calcext:value-type="float">
            <text:p>14.97901876</text:p>
          </table:table-cell>
        </table:table-row>
        <table:table-row table:style-name="ro1">
          <table:table-cell office:value-type="float" office:value="0.10220493" calcext:value-type="float">
            <text:p>0.10220493</text:p>
          </table:table-cell>
          <table:table-cell office:value-type="float" office:value="9.784264" calcext:value-type="float">
            <text:p>9.784264</text:p>
          </table:table-cell>
          <table:table-cell table:formula="of:=[.C114]+[.A115]" office:value-type="float" office:value="15.08122369" calcext:value-type="float">
            <text:p>15.08122369</text:p>
          </table:table-cell>
        </table:table-row>
        <table:table-row table:style-name="ro1">
          <table:table-cell office:value-type="float" office:value="0.10202182" calcext:value-type="float">
            <text:p>0.10202182</text:p>
          </table:table-cell>
          <table:table-cell office:value-type="float" office:value="9.801825" calcext:value-type="float">
            <text:p>9.801825</text:p>
          </table:table-cell>
          <table:table-cell table:formula="of:=[.C115]+[.A116]" office:value-type="float" office:value="15.18324551" calcext:value-type="float">
            <text:p>15.18324551</text:p>
          </table:table-cell>
        </table:table-row>
        <table:table-row table:style-name="ro1">
          <table:table-cell office:value-type="float" office:value="0.1016556" calcext:value-type="float">
            <text:p>0.1016556</text:p>
          </table:table-cell>
          <table:table-cell office:value-type="float" office:value="9.837136" calcext:value-type="float">
            <text:p>9.837136</text:p>
          </table:table-cell>
          <table:table-cell table:formula="of:=[.C116]+[.A117]" office:value-type="float" office:value="15.28490111" calcext:value-type="float">
            <text:p>15.28490111</text:p>
          </table:table-cell>
        </table:table-row>
        <table:table-row table:style-name="ro1">
          <table:table-cell office:value-type="float" office:value="0.10133517" calcext:value-type="float">
            <text:p>0.10133517</text:p>
          </table:table-cell>
          <table:table-cell office:value-type="float" office:value="9.868242" calcext:value-type="float">
            <text:p>9.868242</text:p>
          </table:table-cell>
          <table:table-cell table:formula="of:=[.C117]+[.A118]" office:value-type="float" office:value="15.38623628" calcext:value-type="float">
            <text:p>15.38623628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118]+[.A119]" office:value-type="float" office:value="15.48783085" calcext:value-type="float">
            <text:p>15.48783085</text:p>
          </table:table-cell>
        </table:table-row>
        <table:table-row table:style-name="ro1">
          <table:table-cell office:value-type="float" office:value="0.10188449" calcext:value-type="float">
            <text:p>0.10188449</text:p>
          </table:table-cell>
          <table:table-cell office:value-type="float" office:value="9.815036" calcext:value-type="float">
            <text:p>9.815036</text:p>
          </table:table-cell>
          <table:table-cell table:formula="of:=[.C119]+[.A120]" office:value-type="float" office:value="15.58971534" calcext:value-type="float">
            <text:p>15.58971534</text:p>
          </table:table-cell>
        </table:table-row>
        <table:table-row table:style-name="ro1">
          <table:table-cell office:value-type="float" office:value="0.10168612" calcext:value-type="float">
            <text:p>0.10168612</text:p>
          </table:table-cell>
          <table:table-cell office:value-type="float" office:value="9.834184" calcext:value-type="float">
            <text:p>9.834184</text:p>
          </table:table-cell>
          <table:table-cell table:formula="of:=[.C120]+[.A121]" office:value-type="float" office:value="15.69140146" calcext:value-type="float">
            <text:p>15.69140146</text:p>
          </table:table-cell>
        </table:table-row>
        <table:table-row table:style-name="ro1">
          <table:table-cell office:value-type="float" office:value="0.101609826" calcext:value-type="float">
            <text:p>0.101609826</text:p>
          </table:table-cell>
          <table:table-cell office:value-type="float" office:value="9.841568" calcext:value-type="float">
            <text:p>9.841568</text:p>
          </table:table-cell>
          <table:table-cell table:formula="of:=[.C121]+[.A122]" office:value-type="float" office:value="15.793011286" calcext:value-type="float">
            <text:p>15.793011286</text:p>
          </table:table-cell>
        </table:table-row>
        <table:table-row table:style-name="ro1">
          <table:table-cell office:value-type="float" office:value="0.101838715" calcext:value-type="float">
            <text:p>0.101838715</text:p>
          </table:table-cell>
          <table:table-cell office:value-type="float" office:value="9.819448" calcext:value-type="float">
            <text:p>9.819448</text:p>
          </table:table-cell>
          <table:table-cell table:formula="of:=[.C122]+[.A123]" office:value-type="float" office:value="15.894850001" calcext:value-type="float">
            <text:p>15.894850001</text:p>
          </table:table-cell>
        </table:table-row>
        <table:table-row table:style-name="ro1">
          <table:table-cell office:value-type="float" office:value="0.1020676" calcext:value-type="float">
            <text:p>0.1020676</text:p>
          </table:table-cell>
          <table:table-cell office:value-type="float" office:value="9.797428" calcext:value-type="float">
            <text:p>9.797428</text:p>
          </table:table-cell>
          <table:table-cell table:formula="of:=[.C123]+[.A124]" office:value-type="float" office:value="15.996917601" calcext:value-type="float">
            <text:p>15.996917601</text:p>
          </table:table-cell>
        </table:table-row>
        <table:table-row table:style-name="ro1">
          <table:table-cell office:value-type="float" office:value="0.10203708" calcext:value-type="float">
            <text:p>0.10203708</text:p>
          </table:table-cell>
          <table:table-cell office:value-type="float" office:value="9.800359" calcext:value-type="float">
            <text:p>9.800359</text:p>
          </table:table-cell>
          <table:table-cell table:formula="of:=[.C124]+[.A125]" office:value-type="float" office:value="16.098954681" calcext:value-type="float">
            <text:p>16.098954681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125]+[.A126]" office:value-type="float" office:value="16.200823911" calcext:value-type="float">
            <text:p>16.200823911</text:p>
          </table:table-cell>
        </table:table-row>
        <table:table-row table:style-name="ro1">
          <table:table-cell office:value-type="float" office:value="0.10215915" calcext:value-type="float">
            <text:p>0.10215915</text:p>
          </table:table-cell>
          <table:table-cell office:value-type="float" office:value="9.788649" calcext:value-type="float">
            <text:p>9.788649</text:p>
          </table:table-cell>
          <table:table-cell table:formula="of:=[.C126]+[.A127]" office:value-type="float" office:value="16.302983061" calcext:value-type="float">
            <text:p>16.302983061</text:p>
          </table:table-cell>
        </table:table-row>
        <table:table-row table:style-name="ro1">
          <table:table-cell office:value-type="float" office:value="0.10254063" calcext:value-type="float">
            <text:p>0.10254063</text:p>
          </table:table-cell>
          <table:table-cell office:value-type="float" office:value="9.752232" calcext:value-type="float">
            <text:p>9.752232</text:p>
          </table:table-cell>
          <table:table-cell table:formula="of:=[.C127]+[.A128]" office:value-type="float" office:value="16.405523691" calcext:value-type="float">
            <text:p>16.405523691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128]+[.A129]" office:value-type="float" office:value="16.508293201" calcext:value-type="float">
            <text:p>16.508293201</text:p>
          </table:table-cell>
        </table:table-row>
        <table:table-row table:style-name="ro1">
          <table:table-cell office:value-type="float" office:value="0.1026627" calcext:value-type="float">
            <text:p>0.1026627</text:p>
          </table:table-cell>
          <table:table-cell office:value-type="float" office:value="9.740636" calcext:value-type="float">
            <text:p>9.740636</text:p>
          </table:table-cell>
          <table:table-cell table:formula="of:=[.C129]+[.A130]" office:value-type="float" office:value="16.610955901" calcext:value-type="float">
            <text:p>16.610955901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130]+[.A131]" office:value-type="float" office:value="16.713450751" calcext:value-type="float">
            <text:p>16.713450751</text:p>
          </table:table-cell>
        </table:table-row>
        <table:table-row table:style-name="ro1">
          <table:table-cell office:value-type="float" office:value="0.10264744" calcext:value-type="float">
            <text:p>0.10264744</text:p>
          </table:table-cell>
          <table:table-cell office:value-type="float" office:value="9.742084" calcext:value-type="float">
            <text:p>9.742084</text:p>
          </table:table-cell>
          <table:table-cell table:formula="of:=[.C131]+[.A132]" office:value-type="float" office:value="16.816098191" calcext:value-type="float">
            <text:p>16.816098191</text:p>
          </table:table-cell>
        </table:table-row>
        <table:table-row table:style-name="ro1">
          <table:table-cell office:value-type="float" office:value="0.103044175" calcext:value-type="float">
            <text:p>0.103044175</text:p>
          </table:table-cell>
          <table:table-cell office:value-type="float" office:value="9.704576" calcext:value-type="float">
            <text:p>9.704576</text:p>
          </table:table-cell>
          <table:table-cell table:formula="of:=[.C132]+[.A133]" office:value-type="float" office:value="16.919142366" calcext:value-type="float">
            <text:p>16.919142366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133]+[.A134]" office:value-type="float" office:value="17.022323866" calcext:value-type="float">
            <text:p>17.022323866</text:p>
          </table:table-cell>
        </table:table-row>
        <table:table-row table:style-name="ro1">
          <table:table-cell office:value-type="float" office:value="0.10313573" calcext:value-type="float">
            <text:p>0.10313573</text:p>
          </table:table-cell>
          <table:table-cell office:value-type="float" office:value="9.695961" calcext:value-type="float">
            <text:p>9.695961</text:p>
          </table:table-cell>
          <table:table-cell table:formula="of:=[.C134]+[.A135]" office:value-type="float" office:value="17.125459596" calcext:value-type="float">
            <text:p>17.125459596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135]+[.A136]" office:value-type="float" office:value="17.228869986" calcext:value-type="float">
            <text:p>17.228869986</text:p>
          </table:table-cell>
        </table:table-row>
        <table:table-row table:style-name="ro1">
          <table:table-cell office:value-type="float" office:value="0.10389868" calcext:value-type="float">
            <text:p>0.10389868</text:p>
          </table:table-cell>
          <table:table-cell office:value-type="float" office:value="9.624761" calcext:value-type="float">
            <text:p>9.624761</text:p>
          </table:table-cell>
          <table:table-cell table:formula="of:=[.C136]+[.A137]" office:value-type="float" office:value="17.332768666" calcext:value-type="float">
            <text:p>17.332768666</text:p>
          </table:table-cell>
        </table:table-row>
        <table:table-row table:style-name="ro1">
          <table:table-cell office:value-type="float" office:value="0.10431068" calcext:value-type="float">
            <text:p>0.10431068</text:p>
          </table:table-cell>
          <table:table-cell office:value-type="float" office:value="9.586747" calcext:value-type="float">
            <text:p>9.586747</text:p>
          </table:table-cell>
          <table:table-cell table:formula="of:=[.C137]+[.A138]" office:value-type="float" office:value="17.437079346" calcext:value-type="float">
            <text:p>17.437079346</text:p>
          </table:table-cell>
        </table:table-row>
        <table:table-row table:style-name="ro1">
          <table:table-cell office:value-type="float" office:value="0.10431068" calcext:value-type="float">
            <text:p>0.10431068</text:p>
          </table:table-cell>
          <table:table-cell office:value-type="float" office:value="9.586747" calcext:value-type="float">
            <text:p>9.586747</text:p>
          </table:table-cell>
          <table:table-cell table:formula="of:=[.C138]+[.A139]" office:value-type="float" office:value="17.541390026" calcext:value-type="float">
            <text:p>17.541390026</text:p>
          </table:table-cell>
        </table:table-row>
        <table:table-row table:style-name="ro1">
          <table:table-cell office:value-type="float" office:value="0.10414282" calcext:value-type="float">
            <text:p>0.10414282</text:p>
          </table:table-cell>
          <table:table-cell office:value-type="float" office:value="9.602198" calcext:value-type="float">
            <text:p>9.602198</text:p>
          </table:table-cell>
          <table:table-cell table:formula="of:=[.C139]+[.A140]" office:value-type="float" office:value="17.645532846" calcext:value-type="float">
            <text:p>17.645532846</text:p>
          </table:table-cell>
        </table:table-row>
        <table:table-row table:style-name="ro1">
          <table:table-cell office:value-type="float" office:value="0.10405127" calcext:value-type="float">
            <text:p>0.10405127</text:p>
          </table:table-cell>
          <table:table-cell office:value-type="float" office:value="9.610646" calcext:value-type="float">
            <text:p>9.610646</text:p>
          </table:table-cell>
          <table:table-cell table:formula="of:=[.C140]+[.A141]" office:value-type="float" office:value="17.749584116" calcext:value-type="float">
            <text:p>17.749584116</text:p>
          </table:table-cell>
        </table:table-row>
        <table:table-row table:style-name="ro1">
          <table:table-cell office:value-type="float" office:value="0.10395972" calcext:value-type="float">
            <text:p>0.10395972</text:p>
          </table:table-cell>
          <table:table-cell office:value-type="float" office:value="9.61911" calcext:value-type="float">
            <text:p>9.61911</text:p>
          </table:table-cell>
          <table:table-cell table:formula="of:=[.C141]+[.A142]" office:value-type="float" office:value="17.853543836" calcext:value-type="float">
            <text:p>17.853543836</text:p>
          </table:table-cell>
        </table:table-row>
        <table:table-row table:style-name="ro1">
          <table:table-cell office:value-type="float" office:value="0.10366979" calcext:value-type="float">
            <text:p>0.10366979</text:p>
          </table:table-cell>
          <table:table-cell office:value-type="float" office:value="9.646011" calcext:value-type="float">
            <text:p>9.646011</text:p>
          </table:table-cell>
          <table:table-cell table:formula="of:=[.C142]+[.A143]" office:value-type="float" office:value="17.957213626" calcext:value-type="float">
            <text:p>17.957213626</text:p>
          </table:table-cell>
        </table:table-row>
        <table:table-row table:style-name="ro1">
          <table:table-cell office:value-type="float" office:value="0.10310521" calcext:value-type="float">
            <text:p>0.10310521</text:p>
          </table:table-cell>
          <table:table-cell office:value-type="float" office:value="9.698832" calcext:value-type="float">
            <text:p>9.698832</text:p>
          </table:table-cell>
          <table:table-cell table:formula="of:=[.C143]+[.A144]" office:value-type="float" office:value="18.060318836" calcext:value-type="float">
            <text:p>18.060318836</text:p>
          </table:table-cell>
        </table:table-row>
        <table:table-row table:style-name="ro1">
          <table:table-cell office:value-type="float" office:value="0.10263218" calcext:value-type="float">
            <text:p>0.10263218</text:p>
          </table:table-cell>
          <table:table-cell office:value-type="float" office:value="9.743532" calcext:value-type="float">
            <text:p>9.743532</text:p>
          </table:table-cell>
          <table:table-cell table:formula="of:=[.C144]+[.A145]" office:value-type="float" office:value="18.162951016" calcext:value-type="float">
            <text:p>18.162951016</text:p>
          </table:table-cell>
        </table:table-row>
        <table:table-row table:style-name="ro1">
          <table:table-cell office:value-type="float" office:value="0.10252537" calcext:value-type="float">
            <text:p>0.10252537</text:p>
          </table:table-cell>
          <table:table-cell office:value-type="float" office:value="9.753683" calcext:value-type="float">
            <text:p>9.753683</text:p>
          </table:table-cell>
          <table:table-cell table:formula="of:=[.C145]+[.A146]" office:value-type="float" office:value="18.265476386" calcext:value-type="float">
            <text:p>18.265476386</text:p>
          </table:table-cell>
        </table:table-row>
        <table:table-row table:style-name="ro1">
          <table:table-cell office:value-type="float" office:value="0.10234226" calcext:value-type="float">
            <text:p>0.10234226</text:p>
          </table:table-cell>
          <table:table-cell office:value-type="float" office:value="9.771133" calcext:value-type="float">
            <text:p>9.771133</text:p>
          </table:table-cell>
          <table:table-cell table:formula="of:=[.C146]+[.A147]" office:value-type="float" office:value="18.367818646" calcext:value-type="float">
            <text:p>18.367818646</text:p>
          </table:table-cell>
        </table:table-row>
        <table:table-row table:style-name="ro1">
          <table:table-cell office:value-type="float" office:value="0.101960786" calcext:value-type="float">
            <text:p>0.101960786</text:p>
          </table:table-cell>
          <table:table-cell office:value-type="float" office:value="9.807692" calcext:value-type="float">
            <text:p>9.807692</text:p>
          </table:table-cell>
          <table:table-cell table:formula="of:=[.C147]+[.A148]" office:value-type="float" office:value="18.469779432" calcext:value-type="float">
            <text:p>18.469779432</text:p>
          </table:table-cell>
        </table:table-row>
        <table:table-row table:style-name="ro1">
          <table:table-cell office:value-type="float" office:value="0.10141146" calcext:value-type="float">
            <text:p>0.10141146</text:p>
          </table:table-cell>
          <table:table-cell office:value-type="float" office:value="9.860818" calcext:value-type="float">
            <text:p>9.860818</text:p>
          </table:table-cell>
          <table:table-cell table:formula="of:=[.C148]+[.A149]" office:value-type="float" office:value="18.571190892" calcext:value-type="float">
            <text:p>18.571190892</text:p>
          </table:table-cell>
        </table:table-row>
        <table:table-row table:style-name="ro1">
          <table:table-cell office:value-type="float" office:value="0.10121309" calcext:value-type="float">
            <text:p>0.10121309</text:p>
          </table:table-cell>
          <table:table-cell office:value-type="float" office:value="9.880145" calcext:value-type="float">
            <text:p>9.880145</text:p>
          </table:table-cell>
          <table:table-cell table:formula="of:=[.C149]+[.A150]" office:value-type="float" office:value="18.672403982" calcext:value-type="float">
            <text:p>18.672403982</text:p>
          </table:table-cell>
        </table:table-row>
        <table:table-row table:style-name="ro1">
          <table:table-cell office:value-type="float" office:value="0.10119783" calcext:value-type="float">
            <text:p>0.10119783</text:p>
          </table:table-cell>
          <table:table-cell office:value-type="float" office:value="9.881635" calcext:value-type="float">
            <text:p>9.881635</text:p>
          </table:table-cell>
          <table:table-cell table:formula="of:=[.C150]+[.A151]" office:value-type="float" office:value="18.773601812" calcext:value-type="float">
            <text:p>18.773601812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151]+[.A152]" office:value-type="float" office:value="18.874341872" calcext:value-type="float">
            <text:p>18.874341872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152]+[.A153]" office:value-type="float" office:value="18.974318982" calcext:value-type="float">
            <text:p>18.974318982</text:p>
          </table:table-cell>
        </table:table-row>
        <table:table-row table:style-name="ro1">
          <table:table-cell office:value-type="float" office:value="0.09991608" calcext:value-type="float">
            <text:p>0.09991608</text:p>
          </table:table-cell>
          <table:table-cell office:value-type="float" office:value="10.008399" calcext:value-type="float">
            <text:p>10.008399</text:p>
          </table:table-cell>
          <table:table-cell table:formula="of:=[.C153]+[.A154]" office:value-type="float" office:value="19.074235062" calcext:value-type="float">
            <text:p>19.074235062</text:p>
          </table:table-cell>
        </table:table-row>
        <table:table-row table:style-name="ro1">
          <table:table-cell office:value-type="float" office:value="0.10025177" calcext:value-type="float">
            <text:p>0.10025177</text:p>
          </table:table-cell>
          <table:table-cell office:value-type="float" office:value="9.974886" calcext:value-type="float">
            <text:p>9.974886</text:p>
          </table:table-cell>
          <table:table-cell table:formula="of:=[.C154]+[.A155]" office:value-type="float" office:value="19.174486832" calcext:value-type="float">
            <text:p>19.174486832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155]+[.A156]" office:value-type="float" office:value="19.274494462" calcext:value-type="float">
            <text:p>19.274494462</text:p>
          </table:table-cell>
        </table:table-row>
        <table:table-row table:style-name="ro1">
          <table:table-cell office:value-type="float" office:value="0.09939727" calcext:value-type="float">
            <text:p>0.09939727</text:p>
          </table:table-cell>
          <table:table-cell office:value-type="float" office:value="10.060638" calcext:value-type="float">
            <text:p>10.060638</text:p>
          </table:table-cell>
          <table:table-cell table:formula="of:=[.C156]+[.A157]" office:value-type="float" office:value="19.373891732" calcext:value-type="float">
            <text:p>19.373891732</text:p>
          </table:table-cell>
        </table:table-row>
        <table:table-row table:style-name="ro1">
          <table:table-cell office:value-type="float" office:value="0.099488825" calcext:value-type="float">
            <text:p>0.099488825</text:p>
          </table:table-cell>
          <table:table-cell office:value-type="float" office:value="10.05138" calcext:value-type="float">
            <text:p>10.05138</text:p>
          </table:table-cell>
          <table:table-cell table:formula="of:=[.C157]+[.A158]" office:value-type="float" office:value="19.473380557" calcext:value-type="float">
            <text:p>19.473380557</text:p>
          </table:table-cell>
        </table:table-row>
        <table:table-row table:style-name="ro1">
          <table:table-cell office:value-type="float" office:value="0.09985504" calcext:value-type="float">
            <text:p>0.09985504</text:p>
          </table:table-cell>
          <table:table-cell office:value-type="float" office:value="10.014517" calcext:value-type="float">
            <text:p>10.014517</text:p>
          </table:table-cell>
          <table:table-cell table:formula="of:=[.C158]+[.A159]" office:value-type="float" office:value="19.573235597" calcext:value-type="float">
            <text:p>19.573235597</text:p>
          </table:table-cell>
        </table:table-row>
        <table:table-row table:style-name="ro1">
          <table:table-cell office:value-type="float" office:value="0.09965667" calcext:value-type="float">
            <text:p>0.09965667</text:p>
          </table:table-cell>
          <table:table-cell office:value-type="float" office:value="10.0344515" calcext:value-type="float">
            <text:p>10.0344515</text:p>
          </table:table-cell>
          <table:table-cell table:formula="of:=[.C159]+[.A160]" office:value-type="float" office:value="19.672892267" calcext:value-type="float">
            <text:p>19.672892267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160]+[.A161]" office:value-type="float" office:value="19.772030132" calcext:value-type="float">
            <text:p>19.772030132</text:p>
          </table:table-cell>
        </table:table-row>
        <table:table-row table:style-name="ro1">
          <table:table-cell office:value-type="float" office:value="0.09941253" calcext:value-type="float">
            <text:p>0.09941253</text:p>
          </table:table-cell>
          <table:table-cell office:value-type="float" office:value="10.059094" calcext:value-type="float">
            <text:p>10.059094</text:p>
          </table:table-cell>
          <table:table-cell table:formula="of:=[.C161]+[.A162]" office:value-type="float" office:value="19.871442662" calcext:value-type="float">
            <text:p>19.871442662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162]+[.A163]" office:value-type="float" office:value="19.971404517" calcext:value-type="float">
            <text:p>19.971404517</text:p>
          </table:table-cell>
        </table:table-row>
        <table:table-row table:style-name="ro1">
          <table:table-cell office:value-type="float" office:value="0.10025177" calcext:value-type="float">
            <text:p>0.10025177</text:p>
          </table:table-cell>
          <table:table-cell office:value-type="float" office:value="9.974886" calcext:value-type="float">
            <text:p>9.974886</text:p>
          </table:table-cell>
          <table:table-cell table:formula="of:=[.C163]+[.A164]" office:value-type="float" office:value="20.071656287" calcext:value-type="float">
            <text:p>20.071656287</text:p>
          </table:table-cell>
        </table:table-row>
        <table:table-row table:style-name="ro1">
          <table:table-cell office:value-type="float" office:value="0.10035859" calcext:value-type="float">
            <text:p>0.10035859</text:p>
          </table:table-cell>
          <table:table-cell office:value-type="float" office:value="9.96427" calcext:value-type="float">
            <text:p>9.96427</text:p>
          </table:table-cell>
          <table:table-cell table:formula="of:=[.C164]+[.A165]" office:value-type="float" office:value="20.172014877" calcext:value-type="float">
            <text:p>20.172014877</text:p>
          </table:table-cell>
        </table:table-row>
        <table:table-row table:style-name="ro1">
          <table:table-cell office:value-type="float" office:value="0.10061799" calcext:value-type="float">
            <text:p>0.10061799</text:p>
          </table:table-cell>
          <table:table-cell office:value-type="float" office:value="9.938581" calcext:value-type="float">
            <text:p>9.938581</text:p>
          </table:table-cell>
          <table:table-cell table:formula="of:=[.C165]+[.A166]" office:value-type="float" office:value="20.272632867" calcext:value-type="float">
            <text:p>20.272632867</text:p>
          </table:table-cell>
        </table:table-row>
        <table:table-row table:style-name="ro1">
          <table:table-cell office:value-type="float" office:value="0.10086214" calcext:value-type="float">
            <text:p>0.10086214</text:p>
          </table:table-cell>
          <table:table-cell office:value-type="float" office:value="9.914523" calcext:value-type="float">
            <text:p>9.914523</text:p>
          </table:table-cell>
          <table:table-cell table:formula="of:=[.C166]+[.A167]" office:value-type="float" office:value="20.373495007" calcext:value-type="float">
            <text:p>20.373495007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167]+[.A168]" office:value-type="float" office:value="20.474402921" calcext:value-type="float">
            <text:p>20.474402921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168]+[.A169]" office:value-type="float" office:value="20.575402391" calcext:value-type="float">
            <text:p>20.575402391</text:p>
          </table:table-cell>
        </table:table-row>
        <table:table-row table:style-name="ro1">
          <table:table-cell office:value-type="float" office:value="0.10107576" calcext:value-type="float">
            <text:p>0.10107576</text:p>
          </table:table-cell>
          <table:table-cell office:value-type="float" office:value="9.893569" calcext:value-type="float">
            <text:p>9.893569</text:p>
          </table:table-cell>
          <table:table-cell table:formula="of:=[.C169]+[.A170]" office:value-type="float" office:value="20.676478151" calcext:value-type="float">
            <text:p>20.676478151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170]+[.A171]" office:value-type="float" office:value="20.777584431" calcext:value-type="float">
            <text:p>20.777584431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171]+[.A172]" office:value-type="float" office:value="20.878644931" calcext:value-type="float">
            <text:p>20.878644931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172]+[.A173]" office:value-type="float" office:value="20.979598621" calcext:value-type="float">
            <text:p>20.979598621</text:p>
          </table:table-cell>
        </table:table-row>
        <table:table-row table:style-name="ro1">
          <table:table-cell office:value-type="float" office:value="0.10086214" calcext:value-type="float">
            <text:p>0.10086214</text:p>
          </table:table-cell>
          <table:table-cell office:value-type="float" office:value="9.914523" calcext:value-type="float">
            <text:p>9.914523</text:p>
          </table:table-cell>
          <table:table-cell table:formula="of:=[.C173]+[.A174]" office:value-type="float" office:value="21.080460761" calcext:value-type="float">
            <text:p>21.080460761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174]+[.A175]" office:value-type="float" office:value="21.181246601" calcext:value-type="float">
            <text:p>21.181246601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175]+[.A176]" office:value-type="float" office:value="21.281971401" calcext:value-type="float">
            <text:p>21.281971401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176]+[.A177]" office:value-type="float" office:value="21.382543611" calcext:value-type="float">
            <text:p>21.382543611</text:p>
          </table:table-cell>
        </table:table-row>
        <table:table-row table:style-name="ro1">
          <table:table-cell office:value-type="float" office:value="0.100434884" calcext:value-type="float">
            <text:p>0.100434884</text:p>
          </table:table-cell>
          <table:table-cell office:value-type="float" office:value="9.9567" calcext:value-type="float">
            <text:p>9.9567</text:p>
          </table:table-cell>
          <table:table-cell table:formula="of:=[.C177]+[.A178]" office:value-type="float" office:value="21.482978495" calcext:value-type="float">
            <text:p>21.482978495</text:p>
          </table:table-cell>
        </table:table-row>
        <table:table-row table:style-name="ro1">
          <table:table-cell office:value-type="float" office:value="0.10040437" calcext:value-type="float">
            <text:p>0.10040437</text:p>
          </table:table-cell>
          <table:table-cell office:value-type="float" office:value="9.959726" calcext:value-type="float">
            <text:p>9.959726</text:p>
          </table:table-cell>
          <table:table-cell table:formula="of:=[.C178]+[.A179]" office:value-type="float" office:value="21.583382865" calcext:value-type="float">
            <text:p>21.583382865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179]+[.A180]" office:value-type="float" office:value="21.683863525" calcext:value-type="float">
            <text:p>21.683863525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180]+[.A181]" office:value-type="float" office:value="21.784313665" calcext:value-type="float">
            <text:p>21.784313665</text:p>
          </table:table-cell>
        </table:table-row>
        <table:table-row table:style-name="ro1">
          <table:table-cell office:value-type="float" office:value="0.10025177" calcext:value-type="float">
            <text:p>0.10025177</text:p>
          </table:table-cell>
          <table:table-cell office:value-type="float" office:value="9.974886" calcext:value-type="float">
            <text:p>9.974886</text:p>
          </table:table-cell>
          <table:table-cell table:formula="of:=[.C181]+[.A182]" office:value-type="float" office:value="21.884565435" calcext:value-type="float">
            <text:p>21.884565435</text:p>
          </table:table-cell>
        </table:table-row>
        <table:table-row table:style-name="ro1">
          <table:table-cell office:value-type="float" office:value="0.10017548" calcext:value-type="float">
            <text:p>0.10017548</text:p>
          </table:table-cell>
          <table:table-cell office:value-type="float" office:value="9.982483" calcext:value-type="float">
            <text:p>9.982483</text:p>
          </table:table-cell>
          <table:table-cell table:formula="of:=[.C182]+[.A183]" office:value-type="float" office:value="21.984740915" calcext:value-type="float">
            <text:p>21.984740915</text:p>
          </table:table-cell>
        </table:table-row>
        <table:table-row table:style-name="ro1">
          <table:table-cell office:value-type="float" office:value="0.100205995" calcext:value-type="float">
            <text:p>0.100205995</text:p>
          </table:table-cell>
          <table:table-cell office:value-type="float" office:value="9.979443" calcext:value-type="float">
            <text:p>9.979443</text:p>
          </table:table-cell>
          <table:table-cell table:formula="of:=[.C183]+[.A184]" office:value-type="float" office:value="22.08494691" calcext:value-type="float">
            <text:p>22.08494691</text:p>
          </table:table-cell>
        </table:table-row>
        <table:table-row table:style-name="ro1">
          <table:table-cell office:value-type="float" office:value="0.099946596" calcext:value-type="float">
            <text:p>0.099946596</text:p>
          </table:table-cell>
          <table:table-cell office:value-type="float" office:value="10.005343" calcext:value-type="float">
            <text:p>10.005343</text:p>
          </table:table-cell>
          <table:table-cell table:formula="of:=[.C184]+[.A185]" office:value-type="float" office:value="22.184893506" calcext:value-type="float">
            <text:p>22.184893506</text:p>
          </table:table-cell>
        </table:table-row>
        <table:table-row table:style-name="ro1">
          <table:table-cell office:value-type="float" office:value="0.09965667" calcext:value-type="float">
            <text:p>0.09965667</text:p>
          </table:table-cell>
          <table:table-cell office:value-type="float" office:value="10.0344515" calcext:value-type="float">
            <text:p>10.0344515</text:p>
          </table:table-cell>
          <table:table-cell table:formula="of:=[.C185]+[.A186]" office:value-type="float" office:value="22.284550176" calcext:value-type="float">
            <text:p>22.284550176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186]+[.A187]" office:value-type="float" office:value="22.384237366" calcext:value-type="float">
            <text:p>22.384237366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187]+[.A188]" office:value-type="float" office:value="22.484016106" calcext:value-type="float">
            <text:p>22.484016106</text:p>
          </table:table-cell>
        </table:table-row>
        <table:table-row table:style-name="ro1">
          <table:table-cell office:value-type="float" office:value="0.09964141" calcext:value-type="float">
            <text:p>0.09964141</text:p>
          </table:table-cell>
          <table:table-cell office:value-type="float" office:value="10.035988" calcext:value-type="float">
            <text:p>10.035988</text:p>
          </table:table-cell>
          <table:table-cell table:formula="of:=[.C188]+[.A189]" office:value-type="float" office:value="22.583657516" calcext:value-type="float">
            <text:p>22.583657516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189]+[.A190]" office:value-type="float" office:value="22.683237896" calcext:value-type="float">
            <text:p>22.683237896</text:p>
          </table:table-cell>
        </table:table-row>
        <table:table-row table:style-name="ro1">
          <table:table-cell office:value-type="float" office:value="0.09967193" calcext:value-type="float">
            <text:p>0.09967193</text:p>
          </table:table-cell>
          <table:table-cell office:value-type="float" office:value="10.032915" calcext:value-type="float">
            <text:p>10.032915</text:p>
          </table:table-cell>
          <table:table-cell table:formula="of:=[.C190]+[.A191]" office:value-type="float" office:value="22.782909826" calcext:value-type="float">
            <text:p>22.782909826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191]+[.A192]" office:value-type="float" office:value="22.882688566" calcext:value-type="float">
            <text:p>22.882688566</text:p>
          </table:table-cell>
        </table:table-row>
        <table:table-row table:style-name="ro1">
          <table:table-cell office:value-type="float" office:value="0.09993134" calcext:value-type="float">
            <text:p>0.09993134</text:p>
          </table:table-cell>
          <table:table-cell office:value-type="float" office:value="10.006871" calcext:value-type="float">
            <text:p>10.006871</text:p>
          </table:table-cell>
          <table:table-cell table:formula="of:=[.C192]+[.A193]" office:value-type="float" office:value="22.982619906" calcext:value-type="float">
            <text:p>22.982619906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193]+[.A194]" office:value-type="float" office:value="23.082505466" calcext:value-type="float">
            <text:p>23.082505466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194]+[.A195]" office:value-type="float" office:value="23.182482576" calcext:value-type="float">
            <text:p>23.182482576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195]+[.A196]" office:value-type="float" office:value="23.282749606" calcext:value-type="float">
            <text:p>23.282749606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196]+[.A197]" office:value-type="float" office:value="23.383321816" calcext:value-type="float">
            <text:p>23.383321816</text:p>
          </table:table-cell>
        </table:table-row>
        <table:table-row table:style-name="ro1">
          <table:table-cell office:value-type="float" office:value="0.10061799" calcext:value-type="float">
            <text:p>0.10061799</text:p>
          </table:table-cell>
          <table:table-cell office:value-type="float" office:value="9.938581" calcext:value-type="float">
            <text:p>9.938581</text:p>
          </table:table-cell>
          <table:table-cell table:formula="of:=[.C197]+[.A198]" office:value-type="float" office:value="23.483939806" calcext:value-type="float">
            <text:p>23.483939806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198]+[.A199]" office:value-type="float" office:value="23.584588316" calcext:value-type="float">
            <text:p>23.584588316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199]+[.A200]" office:value-type="float" office:value="23.685328376" calcext:value-type="float">
            <text:p>23.685328376</text:p>
          </table:table-cell>
        </table:table-row>
        <table:table-row table:style-name="ro1">
          <table:table-cell office:value-type="float" office:value="0.10083162" calcext:value-type="float">
            <text:p>0.10083162</text:p>
          </table:table-cell>
          <table:table-cell office:value-type="float" office:value="9.917524" calcext:value-type="float">
            <text:p>9.917524</text:p>
          </table:table-cell>
          <table:table-cell table:formula="of:=[.C200]+[.A201]" office:value-type="float" office:value="23.786159996" calcext:value-type="float">
            <text:p>23.786159996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201]+[.A202]" office:value-type="float" office:value="23.887037396" calcext:value-type="float">
            <text:p>23.887037396</text:p>
          </table:table-cell>
        </table:table-row>
        <table:table-row table:style-name="ro1">
          <table:table-cell office:value-type="float" office:value="0.10096895" calcext:value-type="float">
            <text:p>0.10096895</text:p>
          </table:table-cell>
          <table:table-cell office:value-type="float" office:value="9.904036" calcext:value-type="float">
            <text:p>9.904036</text:p>
          </table:table-cell>
          <table:table-cell table:formula="of:=[.C202]+[.A203]" office:value-type="float" office:value="23.988006346" calcext:value-type="float">
            <text:p>23.988006346</text:p>
          </table:table-cell>
        </table:table-row>
        <table:table-row table:style-name="ro1">
          <table:table-cell office:value-type="float" office:value="0.101029985" calcext:value-type="float">
            <text:p>0.101029985</text:p>
          </table:table-cell>
          <table:table-cell office:value-type="float" office:value="9.898052" calcext:value-type="float">
            <text:p>9.898052</text:p>
          </table:table-cell>
          <table:table-cell table:formula="of:=[.C203]+[.A204]" office:value-type="float" office:value="24.089036331" calcext:value-type="float">
            <text:p>24.089036331</text:p>
          </table:table-cell>
        </table:table-row>
        <table:table-row table:style-name="ro1">
          <table:table-cell office:value-type="float" office:value="0.10107576" calcext:value-type="float">
            <text:p>0.10107576</text:p>
          </table:table-cell>
          <table:table-cell office:value-type="float" office:value="9.893569" calcext:value-type="float">
            <text:p>9.893569</text:p>
          </table:table-cell>
          <table:table-cell table:formula="of:=[.C204]+[.A205]" office:value-type="float" office:value="24.190112091" calcext:value-type="float">
            <text:p>24.190112091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205]+[.A206]" office:value-type="float" office:value="24.291065781" calcext:value-type="float">
            <text:p>24.291065781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206]+[.A207]" office:value-type="float" office:value="24.391958437" calcext:value-type="float">
            <text:p>24.391958437</text:p>
          </table:table-cell>
        </table:table-row>
        <table:table-row table:style-name="ro1">
          <table:table-cell office:value-type="float" office:value="0.10070954" calcext:value-type="float">
            <text:p>0.10070954</text:p>
          </table:table-cell>
          <table:table-cell office:value-type="float" office:value="9.929546" calcext:value-type="float">
            <text:p>9.929546</text:p>
          </table:table-cell>
          <table:table-cell table:formula="of:=[.C207]+[.A208]" office:value-type="float" office:value="24.492667977" calcext:value-type="float">
            <text:p>24.492667977</text:p>
          </table:table-cell>
        </table:table-row>
        <table:table-row table:style-name="ro1">
          <table:table-cell office:value-type="float" office:value="0.10037385" calcext:value-type="float">
            <text:p>0.10037385</text:p>
          </table:table-cell>
          <table:table-cell office:value-type="float" office:value="9.962755" calcext:value-type="float">
            <text:p>9.962755</text:p>
          </table:table-cell>
          <table:table-cell table:formula="of:=[.C208]+[.A209]" office:value-type="float" office:value="24.593041827" calcext:value-type="float">
            <text:p>24.593041827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209]+[.A210]" office:value-type="float" office:value="24.693278337" calcext:value-type="float">
            <text:p>24.693278337</text:p>
          </table:table-cell>
        </table:table-row>
        <table:table-row table:style-name="ro1">
          <table:table-cell office:value-type="float" office:value="0.099946596" calcext:value-type="float">
            <text:p>0.099946596</text:p>
          </table:table-cell>
          <table:table-cell office:value-type="float" office:value="10.005343" calcext:value-type="float">
            <text:p>10.005343</text:p>
          </table:table-cell>
          <table:table-cell table:formula="of:=[.C210]+[.A211]" office:value-type="float" office:value="24.793224933" calcext:value-type="float">
            <text:p>24.793224933</text:p>
          </table:table-cell>
        </table:table-row>
        <table:table-row table:style-name="ro1">
          <table:table-cell office:value-type="float" office:value="0.099794" calcext:value-type="float">
            <text:p>0.099794</text:p>
          </table:table-cell>
          <table:table-cell office:value-type="float" office:value="10.020642" calcext:value-type="float">
            <text:p>10.020642</text:p>
          </table:table-cell>
          <table:table-cell table:formula="of:=[.C211]+[.A212]" office:value-type="float" office:value="24.893018933" calcext:value-type="float">
            <text:p>24.893018933</text:p>
          </table:table-cell>
        </table:table-row>
        <table:table-row table:style-name="ro1">
          <table:table-cell office:value-type="float" office:value="0.09976348" calcext:value-type="float">
            <text:p>0.09976348</text:p>
          </table:table-cell>
          <table:table-cell office:value-type="float" office:value="10.023707" calcext:value-type="float">
            <text:p>10.023707</text:p>
          </table:table-cell>
          <table:table-cell table:formula="of:=[.C212]+[.A213]" office:value-type="float" office:value="24.992782413" calcext:value-type="float">
            <text:p>24.992782413</text:p>
          </table:table-cell>
        </table:table-row>
        <table:table-row table:style-name="ro1">
          <table:table-cell office:value-type="float" office:value="0.099732965" calcext:value-type="float">
            <text:p>0.099732965</text:p>
          </table:table-cell>
          <table:table-cell office:value-type="float" office:value="10.026775" calcext:value-type="float">
            <text:p>10.026775</text:p>
          </table:table-cell>
          <table:table-cell table:formula="of:=[.C213]+[.A214]" office:value-type="float" office:value="25.092515378" calcext:value-type="float">
            <text:p>25.092515378</text:p>
          </table:table-cell>
        </table:table-row>
        <table:table-row table:style-name="ro1">
          <table:table-cell office:value-type="float" office:value="0.09970245" calcext:value-type="float">
            <text:p>0.09970245</text:p>
          </table:table-cell>
          <table:table-cell office:value-type="float" office:value="10.029844" calcext:value-type="float">
            <text:p>10.029844</text:p>
          </table:table-cell>
          <table:table-cell table:formula="of:=[.C214]+[.A215]" office:value-type="float" office:value="25.192217828" calcext:value-type="float">
            <text:p>25.192217828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215]+[.A216]" office:value-type="float" office:value="25.291798208" calcext:value-type="float">
            <text:p>25.291798208</text:p>
          </table:table-cell>
        </table:table-row>
        <table:table-row table:style-name="ro1">
          <table:table-cell office:value-type="float" office:value="0.099595636" calcext:value-type="float">
            <text:p>0.099595636</text:p>
          </table:table-cell>
          <table:table-cell office:value-type="float" office:value="10.040601" calcext:value-type="float">
            <text:p>10.040601</text:p>
          </table:table-cell>
          <table:table-cell table:formula="of:=[.C216]+[.A217]" office:value-type="float" office:value="25.391393844" calcext:value-type="float">
            <text:p>25.391393844</text:p>
          </table:table-cell>
        </table:table-row>
        <table:table-row table:style-name="ro1">
          <table:table-cell office:value-type="float" office:value="0.09964141" calcext:value-type="float">
            <text:p>0.09964141</text:p>
          </table:table-cell>
          <table:table-cell office:value-type="float" office:value="10.035988" calcext:value-type="float">
            <text:p>10.035988</text:p>
          </table:table-cell>
          <table:table-cell table:formula="of:=[.C217]+[.A218]" office:value-type="float" office:value="25.491035254" calcext:value-type="float">
            <text:p>25.491035254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218]+[.A219]" office:value-type="float" office:value="25.590844514" calcext:value-type="float">
            <text:p>25.590844514</text:p>
          </table:table-cell>
        </table:table-row>
        <table:table-row table:style-name="ro1">
          <table:table-cell office:value-type="float" office:value="0.09962615" calcext:value-type="float">
            <text:p>0.09962615</text:p>
          </table:table-cell>
          <table:table-cell office:value-type="float" office:value="10.037525" calcext:value-type="float">
            <text:p>10.037525</text:p>
          </table:table-cell>
          <table:table-cell table:formula="of:=[.C219]+[.A220]" office:value-type="float" office:value="25.690470664" calcext:value-type="float">
            <text:p>25.690470664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220]+[.A221]" office:value-type="float" office:value="25.790005264" calcext:value-type="float">
            <text:p>25.790005264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221]+[.A222]" office:value-type="float" office:value="25.889692454" calcext:value-type="float">
            <text:p>25.889692454</text:p>
          </table:table-cell>
        </table:table-row>
        <table:table-row table:style-name="ro1">
          <table:table-cell office:value-type="float" office:value="0.09999237" calcext:value-type="float">
            <text:p>0.09999237</text:p>
          </table:table-cell>
          <table:table-cell office:value-type="float" office:value="10.000763" calcext:value-type="float">
            <text:p>10.000763</text:p>
          </table:table-cell>
          <table:table-cell table:formula="of:=[.C222]+[.A223]" office:value-type="float" office:value="25.989684824" calcext:value-type="float">
            <text:p>25.989684824</text:p>
          </table:table-cell>
        </table:table-row>
        <table:table-row table:style-name="ro1">
          <table:table-cell office:value-type="float" office:value="0.10005341" calcext:value-type="float">
            <text:p>0.10005341</text:p>
          </table:table-cell>
          <table:table-cell office:value-type="float" office:value="9.994662" calcext:value-type="float">
            <text:p>9.994662</text:p>
          </table:table-cell>
          <table:table-cell table:formula="of:=[.C223]+[.A224]" office:value-type="float" office:value="26.089738234" calcext:value-type="float">
            <text:p>26.089738234</text:p>
          </table:table-cell>
        </table:table-row>
        <table:table-row table:style-name="ro1">
          <table:table-cell office:value-type="float" office:value="0.100068666" calcext:value-type="float">
            <text:p>0.100068666</text:p>
          </table:table-cell>
          <table:table-cell office:value-type="float" office:value="9.993138" calcext:value-type="float">
            <text:p>9.993138</text:p>
          </table:table-cell>
          <table:table-cell table:formula="of:=[.C224]+[.A225]" office:value-type="float" office:value="26.1898069" calcext:value-type="float">
            <text:p>26.1898069</text:p>
          </table:table-cell>
        </table:table-row>
        <table:table-row table:style-name="ro1">
          <table:table-cell office:value-type="float" office:value="0.10034333" calcext:value-type="float">
            <text:p>0.10034333</text:p>
          </table:table-cell>
          <table:table-cell office:value-type="float" office:value="9.965785" calcext:value-type="float">
            <text:p>9.965785</text:p>
          </table:table-cell>
          <table:table-cell table:formula="of:=[.C225]+[.A226]" office:value-type="float" office:value="26.29015023" calcext:value-type="float">
            <text:p>26.29015023</text:p>
          </table:table-cell>
        </table:table-row>
        <table:table-row table:style-name="ro1">
          <table:table-cell office:value-type="float" office:value="0.10070954" calcext:value-type="float">
            <text:p>0.10070954</text:p>
          </table:table-cell>
          <table:table-cell office:value-type="float" office:value="9.929546" calcext:value-type="float">
            <text:p>9.929546</text:p>
          </table:table-cell>
          <table:table-cell table:formula="of:=[.C226]+[.A227]" office:value-type="float" office:value="26.39085977" calcext:value-type="float">
            <text:p>26.39085977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227]+[.A228]" office:value-type="float" office:value="26.49159983" calcext:value-type="float">
            <text:p>26.49159983</text:p>
          </table:table-cell>
        </table:table-row>
        <table:table-row table:style-name="ro1">
          <table:table-cell office:value-type="float" office:value="0.10075532" calcext:value-type="float">
            <text:p>0.10075532</text:p>
          </table:table-cell>
          <table:table-cell office:value-type="float" office:value="9.9250345" calcext:value-type="float">
            <text:p>9.9250345</text:p>
          </table:table-cell>
          <table:table-cell table:formula="of:=[.C228]+[.A229]" office:value-type="float" office:value="26.59235515" calcext:value-type="float">
            <text:p>26.59235515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229]+[.A230]" office:value-type="float" office:value="26.69346143" calcext:value-type="float">
            <text:p>26.69346143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230]+[.A231]" office:value-type="float" office:value="26.79504074" calcext:value-type="float">
            <text:p>26.79504074</text:p>
          </table:table-cell>
        </table:table-row>
        <table:table-row table:style-name="ro1">
          <table:table-cell office:value-type="float" office:value="0.101762414" calcext:value-type="float">
            <text:p>0.101762414</text:p>
          </table:table-cell>
          <table:table-cell office:value-type="float" office:value="9.826811" calcext:value-type="float">
            <text:p>9.826811</text:p>
          </table:table-cell>
          <table:table-cell table:formula="of:=[.C231]+[.A232]" office:value-type="float" office:value="26.896803154" calcext:value-type="float">
            <text:p>26.896803154</text:p>
          </table:table-cell>
        </table:table-row>
        <table:table-row table:style-name="ro1">
          <table:table-cell office:value-type="float" office:value="0.10154879" calcext:value-type="float">
            <text:p>0.10154879</text:p>
          </table:table-cell>
          <table:table-cell office:value-type="float" office:value="9.847483" calcext:value-type="float">
            <text:p>9.847483</text:p>
          </table:table-cell>
          <table:table-cell table:formula="of:=[.C232]+[.A233]" office:value-type="float" office:value="26.998351944" calcext:value-type="float">
            <text:p>26.998351944</text:p>
          </table:table-cell>
        </table:table-row>
        <table:table-row table:style-name="ro1">
          <table:table-cell office:value-type="float" office:value="0.1014725" calcext:value-type="float">
            <text:p>0.1014725</text:p>
          </table:table-cell>
          <table:table-cell office:value-type="float" office:value="9.854887" calcext:value-type="float">
            <text:p>9.854887</text:p>
          </table:table-cell>
          <table:table-cell table:formula="of:=[.C233]+[.A234]" office:value-type="float" office:value="27.099824444" calcext:value-type="float">
            <text:p>27.099824444</text:p>
          </table:table-cell>
        </table:table-row>
        <table:table-row table:style-name="ro1">
          <table:table-cell office:value-type="float" office:value="0.1017319" calcext:value-type="float">
            <text:p>0.1017319</text:p>
          </table:table-cell>
          <table:table-cell office:value-type="float" office:value="9.829759" calcext:value-type="float">
            <text:p>9.829759</text:p>
          </table:table-cell>
          <table:table-cell table:formula="of:=[.C234]+[.A235]" office:value-type="float" office:value="27.201556344" calcext:value-type="float">
            <text:p>27.201556344</text:p>
          </table:table-cell>
        </table:table-row>
        <table:table-row table:style-name="ro1">
          <table:table-cell office:value-type="float" office:value="0.10188449" calcext:value-type="float">
            <text:p>0.10188449</text:p>
          </table:table-cell>
          <table:table-cell office:value-type="float" office:value="9.815036" calcext:value-type="float">
            <text:p>9.815036</text:p>
          </table:table-cell>
          <table:table-cell table:formula="of:=[.C235]+[.A236]" office:value-type="float" office:value="27.303440834" calcext:value-type="float">
            <text:p>27.303440834</text:p>
          </table:table-cell>
        </table:table-row>
        <table:table-row table:style-name="ro1">
          <table:table-cell office:value-type="float" office:value="0.10141146" calcext:value-type="float">
            <text:p>0.10141146</text:p>
          </table:table-cell>
          <table:table-cell office:value-type="float" office:value="9.860818" calcext:value-type="float">
            <text:p>9.860818</text:p>
          </table:table-cell>
          <table:table-cell table:formula="of:=[.C236]+[.A237]" office:value-type="float" office:value="27.404852294" calcext:value-type="float">
            <text:p>27.404852294</text:p>
          </table:table-cell>
        </table:table-row>
        <table:table-row table:style-name="ro1">
          <table:table-cell office:value-type="float" office:value="0.10086214" calcext:value-type="float">
            <text:p>0.10086214</text:p>
          </table:table-cell>
          <table:table-cell office:value-type="float" office:value="9.914523" calcext:value-type="float">
            <text:p>9.914523</text:p>
          </table:table-cell>
          <table:table-cell table:formula="of:=[.C237]+[.A238]" office:value-type="float" office:value="27.505714434" calcext:value-type="float">
            <text:p>27.505714434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238]+[.A239]" office:value-type="float" office:value="27.60685123" calcext:value-type="float">
            <text:p>27.60685123</text:p>
          </table:table-cell>
        </table:table-row>
        <table:table-row table:style-name="ro1">
          <table:table-cell office:value-type="float" office:value="0.10170138" calcext:value-type="float">
            <text:p>0.10170138</text:p>
          </table:table-cell>
          <table:table-cell office:value-type="float" office:value="9.832708" calcext:value-type="float">
            <text:p>9.832708</text:p>
          </table:table-cell>
          <table:table-cell table:formula="of:=[.C239]+[.A240]" office:value-type="float" office:value="27.70855261" calcext:value-type="float">
            <text:p>27.70855261</text:p>
          </table:table-cell>
        </table:table-row>
        <table:table-row table:style-name="ro1">
          <table:table-cell office:value-type="float" office:value="0.10170138" calcext:value-type="float">
            <text:p>0.10170138</text:p>
          </table:table-cell>
          <table:table-cell office:value-type="float" office:value="9.832708" calcext:value-type="float">
            <text:p>9.832708</text:p>
          </table:table-cell>
          <table:table-cell table:formula="of:=[.C240]+[.A241]" office:value-type="float" office:value="27.81025399" calcext:value-type="float">
            <text:p>27.81025399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241]+[.A242]" office:value-type="float" office:value="27.911146646" calcext:value-type="float">
            <text:p>27.911146646</text:p>
          </table:table-cell>
        </table:table-row>
        <table:table-row table:style-name="ro1">
          <table:table-cell office:value-type="float" office:value="0.100663766" calcext:value-type="float">
            <text:p>0.100663766</text:p>
          </table:table-cell>
          <table:table-cell office:value-type="float" office:value="9.934062" calcext:value-type="float">
            <text:p>9.934062</text:p>
          </table:table-cell>
          <table:table-cell table:formula="of:=[.C242]+[.A243]" office:value-type="float" office:value="28.011810412" calcext:value-type="float">
            <text:p>28.011810412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243]+[.A244]" office:value-type="float" office:value="28.112870912" calcext:value-type="float">
            <text:p>28.112870912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244]+[.A245]" office:value-type="float" office:value="28.214450222" calcext:value-type="float">
            <text:p>28.214450222</text:p>
          </table:table-cell>
        </table:table-row>
        <table:table-row table:style-name="ro1">
          <table:table-cell office:value-type="float" office:value="0.101503015" calcext:value-type="float">
            <text:p>0.101503015</text:p>
          </table:table-cell>
          <table:table-cell office:value-type="float" office:value="9.851924" calcext:value-type="float">
            <text:p>9.851924</text:p>
          </table:table-cell>
          <table:table-cell table:formula="of:=[.C245]+[.A246]" office:value-type="float" office:value="28.315953237" calcext:value-type="float">
            <text:p>28.315953237</text:p>
          </table:table-cell>
        </table:table-row>
        <table:table-row table:style-name="ro1">
          <table:table-cell office:value-type="float" office:value="0.101014726" calcext:value-type="float">
            <text:p>0.101014726</text:p>
          </table:table-cell>
          <table:table-cell office:value-type="float" office:value="9.899547" calcext:value-type="float">
            <text:p>9.899547</text:p>
          </table:table-cell>
          <table:table-cell table:formula="of:=[.C246]+[.A247]" office:value-type="float" office:value="28.416967963" calcext:value-type="float">
            <text:p>28.416967963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247]+[.A248]" office:value-type="float" office:value="28.518104759" calcext:value-type="float">
            <text:p>28.518104759</text:p>
          </table:table-cell>
        </table:table-row>
        <table:table-row table:style-name="ro1">
          <table:table-cell office:value-type="float" office:value="0.1016556" calcext:value-type="float">
            <text:p>0.1016556</text:p>
          </table:table-cell>
          <table:table-cell office:value-type="float" office:value="9.837136" calcext:value-type="float">
            <text:p>9.837136</text:p>
          </table:table-cell>
          <table:table-cell table:formula="of:=[.C248]+[.A249]" office:value-type="float" office:value="28.619760359" calcext:value-type="float">
            <text:p>28.619760359</text:p>
          </table:table-cell>
        </table:table-row>
        <table:table-row table:style-name="ro1">
          <table:table-cell office:value-type="float" office:value="0.10171664" calcext:value-type="float">
            <text:p>0.10171664</text:p>
          </table:table-cell>
          <table:table-cell office:value-type="float" office:value="9.831233" calcext:value-type="float">
            <text:p>9.831233</text:p>
          </table:table-cell>
          <table:table-cell table:formula="of:=[.C249]+[.A250]" office:value-type="float" office:value="28.721476999" calcext:value-type="float">
            <text:p>28.721476999</text:p>
          </table:table-cell>
        </table:table-row>
        <table:table-row table:style-name="ro1">
          <table:table-cell office:value-type="float" office:value="0.10144198" calcext:value-type="float">
            <text:p>0.10144198</text:p>
          </table:table-cell>
          <table:table-cell office:value-type="float" office:value="9.857852" calcext:value-type="float">
            <text:p>9.857852</text:p>
          </table:table-cell>
          <table:table-cell table:formula="of:=[.C250]+[.A251]" office:value-type="float" office:value="28.822918979" calcext:value-type="float">
            <text:p>28.822918979</text:p>
          </table:table-cell>
        </table:table-row>
        <table:table-row table:style-name="ro1">
          <table:table-cell office:value-type="float" office:value="0.101625085" calcext:value-type="float">
            <text:p>0.101625085</text:p>
          </table:table-cell>
          <table:table-cell office:value-type="float" office:value="9.84009" calcext:value-type="float">
            <text:p>9.84009</text:p>
          </table:table-cell>
          <table:table-cell table:formula="of:=[.C251]+[.A252]" office:value-type="float" office:value="28.924544064" calcext:value-type="float">
            <text:p>28.924544064</text:p>
          </table:table-cell>
        </table:table-row>
        <table:table-row table:style-name="ro1">
          <table:table-cell office:value-type="float" office:value="0.10226596" calcext:value-type="float">
            <text:p>0.10226596</text:p>
          </table:table-cell>
          <table:table-cell office:value-type="float" office:value="9.778424" calcext:value-type="float">
            <text:p>9.778424</text:p>
          </table:table-cell>
          <table:table-cell table:formula="of:=[.C252]+[.A253]" office:value-type="float" office:value="29.026810024" calcext:value-type="float">
            <text:p>29.026810024</text:p>
          </table:table-cell>
        </table:table-row>
        <table:table-row table:style-name="ro1">
          <table:table-cell office:value-type="float" office:value="0.10286107" calcext:value-type="float">
            <text:p>0.10286107</text:p>
          </table:table-cell>
          <table:table-cell office:value-type="float" office:value="9.721851" calcext:value-type="float">
            <text:p>9.721851</text:p>
          </table:table-cell>
          <table:table-cell table:formula="of:=[.C253]+[.A254]" office:value-type="float" office:value="29.129671094" calcext:value-type="float">
            <text:p>29.129671094</text:p>
          </table:table-cell>
        </table:table-row>
        <table:table-row table:style-name="ro1">
          <table:table-cell office:value-type="float" office:value="0.10263218" calcext:value-type="float">
            <text:p>0.10263218</text:p>
          </table:table-cell>
          <table:table-cell office:value-type="float" office:value="9.743532" calcext:value-type="float">
            <text:p>9.743532</text:p>
          </table:table-cell>
          <table:table-cell table:formula="of:=[.C254]+[.A255]" office:value-type="float" office:value="29.232303274" calcext:value-type="float">
            <text:p>29.232303274</text:p>
          </table:table-cell>
        </table:table-row>
        <table:table-row table:style-name="ro1">
          <table:table-cell office:value-type="float" office:value="0.10228122" calcext:value-type="float">
            <text:p>0.10228122</text:p>
          </table:table-cell>
          <table:table-cell office:value-type="float" office:value="9.776966" calcext:value-type="float">
            <text:p>9.776966</text:p>
          </table:table-cell>
          <table:table-cell table:formula="of:=[.C255]+[.A256]" office:value-type="float" office:value="29.334584494" calcext:value-type="float">
            <text:p>29.334584494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256]+[.A257]" office:value-type="float" office:value="29.437384528" calcext:value-type="float">
            <text:p>29.437384528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257]+[.A258]" office:value-type="float" office:value="29.540825438" calcext:value-type="float">
            <text:p>29.540825438</text:p>
          </table:table-cell>
        </table:table-row>
        <table:table-row table:style-name="ro1">
          <table:table-cell office:value-type="float" office:value="0.10353246" calcext:value-type="float">
            <text:p>0.10353246</text:p>
          </table:table-cell>
          <table:table-cell office:value-type="float" office:value="9.658806" calcext:value-type="float">
            <text:p>9.658806</text:p>
          </table:table-cell>
          <table:table-cell table:formula="of:=[.C258]+[.A259]" office:value-type="float" office:value="29.644357898" calcext:value-type="float">
            <text:p>29.644357898</text:p>
          </table:table-cell>
        </table:table-row>
        <table:table-row table:style-name="ro1">
          <table:table-cell office:value-type="float" office:value="0.10272373" calcext:value-type="float">
            <text:p>0.10272373</text:p>
          </table:table-cell>
          <table:table-cell office:value-type="float" office:value="9.734848" calcext:value-type="float">
            <text:p>9.734848</text:p>
          </table:table-cell>
          <table:table-cell table:formula="of:=[.C259]+[.A260]" office:value-type="float" office:value="29.747081628" calcext:value-type="float">
            <text:p>29.747081628</text:p>
          </table:table-cell>
        </table:table-row>
        <table:table-row table:style-name="ro1">
          <table:table-cell office:value-type="float" office:value="0.10235752" calcext:value-type="float">
            <text:p>0.10235752</text:p>
          </table:table-cell>
          <table:table-cell office:value-type="float" office:value="9.769677" calcext:value-type="float">
            <text:p>9.769677</text:p>
          </table:table-cell>
          <table:table-cell table:formula="of:=[.C260]+[.A261]" office:value-type="float" office:value="29.849439148" calcext:value-type="float">
            <text:p>29.849439148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261]+[.A262]" office:value-type="float" office:value="29.952193398" calcext:value-type="float">
            <text:p>29.952193398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262]+[.A263]" office:value-type="float" office:value="30.055619048" calcext:value-type="float">
            <text:p>30.055619048</text:p>
          </table:table-cell>
        </table:table-row>
        <table:table-row table:style-name="ro1">
          <table:table-cell office:value-type="float" office:value="0.103379875" calcext:value-type="float">
            <text:p>0.103379875</text:p>
          </table:table-cell>
          <table:table-cell office:value-type="float" office:value="9.673062" calcext:value-type="float">
            <text:p>9.673062</text:p>
          </table:table-cell>
          <table:table-cell table:formula="of:=[.C263]+[.A264]" office:value-type="float" office:value="30.158998923" calcext:value-type="float">
            <text:p>30.158998923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264]+[.A265]" office:value-type="float" office:value="30.261768433" calcext:value-type="float">
            <text:p>30.261768433</text:p>
          </table:table-cell>
        </table:table-row>
        <table:table-row table:style-name="ro1">
          <table:table-cell office:value-type="float" office:value="0.10293736" calcext:value-type="float">
            <text:p>0.10293736</text:p>
          </table:table-cell>
          <table:table-cell office:value-type="float" office:value="9.714645" calcext:value-type="float">
            <text:p>9.714645</text:p>
          </table:table-cell>
          <table:table-cell table:formula="of:=[.C265]+[.A266]" office:value-type="float" office:value="30.364705793" calcext:value-type="float">
            <text:p>30.364705793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266]+[.A267]" office:value-type="float" office:value="30.468268773" calcext:value-type="float">
            <text:p>30.468268773</text:p>
          </table:table-cell>
        </table:table-row>
        <table:table-row table:style-name="ro1">
          <table:table-cell office:value-type="float" office:value="0.103990234" calcext:value-type="float">
            <text:p>0.103990234</text:p>
          </table:table-cell>
          <table:table-cell office:value-type="float" office:value="9.616287" calcext:value-type="float">
            <text:p>9.616287</text:p>
          </table:table-cell>
          <table:table-cell table:formula="of:=[.C267]+[.A268]" office:value-type="float" office:value="30.572259007" calcext:value-type="float">
            <text:p>30.572259007</text:p>
          </table:table-cell>
        </table:table-row>
        <table:table-row table:style-name="ro1">
          <table:table-cell office:value-type="float" office:value="0.10370031" calcext:value-type="float">
            <text:p>0.10370031</text:p>
          </table:table-cell>
          <table:table-cell office:value-type="float" office:value="9.643172" calcext:value-type="float">
            <text:p>9.643172</text:p>
          </table:table-cell>
          <table:table-cell table:formula="of:=[.C268]+[.A269]" office:value-type="float" office:value="30.675959317" calcext:value-type="float">
            <text:p>30.675959317</text:p>
          </table:table-cell>
        </table:table-row>
        <table:table-row table:style-name="ro1">
          <table:table-cell office:value-type="float" office:value="0.10354772" calcext:value-type="float">
            <text:p>0.10354772</text:p>
          </table:table-cell>
          <table:table-cell office:value-type="float" office:value="9.657383" calcext:value-type="float">
            <text:p>9.657383</text:p>
          </table:table-cell>
          <table:table-cell table:formula="of:=[.C269]+[.A270]" office:value-type="float" office:value="30.779507037" calcext:value-type="float">
            <text:p>30.779507037</text:p>
          </table:table-cell>
        </table:table-row>
        <table:table-row table:style-name="ro1">
          <table:table-cell office:value-type="float" office:value="0.103868164" calcext:value-type="float">
            <text:p>0.103868164</text:p>
          </table:table-cell>
          <table:table-cell office:value-type="float" office:value="9.627589" calcext:value-type="float">
            <text:p>9.627589</text:p>
          </table:table-cell>
          <table:table-cell table:formula="of:=[.C270]+[.A271]" office:value-type="float" office:value="30.883375201" calcext:value-type="float">
            <text:p>30.883375201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271]+[.A272]" office:value-type="float" office:value="30.987624841" calcext:value-type="float">
            <text:p>30.987624841</text:p>
          </table:table-cell>
        </table:table-row>
        <table:table-row table:style-name="ro1">
          <table:table-cell office:value-type="float" office:value="0.10400549" calcext:value-type="float">
            <text:p>0.10400549</text:p>
          </table:table-cell>
          <table:table-cell office:value-type="float" office:value="9.614877" calcext:value-type="float">
            <text:p>9.614877</text:p>
          </table:table-cell>
          <table:table-cell table:formula="of:=[.C272]+[.A273]" office:value-type="float" office:value="31.091630331" calcext:value-type="float">
            <text:p>31.091630331</text:p>
          </table:table-cell>
        </table:table-row>
        <table:table-row table:style-name="ro1">
          <table:table-cell office:value-type="float" office:value="0.1035935" calcext:value-type="float">
            <text:p>0.1035935</text:p>
          </table:table-cell>
          <table:table-cell office:value-type="float" office:value="9.653115" calcext:value-type="float">
            <text:p>9.653115</text:p>
          </table:table-cell>
          <table:table-cell table:formula="of:=[.C273]+[.A274]" office:value-type="float" office:value="31.195223831" calcext:value-type="float">
            <text:p>31.195223831</text:p>
          </table:table-cell>
        </table:table-row>
        <table:table-row table:style-name="ro1">
          <table:table-cell office:value-type="float" office:value="0.10382239" calcext:value-type="float">
            <text:p>0.10382239</text:p>
          </table:table-cell>
          <table:table-cell office:value-type="float" office:value="9.631834" calcext:value-type="float">
            <text:p>9.631834</text:p>
          </table:table-cell>
          <table:table-cell table:formula="of:=[.C274]+[.A275]" office:value-type="float" office:value="31.299046221" calcext:value-type="float">
            <text:p>31.299046221</text:p>
          </table:table-cell>
        </table:table-row>
        <table:table-row table:style-name="ro1">
          <table:table-cell office:value-type="float" office:value="0.10435645" calcext:value-type="float">
            <text:p>0.10435645</text:p>
          </table:table-cell>
          <table:table-cell office:value-type="float" office:value="9.582541" calcext:value-type="float">
            <text:p>9.582541</text:p>
          </table:table-cell>
          <table:table-cell table:formula="of:=[.C275]+[.A276]" office:value-type="float" office:value="31.403402671" calcext:value-type="float">
            <text:p>31.403402671</text:p>
          </table:table-cell>
        </table:table-row>
        <table:table-row table:style-name="ro1">
          <table:table-cell office:value-type="float" office:value="0.1041886" calcext:value-type="float">
            <text:p>0.1041886</text:p>
          </table:table-cell>
          <table:table-cell office:value-type="float" office:value="9.597979" calcext:value-type="float">
            <text:p>9.597979</text:p>
          </table:table-cell>
          <table:table-cell table:formula="of:=[.C276]+[.A277]" office:value-type="float" office:value="31.507591271" calcext:value-type="float">
            <text:p>31.507591271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277]+[.A278]" office:value-type="float" office:value="31.611032181" calcext:value-type="float">
            <text:p>31.611032181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278]+[.A279]" office:value-type="float" office:value="31.714473091" calcext:value-type="float">
            <text:p>31.714473091</text:p>
          </table:table-cell>
        </table:table-row>
        <table:table-row table:style-name="ro1">
          <table:table-cell office:value-type="float" office:value="0.10377661" calcext:value-type="float">
            <text:p>0.10377661</text:p>
          </table:table-cell>
          <table:table-cell office:value-type="float" office:value="9.636083" calcext:value-type="float">
            <text:p>9.636083</text:p>
          </table:table-cell>
          <table:table-cell table:formula="of:=[.C279]+[.A280]" office:value-type="float" office:value="31.818249701" calcext:value-type="float">
            <text:p>31.818249701</text:p>
          </table:table-cell>
        </table:table-row>
        <table:table-row table:style-name="ro1">
          <table:table-cell office:value-type="float" office:value="0.10374609" calcext:value-type="float">
            <text:p>0.10374609</text:p>
          </table:table-cell>
          <table:table-cell office:value-type="float" office:value="9.638918" calcext:value-type="float">
            <text:p>9.638918</text:p>
          </table:table-cell>
          <table:table-cell table:formula="of:=[.C280]+[.A281]" office:value-type="float" office:value="31.921995791" calcext:value-type="float">
            <text:p>31.921995791</text:p>
          </table:table-cell>
        </table:table-row>
        <table:table-row table:style-name="ro1">
          <table:table-cell office:value-type="float" office:value="0.1033341" calcext:value-type="float">
            <text:p>0.1033341</text:p>
          </table:table-cell>
          <table:table-cell office:value-type="float" office:value="9.677347" calcext:value-type="float">
            <text:p>9.677347</text:p>
          </table:table-cell>
          <table:table-cell table:formula="of:=[.C281]+[.A282]" office:value-type="float" office:value="32.025329891" calcext:value-type="float">
            <text:p>32.025329891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282]+[.A283]" office:value-type="float" office:value="32.128770801" calcext:value-type="float">
            <text:p>32.128770801</text:p>
          </table:table-cell>
        </table:table-row>
        <table:table-row table:style-name="ro1">
          <table:table-cell office:value-type="float" office:value="0.10354772" calcext:value-type="float">
            <text:p>0.10354772</text:p>
          </table:table-cell>
          <table:table-cell office:value-type="float" office:value="9.657383" calcext:value-type="float">
            <text:p>9.657383</text:p>
          </table:table-cell>
          <table:table-cell table:formula="of:=[.C283]+[.A284]" office:value-type="float" office:value="32.232318521" calcext:value-type="float">
            <text:p>32.232318521</text:p>
          </table:table-cell>
        </table:table-row>
        <table:table-row table:style-name="ro1">
          <table:table-cell office:value-type="float" office:value="0.103395134" calcext:value-type="float">
            <text:p>0.103395134</text:p>
          </table:table-cell>
          <table:table-cell office:value-type="float" office:value="9.671635" calcext:value-type="float">
            <text:p>9.671635</text:p>
          </table:table-cell>
          <table:table-cell table:formula="of:=[.C284]+[.A285]" office:value-type="float" office:value="32.335713655" calcext:value-type="float">
            <text:p>32.335713655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285]+[.A286]" office:value-type="float" office:value="32.438803605" calcext:value-type="float">
            <text:p>32.438803605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286]+[.A287]" office:value-type="float" office:value="32.541603639" calcext:value-type="float">
            <text:p>32.541603639</text:p>
          </table:table-cell>
        </table:table-row>
        <table:table-row table:style-name="ro1">
          <table:table-cell office:value-type="float" office:value="0.1026627" calcext:value-type="float">
            <text:p>0.1026627</text:p>
          </table:table-cell>
          <table:table-cell office:value-type="float" office:value="9.740636" calcext:value-type="float">
            <text:p>9.740636</text:p>
          </table:table-cell>
          <table:table-cell table:formula="of:=[.C287]+[.A288]" office:value-type="float" office:value="32.644266339" calcext:value-type="float">
            <text:p>32.644266339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288]+[.A289]" office:value-type="float" office:value="32.746837484" calcext:value-type="float">
            <text:p>32.746837484</text:p>
          </table:table-cell>
        </table:table-row>
        <table:table-row table:style-name="ro1">
          <table:table-cell office:value-type="float" office:value="0.102433816" calcext:value-type="float">
            <text:p>0.102433816</text:p>
          </table:table-cell>
          <table:table-cell office:value-type="float" office:value="9.762401" calcext:value-type="float">
            <text:p>9.762401</text:p>
          </table:table-cell>
          <table:table-cell table:formula="of:=[.C289]+[.A290]" office:value-type="float" office:value="32.8492713" calcext:value-type="float">
            <text:p>32.8492713</text:p>
          </table:table-cell>
        </table:table-row>
        <table:table-row table:style-name="ro1">
          <table:table-cell office:value-type="float" office:value="0.10228122" calcext:value-type="float">
            <text:p>0.10228122</text:p>
          </table:table-cell>
          <table:table-cell office:value-type="float" office:value="9.776966" calcext:value-type="float">
            <text:p>9.776966</text:p>
          </table:table-cell>
          <table:table-cell table:formula="of:=[.C290]+[.A291]" office:value-type="float" office:value="32.95155252" calcext:value-type="float">
            <text:p>32.95155252</text:p>
          </table:table-cell>
        </table:table-row>
        <table:table-row table:style-name="ro1">
          <table:table-cell office:value-type="float" office:value="0.10228122" calcext:value-type="float">
            <text:p>0.10228122</text:p>
          </table:table-cell>
          <table:table-cell office:value-type="float" office:value="9.776966" calcext:value-type="float">
            <text:p>9.776966</text:p>
          </table:table-cell>
          <table:table-cell table:formula="of:=[.C291]+[.A292]" office:value-type="float" office:value="33.05383374" calcext:value-type="float">
            <text:p>33.05383374</text:p>
          </table:table-cell>
        </table:table-row>
        <table:table-row table:style-name="ro1">
          <table:table-cell office:value-type="float" office:value="0.10234226" calcext:value-type="float">
            <text:p>0.10234226</text:p>
          </table:table-cell>
          <table:table-cell office:value-type="float" office:value="9.771133" calcext:value-type="float">
            <text:p>9.771133</text:p>
          </table:table-cell>
          <table:table-cell table:formula="of:=[.C292]+[.A293]" office:value-type="float" office:value="33.156176" calcext:value-type="float">
            <text:p>33.156176</text:p>
          </table:table-cell>
        </table:table-row>
        <table:table-row table:style-name="ro1">
          <table:table-cell office:value-type="float" office:value="0.10238804" calcext:value-type="float">
            <text:p>0.10238804</text:p>
          </table:table-cell>
          <table:table-cell office:value-type="float" office:value="9.766766" calcext:value-type="float">
            <text:p>9.766766</text:p>
          </table:table-cell>
          <table:table-cell table:formula="of:=[.C293]+[.A294]" office:value-type="float" office:value="33.25856404" calcext:value-type="float">
            <text:p>33.25856404</text:p>
          </table:table-cell>
        </table:table-row>
        <table:table-row table:style-name="ro1">
          <table:table-cell office:value-type="float" office:value="0.10226596" calcext:value-type="float">
            <text:p>0.10226596</text:p>
          </table:table-cell>
          <table:table-cell office:value-type="float" office:value="9.778424" calcext:value-type="float">
            <text:p>9.778424</text:p>
          </table:table-cell>
          <table:table-cell table:formula="of:=[.C294]+[.A295]" office:value-type="float" office:value="33.36083" calcext:value-type="float">
            <text:p>33.36083</text:p>
          </table:table-cell>
        </table:table-row>
        <table:table-row table:style-name="ro1">
          <table:table-cell office:value-type="float" office:value="0.10226596" calcext:value-type="float">
            <text:p>0.10226596</text:p>
          </table:table-cell>
          <table:table-cell office:value-type="float" office:value="9.778424" calcext:value-type="float">
            <text:p>9.778424</text:p>
          </table:table-cell>
          <table:table-cell table:formula="of:=[.C295]+[.A296]" office:value-type="float" office:value="33.46309596" calcext:value-type="float">
            <text:p>33.46309596</text:p>
          </table:table-cell>
        </table:table-row>
        <table:table-row table:style-name="ro1">
          <table:table-cell office:value-type="float" office:value="0.10228122" calcext:value-type="float">
            <text:p>0.10228122</text:p>
          </table:table-cell>
          <table:table-cell office:value-type="float" office:value="9.776966" calcext:value-type="float">
            <text:p>9.776966</text:p>
          </table:table-cell>
          <table:table-cell table:formula="of:=[.C296]+[.A297]" office:value-type="float" office:value="33.56537718" calcext:value-type="float">
            <text:p>33.56537718</text:p>
          </table:table-cell>
        </table:table-row>
        <table:table-row table:style-name="ro1">
          <table:table-cell office:value-type="float" office:value="0.10226596" calcext:value-type="float">
            <text:p>0.10226596</text:p>
          </table:table-cell>
          <table:table-cell office:value-type="float" office:value="9.778424" calcext:value-type="float">
            <text:p>9.778424</text:p>
          </table:table-cell>
          <table:table-cell table:formula="of:=[.C297]+[.A298]" office:value-type="float" office:value="33.66764314" calcext:value-type="float">
            <text:p>33.66764314</text:p>
          </table:table-cell>
        </table:table-row>
        <table:table-row table:style-name="ro1">
          <table:table-cell office:value-type="float" office:value="0.10220493" calcext:value-type="float">
            <text:p>0.10220493</text:p>
          </table:table-cell>
          <table:table-cell office:value-type="float" office:value="9.784264" calcext:value-type="float">
            <text:p>9.784264</text:p>
          </table:table-cell>
          <table:table-cell table:formula="of:=[.C298]+[.A299]" office:value-type="float" office:value="33.76984807" calcext:value-type="float">
            <text:p>33.76984807</text:p>
          </table:table-cell>
        </table:table-row>
        <table:table-row table:style-name="ro1">
          <table:table-cell office:value-type="float" office:value="0.1022507" calcext:value-type="float">
            <text:p>0.1022507</text:p>
          </table:table-cell>
          <table:table-cell office:value-type="float" office:value="9.779883" calcext:value-type="float">
            <text:p>9.779883</text:p>
          </table:table-cell>
          <table:table-cell table:formula="of:=[.C299]+[.A300]" office:value-type="float" office:value="33.87209877" calcext:value-type="float">
            <text:p>33.87209877</text:p>
          </table:table-cell>
        </table:table-row>
        <table:table-row table:style-name="ro1">
          <table:table-cell office:value-type="float" office:value="0.102449074" calcext:value-type="float">
            <text:p>0.102449074</text:p>
          </table:table-cell>
          <table:table-cell office:value-type="float" office:value="9.760946" calcext:value-type="float">
            <text:p>9.760946</text:p>
          </table:table-cell>
          <table:table-cell table:formula="of:=[.C300]+[.A301]" office:value-type="float" office:value="33.974547844" calcext:value-type="float">
            <text:p>33.974547844</text:p>
          </table:table-cell>
        </table:table-row>
        <table:table-row table:style-name="ro1">
          <table:table-cell office:value-type="float" office:value="0.10263218" calcext:value-type="float">
            <text:p>0.10263218</text:p>
          </table:table-cell>
          <table:table-cell office:value-type="float" office:value="9.743532" calcext:value-type="float">
            <text:p>9.743532</text:p>
          </table:table-cell>
          <table:table-cell table:formula="of:=[.C301]+[.A302]" office:value-type="float" office:value="34.077180024" calcext:value-type="float">
            <text:p>34.077180024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302]+[.A303]" office:value-type="float" office:value="34.179751169" calcext:value-type="float">
            <text:p>34.179751169</text:p>
          </table:table-cell>
        </table:table-row>
        <table:table-row table:style-name="ro1">
          <table:table-cell office:value-type="float" office:value="0.102555886" calcext:value-type="float">
            <text:p>0.102555886</text:p>
          </table:table-cell>
          <table:table-cell office:value-type="float" office:value="9.750781" calcext:value-type="float">
            <text:p>9.750781</text:p>
          </table:table-cell>
          <table:table-cell table:formula="of:=[.C303]+[.A304]" office:value-type="float" office:value="34.282307055" calcext:value-type="float">
            <text:p>34.282307055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304]+[.A305]" office:value-type="float" office:value="34.3848782" calcext:value-type="float">
            <text:p>34.3848782</text:p>
          </table:table-cell>
        </table:table-row>
        <table:table-row table:style-name="ro1">
          <table:table-cell office:value-type="float" office:value="0.10275425" calcext:value-type="float">
            <text:p>0.10275425</text:p>
          </table:table-cell>
          <table:table-cell office:value-type="float" office:value="9.731957" calcext:value-type="float">
            <text:p>9.731957</text:p>
          </table:table-cell>
          <table:table-cell table:formula="of:=[.C305]+[.A306]" office:value-type="float" office:value="34.48763245" calcext:value-type="float">
            <text:p>34.48763245</text:p>
          </table:table-cell>
        </table:table-row>
        <table:table-row table:style-name="ro1">
          <table:table-cell office:value-type="float" office:value="0.10283055" calcext:value-type="float">
            <text:p>0.10283055</text:p>
          </table:table-cell>
          <table:table-cell office:value-type="float" office:value="9.724736" calcext:value-type="float">
            <text:p>9.724736</text:p>
          </table:table-cell>
          <table:table-cell table:formula="of:=[.C306]+[.A307]" office:value-type="float" office:value="34.590463" calcext:value-type="float">
            <text:p>34.590463</text:p>
          </table:table-cell>
        </table:table-row>
        <table:table-row table:style-name="ro1">
          <table:table-cell office:value-type="float" office:value="0.10286107" calcext:value-type="float">
            <text:p>0.10286107</text:p>
          </table:table-cell>
          <table:table-cell office:value-type="float" office:value="9.721851" calcext:value-type="float">
            <text:p>9.721851</text:p>
          </table:table-cell>
          <table:table-cell table:formula="of:=[.C307]+[.A308]" office:value-type="float" office:value="34.69332407" calcext:value-type="float">
            <text:p>34.69332407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308]+[.A309]" office:value-type="float" office:value="34.79641402" calcext:value-type="float">
            <text:p>34.79641402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309]+[.A310]" office:value-type="float" office:value="34.89983967" calcext:value-type="float">
            <text:p>34.89983967</text:p>
          </table:table-cell>
        </table:table-row>
        <table:table-row table:style-name="ro1">
          <table:table-cell office:value-type="float" office:value="0.103517205" calcext:value-type="float">
            <text:p>0.103517205</text:p>
          </table:table-cell>
          <table:table-cell office:value-type="float" office:value="9.66023" calcext:value-type="float">
            <text:p>9.66023</text:p>
          </table:table-cell>
          <table:table-cell table:formula="of:=[.C310]+[.A311]" office:value-type="float" office:value="35.003356875" calcext:value-type="float">
            <text:p>35.003356875</text:p>
          </table:table-cell>
        </table:table-row>
        <table:table-row table:style-name="ro1">
          <table:table-cell office:value-type="float" office:value="0.10353246" calcext:value-type="float">
            <text:p>0.10353246</text:p>
          </table:table-cell>
          <table:table-cell office:value-type="float" office:value="9.658806" calcext:value-type="float">
            <text:p>9.658806</text:p>
          </table:table-cell>
          <table:table-cell table:formula="of:=[.C311]+[.A312]" office:value-type="float" office:value="35.106889335" calcext:value-type="float">
            <text:p>35.106889335</text:p>
          </table:table-cell>
        </table:table-row>
        <table:table-row table:style-name="ro1">
          <table:table-cell office:value-type="float" office:value="0.1035935" calcext:value-type="float">
            <text:p>0.1035935</text:p>
          </table:table-cell>
          <table:table-cell office:value-type="float" office:value="9.653115" calcext:value-type="float">
            <text:p>9.653115</text:p>
          </table:table-cell>
          <table:table-cell table:formula="of:=[.C312]+[.A313]" office:value-type="float" office:value="35.210482835" calcext:value-type="float">
            <text:p>35.210482835</text:p>
          </table:table-cell>
        </table:table-row>
        <table:table-row table:style-name="ro1">
          <table:table-cell office:value-type="float" office:value="0.103517205" calcext:value-type="float">
            <text:p>0.103517205</text:p>
          </table:table-cell>
          <table:table-cell office:value-type="float" office:value="9.66023" calcext:value-type="float">
            <text:p>9.66023</text:p>
          </table:table-cell>
          <table:table-cell table:formula="of:=[.C313]+[.A314]" office:value-type="float" office:value="35.31400004" calcext:value-type="float">
            <text:p>35.31400004</text:p>
          </table:table-cell>
        </table:table-row>
        <table:table-row table:style-name="ro1">
          <table:table-cell office:value-type="float" office:value="0.1032578" calcext:value-type="float">
            <text:p>0.1032578</text:p>
          </table:table-cell>
          <table:table-cell office:value-type="float" office:value="9.684499" calcext:value-type="float">
            <text:p>9.684499</text:p>
          </table:table-cell>
          <table:table-cell table:formula="of:=[.C314]+[.A315]" office:value-type="float" office:value="35.41725784" calcext:value-type="float">
            <text:p>35.41725784</text:p>
          </table:table-cell>
        </table:table-row>
        <table:table-row table:style-name="ro1">
          <table:table-cell office:value-type="float" office:value="0.10305943" calcext:value-type="float">
            <text:p>0.10305943</text:p>
          </table:table-cell>
          <table:table-cell office:value-type="float" office:value="9.703139" calcext:value-type="float">
            <text:p>9.703139</text:p>
          </table:table-cell>
          <table:table-cell table:formula="of:=[.C315]+[.A316]" office:value-type="float" office:value="35.52031727" calcext:value-type="float">
            <text:p>35.52031727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316]+[.A317]" office:value-type="float" office:value="35.623468256" calcext:value-type="float">
            <text:p>35.623468256</text:p>
          </table:table-cell>
        </table:table-row>
        <table:table-row table:style-name="ro1">
          <table:table-cell office:value-type="float" office:value="0.10312047" calcext:value-type="float">
            <text:p>0.10312047</text:p>
          </table:table-cell>
          <table:table-cell office:value-type="float" office:value="9.697396" calcext:value-type="float">
            <text:p>9.697396</text:p>
          </table:table-cell>
          <table:table-cell table:formula="of:=[.C317]+[.A318]" office:value-type="float" office:value="35.726588726" calcext:value-type="float">
            <text:p>35.726588726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318]+[.A319]" office:value-type="float" office:value="35.82951083" calcext:value-type="float">
            <text:p>35.82951083</text:p>
          </table:table-cell>
        </table:table-row>
        <table:table-row table:style-name="ro1">
          <table:table-cell office:value-type="float" office:value="0.102784775" calcext:value-type="float">
            <text:p>0.102784775</text:p>
          </table:table-cell>
          <table:table-cell office:value-type="float" office:value="9.729068" calcext:value-type="float">
            <text:p>9.729068</text:p>
          </table:table-cell>
          <table:table-cell table:formula="of:=[.C319]+[.A320]" office:value-type="float" office:value="35.932295605" calcext:value-type="float">
            <text:p>35.932295605</text:p>
          </table:table-cell>
        </table:table-row>
        <table:table-row table:style-name="ro1">
          <table:table-cell office:value-type="float" office:value="0.10286107" calcext:value-type="float">
            <text:p>0.10286107</text:p>
          </table:table-cell>
          <table:table-cell office:value-type="float" office:value="9.721851" calcext:value-type="float">
            <text:p>9.721851</text:p>
          </table:table-cell>
          <table:table-cell table:formula="of:=[.C320]+[.A321]" office:value-type="float" office:value="36.035156675" calcext:value-type="float">
            <text:p>36.035156675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321]+[.A322]" office:value-type="float" office:value="36.137956709" calcext:value-type="float">
            <text:p>36.137956709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322]+[.A323]" office:value-type="float" office:value="36.240451559" calcext:value-type="float">
            <text:p>36.240451559</text:p>
          </table:table-cell>
        </table:table-row>
        <table:table-row table:style-name="ro1">
          <table:table-cell office:value-type="float" office:value="0.10260166" calcext:value-type="float">
            <text:p>0.10260166</text:p>
          </table:table-cell>
          <table:table-cell office:value-type="float" office:value="9.74643" calcext:value-type="float">
            <text:p>9.74643</text:p>
          </table:table-cell>
          <table:table-cell table:formula="of:=[.C323]+[.A324]" office:value-type="float" office:value="36.343053219" calcext:value-type="float">
            <text:p>36.343053219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324]+[.A325]" office:value-type="float" office:value="36.445975323" calcext:value-type="float">
            <text:p>36.445975323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325]+[.A326]" office:value-type="float" office:value="36.549065273" calcext:value-type="float">
            <text:p>36.549065273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326]+[.A327]" office:value-type="float" office:value="36.652262033" calcext:value-type="float">
            <text:p>36.652262033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327]+[.A328]" office:value-type="float" office:value="36.755504573" calcext:value-type="float">
            <text:p>36.755504573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328]+[.A329]" office:value-type="float" office:value="36.858930223" calcext:value-type="float">
            <text:p>36.858930223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329]+[.A330]" office:value-type="float" office:value="36.962493203" calcext:value-type="float">
            <text:p>36.962493203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330]+[.A331]" office:value-type="float" office:value="37.065903593" calcext:value-type="float">
            <text:p>37.065903593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331]+[.A332]" office:value-type="float" office:value="37.169329243" calcext:value-type="float">
            <text:p>37.169329243</text:p>
          </table:table-cell>
        </table:table-row>
        <table:table-row table:style-name="ro1">
          <table:table-cell office:value-type="float" office:value="0.103517205" calcext:value-type="float">
            <text:p>0.103517205</text:p>
          </table:table-cell>
          <table:table-cell office:value-type="float" office:value="9.66023" calcext:value-type="float">
            <text:p>9.66023</text:p>
          </table:table-cell>
          <table:table-cell table:formula="of:=[.C332]+[.A333]" office:value-type="float" office:value="37.272846448" calcext:value-type="float">
            <text:p>37.272846448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333]+[.A334]" office:value-type="float" office:value="37.376088988" calcext:value-type="float">
            <text:p>37.376088988</text:p>
          </table:table-cell>
        </table:table-row>
        <table:table-row table:style-name="ro1">
          <table:table-cell office:value-type="float" office:value="0.102708474" calcext:value-type="float">
            <text:p>0.102708474</text:p>
          </table:table-cell>
          <table:table-cell office:value-type="float" office:value="9.736295" calcext:value-type="float">
            <text:p>9.736295</text:p>
          </table:table-cell>
          <table:table-cell table:formula="of:=[.C334]+[.A335]" office:value-type="float" office:value="37.478797462" calcext:value-type="float">
            <text:p>37.478797462</text:p>
          </table:table-cell>
        </table:table-row>
        <table:table-row table:style-name="ro1">
          <table:table-cell office:value-type="float" office:value="0.102449074" calcext:value-type="float">
            <text:p>0.102449074</text:p>
          </table:table-cell>
          <table:table-cell office:value-type="float" office:value="9.760946" calcext:value-type="float">
            <text:p>9.760946</text:p>
          </table:table-cell>
          <table:table-cell table:formula="of:=[.C335]+[.A336]" office:value-type="float" office:value="37.581246536" calcext:value-type="float">
            <text:p>37.581246536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336]+[.A337]" office:value-type="float" office:value="37.68348198" calcext:value-type="float">
            <text:p>37.68348198</text:p>
          </table:table-cell>
        </table:table-row>
        <table:table-row table:style-name="ro1">
          <table:table-cell office:value-type="float" office:value="0.10168612" calcext:value-type="float">
            <text:p>0.10168612</text:p>
          </table:table-cell>
          <table:table-cell office:value-type="float" office:value="9.834184" calcext:value-type="float">
            <text:p>9.834184</text:p>
          </table:table-cell>
          <table:table-cell table:formula="of:=[.C337]+[.A338]" office:value-type="float" office:value="37.7851681" calcext:value-type="float">
            <text:p>37.7851681</text:p>
          </table:table-cell>
        </table:table-row>
        <table:table-row table:style-name="ro1">
          <table:table-cell office:value-type="float" office:value="0.10104524" calcext:value-type="float">
            <text:p>0.10104524</text:p>
          </table:table-cell>
          <table:table-cell office:value-type="float" office:value="9.896557" calcext:value-type="float">
            <text:p>9.896557</text:p>
          </table:table-cell>
          <table:table-cell table:formula="of:=[.C338]+[.A339]" office:value-type="float" office:value="37.88621334" calcext:value-type="float">
            <text:p>37.88621334</text:p>
          </table:table-cell>
        </table:table-row>
        <table:table-row table:style-name="ro1">
          <table:table-cell office:value-type="float" office:value="0.10060273" calcext:value-type="float">
            <text:p>0.10060273</text:p>
          </table:table-cell>
          <table:table-cell office:value-type="float" office:value="9.940088" calcext:value-type="float">
            <text:p>9.940088</text:p>
          </table:table-cell>
          <table:table-cell table:formula="of:=[.C339]+[.A340]" office:value-type="float" office:value="37.98681607" calcext:value-type="float">
            <text:p>37.98681607</text:p>
          </table:table-cell>
        </table:table-row>
        <table:table-row table:style-name="ro1">
          <table:table-cell office:value-type="float" office:value="0.100068666" calcext:value-type="float">
            <text:p>0.100068666</text:p>
          </table:table-cell>
          <table:table-cell office:value-type="float" office:value="9.993138" calcext:value-type="float">
            <text:p>9.993138</text:p>
          </table:table-cell>
          <table:table-cell table:formula="of:=[.C340]+[.A341]" office:value-type="float" office:value="38.086884736" calcext:value-type="float">
            <text:p>38.086884736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341]+[.A342]" office:value-type="float" office:value="38.186663476" calcext:value-type="float">
            <text:p>38.186663476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342]+[.A343]" office:value-type="float" office:value="38.286243856" calcext:value-type="float">
            <text:p>38.286243856</text:p>
          </table:table-cell>
        </table:table-row>
        <table:table-row table:style-name="ro1">
          <table:table-cell office:value-type="float" office:value="0.0991989" calcext:value-type="float">
            <text:p>0.0991989</text:p>
          </table:table-cell>
          <table:table-cell office:value-type="float" office:value="10.080757" calcext:value-type="float">
            <text:p>10.080757</text:p>
          </table:table-cell>
          <table:table-cell table:formula="of:=[.C343]+[.A344]" office:value-type="float" office:value="38.385442756" calcext:value-type="float">
            <text:p>38.385442756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344]+[.A345]" office:value-type="float" office:value="38.484382256" calcext:value-type="float">
            <text:p>38.484382256</text:p>
          </table:table-cell>
        </table:table-row>
        <table:table-row table:style-name="ro1">
          <table:table-cell office:value-type="float" office:value="0.09903105" calcext:value-type="float">
            <text:p>0.09903105</text:p>
          </table:table-cell>
          <table:table-cell office:value-type="float" office:value="10.097843" calcext:value-type="float">
            <text:p>10.097843</text:p>
          </table:table-cell>
          <table:table-cell table:formula="of:=[.C345]+[.A346]" office:value-type="float" office:value="38.583413306" calcext:value-type="float">
            <text:p>38.583413306</text:p>
          </table:table-cell>
        </table:table-row>
        <table:table-row table:style-name="ro1">
          <table:table-cell office:value-type="float" office:value="0.09890898" calcext:value-type="float">
            <text:p>0.09890898</text:p>
          </table:table-cell>
          <table:table-cell office:value-type="float" office:value="10.110306" calcext:value-type="float">
            <text:p>10.110306</text:p>
          </table:table-cell>
          <table:table-cell table:formula="of:=[.C346]+[.A347]" office:value-type="float" office:value="38.682322286" calcext:value-type="float">
            <text:p>38.682322286</text:p>
          </table:table-cell>
        </table:table-row>
        <table:table-row table:style-name="ro1">
          <table:table-cell office:value-type="float" office:value="0.09869535" calcext:value-type="float">
            <text:p>0.09869535</text:p>
          </table:table-cell>
          <table:table-cell office:value-type="float" office:value="10.132189" calcext:value-type="float">
            <text:p>10.132189</text:p>
          </table:table-cell>
          <table:table-cell table:formula="of:=[.C347]+[.A348]" office:value-type="float" office:value="38.781017636" calcext:value-type="float">
            <text:p>38.781017636</text:p>
          </table:table-cell>
        </table:table-row>
        <table:table-row table:style-name="ro1">
          <table:table-cell office:value-type="float" office:value="0.09877165" calcext:value-type="float">
            <text:p>0.09877165</text:p>
          </table:table-cell>
          <table:table-cell office:value-type="float" office:value="10.124362" calcext:value-type="float">
            <text:p>10.124362</text:p>
          </table:table-cell>
          <table:table-cell table:formula="of:=[.C348]+[.A349]" office:value-type="float" office:value="38.879789286" calcext:value-type="float">
            <text:p>38.879789286</text:p>
          </table:table-cell>
        </table:table-row>
        <table:table-row table:style-name="ro1">
          <table:table-cell office:value-type="float" office:value="0.09874113" calcext:value-type="float">
            <text:p>0.09874113</text:p>
          </table:table-cell>
          <table:table-cell office:value-type="float" office:value="10.127492" calcext:value-type="float">
            <text:p>10.127492</text:p>
          </table:table-cell>
          <table:table-cell table:formula="of:=[.C349]+[.A350]" office:value-type="float" office:value="38.978530416" calcext:value-type="float">
            <text:p>38.978530416</text:p>
          </table:table-cell>
        </table:table-row>
        <table:table-row table:style-name="ro1">
          <table:table-cell office:value-type="float" office:value="0.09869535" calcext:value-type="float">
            <text:p>0.09869535</text:p>
          </table:table-cell>
          <table:table-cell office:value-type="float" office:value="10.132189" calcext:value-type="float">
            <text:p>10.132189</text:p>
          </table:table-cell>
          <table:table-cell table:formula="of:=[.C350]+[.A351]" office:value-type="float" office:value="39.077225766" calcext:value-type="float">
            <text:p>39.077225766</text:p>
          </table:table-cell>
        </table:table-row>
        <table:table-row table:style-name="ro1">
          <table:table-cell office:value-type="float" office:value="0.09874113" calcext:value-type="float">
            <text:p>0.09874113</text:p>
          </table:table-cell>
          <table:table-cell office:value-type="float" office:value="10.127492" calcext:value-type="float">
            <text:p>10.127492</text:p>
          </table:table-cell>
          <table:table-cell table:formula="of:=[.C351]+[.A352]" office:value-type="float" office:value="39.175966896" calcext:value-type="float">
            <text:p>39.175966896</text:p>
          </table:table-cell>
        </table:table-row>
        <table:table-row table:style-name="ro1">
          <table:table-cell office:value-type="float" office:value="0.09877165" calcext:value-type="float">
            <text:p>0.09877165</text:p>
          </table:table-cell>
          <table:table-cell office:value-type="float" office:value="10.124362" calcext:value-type="float">
            <text:p>10.124362</text:p>
          </table:table-cell>
          <table:table-cell table:formula="of:=[.C352]+[.A353]" office:value-type="float" office:value="39.274738546" calcext:value-type="float">
            <text:p>39.274738546</text:p>
          </table:table-cell>
        </table:table-row>
        <table:table-row table:style-name="ro1">
          <table:table-cell office:value-type="float" office:value="0.098664835" calcext:value-type="float">
            <text:p>0.098664835</text:p>
          </table:table-cell>
          <table:table-cell office:value-type="float" office:value="10.135323" calcext:value-type="float">
            <text:p>10.135323</text:p>
          </table:table-cell>
          <table:table-cell table:formula="of:=[.C353]+[.A354]" office:value-type="float" office:value="39.373403381" calcext:value-type="float">
            <text:p>39.373403381</text:p>
          </table:table-cell>
        </table:table-row>
        <table:table-row table:style-name="ro1">
          <table:table-cell office:value-type="float" office:value="0.09861906" calcext:value-type="float">
            <text:p>0.09861906</text:p>
          </table:table-cell>
          <table:table-cell office:value-type="float" office:value="10.140027" calcext:value-type="float">
            <text:p>10.140027</text:p>
          </table:table-cell>
          <table:table-cell table:formula="of:=[.C354]+[.A355]" office:value-type="float" office:value="39.472022441" calcext:value-type="float">
            <text:p>39.472022441</text:p>
          </table:table-cell>
        </table:table-row>
        <table:table-row table:style-name="ro1">
          <table:table-cell office:value-type="float" office:value="0.09877165" calcext:value-type="float">
            <text:p>0.09877165</text:p>
          </table:table-cell>
          <table:table-cell office:value-type="float" office:value="10.124362" calcext:value-type="float">
            <text:p>10.124362</text:p>
          </table:table-cell>
          <table:table-cell table:formula="of:=[.C355]+[.A356]" office:value-type="float" office:value="39.570794091" calcext:value-type="float">
            <text:p>39.570794091</text:p>
          </table:table-cell>
        </table:table-row>
        <table:table-row table:style-name="ro1">
          <table:table-cell office:value-type="float" office:value="0.098802164" calcext:value-type="float">
            <text:p>0.098802164</text:p>
          </table:table-cell>
          <table:table-cell office:value-type="float" office:value="10.121235" calcext:value-type="float">
            <text:p>10.121235</text:p>
          </table:table-cell>
          <table:table-cell table:formula="of:=[.C356]+[.A357]" office:value-type="float" office:value="39.669596255" calcext:value-type="float">
            <text:p>39.669596255</text:p>
          </table:table-cell>
        </table:table-row>
        <table:table-row table:style-name="ro1">
          <table:table-cell office:value-type="float" office:value="0.098802164" calcext:value-type="float">
            <text:p>0.098802164</text:p>
          </table:table-cell>
          <table:table-cell office:value-type="float" office:value="10.121235" calcext:value-type="float">
            <text:p>10.121235</text:p>
          </table:table-cell>
          <table:table-cell table:formula="of:=[.C357]+[.A358]" office:value-type="float" office:value="39.768398419" calcext:value-type="float">
            <text:p>39.768398419</text:p>
          </table:table-cell>
        </table:table-row>
        <table:table-row table:style-name="ro1">
          <table:table-cell office:value-type="float" office:value="0.099000536" calcext:value-type="float">
            <text:p>0.099000536</text:p>
          </table:table-cell>
          <table:table-cell office:value-type="float" office:value="10.100956" calcext:value-type="float">
            <text:p>10.100956</text:p>
          </table:table-cell>
          <table:table-cell table:formula="of:=[.C358]+[.A359]" office:value-type="float" office:value="39.867398955" calcext:value-type="float">
            <text:p>39.867398955</text:p>
          </table:table-cell>
        </table:table-row>
        <table:table-row table:style-name="ro1">
          <table:table-cell office:value-type="float" office:value="0.09939727" calcext:value-type="float">
            <text:p>0.09939727</text:p>
          </table:table-cell>
          <table:table-cell office:value-type="float" office:value="10.060638" calcext:value-type="float">
            <text:p>10.060638</text:p>
          </table:table-cell>
          <table:table-cell table:formula="of:=[.C359]+[.A360]" office:value-type="float" office:value="39.966796225" calcext:value-type="float">
            <text:p>39.966796225</text:p>
          </table:table-cell>
        </table:table-row>
        <table:table-row table:style-name="ro1">
          <table:table-cell office:value-type="float" office:value="0.099794" calcext:value-type="float">
            <text:p>0.099794</text:p>
          </table:table-cell>
          <table:table-cell office:value-type="float" office:value="10.020642" calcext:value-type="float">
            <text:p>10.020642</text:p>
          </table:table-cell>
          <table:table-cell table:formula="of:=[.C360]+[.A361]" office:value-type="float" office:value="40.066590225" calcext:value-type="float">
            <text:p>40.066590225</text:p>
          </table:table-cell>
        </table:table-row>
        <table:table-row table:style-name="ro1">
          <table:table-cell office:value-type="float" office:value="0.09991608" calcext:value-type="float">
            <text:p>0.09991608</text:p>
          </table:table-cell>
          <table:table-cell office:value-type="float" office:value="10.008399" calcext:value-type="float">
            <text:p>10.008399</text:p>
          </table:table-cell>
          <table:table-cell table:formula="of:=[.C361]+[.A362]" office:value-type="float" office:value="40.166506305" calcext:value-type="float">
            <text:p>40.166506305</text:p>
          </table:table-cell>
        </table:table-row>
        <table:table-row table:style-name="ro1">
          <table:table-cell office:value-type="float" office:value="0.10009918" calcext:value-type="float">
            <text:p>0.10009918</text:p>
          </table:table-cell>
          <table:table-cell office:value-type="float" office:value="9.990091" calcext:value-type="float">
            <text:p>9.990091</text:p>
          </table:table-cell>
          <table:table-cell table:formula="of:=[.C362]+[.A363]" office:value-type="float" office:value="40.266605485" calcext:value-type="float">
            <text:p>40.266605485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363]+[.A364]" office:value-type="float" office:value="40.367253995" calcext:value-type="float">
            <text:p>40.367253995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364]+[.A365]" office:value-type="float" office:value="40.468375535" calcext:value-type="float">
            <text:p>40.468375535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365]+[.A366]" office:value-type="float" office:value="40.569725965" calcext:value-type="float">
            <text:p>40.569725965</text:p>
          </table:table-cell>
        </table:table-row>
        <table:table-row table:style-name="ro1">
          <table:table-cell office:value-type="float" office:value="0.10168612" calcext:value-type="float">
            <text:p>0.10168612</text:p>
          </table:table-cell>
          <table:table-cell office:value-type="float" office:value="9.834184" calcext:value-type="float">
            <text:p>9.834184</text:p>
          </table:table-cell>
          <table:table-cell table:formula="of:=[.C366]+[.A367]" office:value-type="float" office:value="40.671412085" calcext:value-type="float">
            <text:p>40.671412085</text:p>
          </table:table-cell>
        </table:table-row>
        <table:table-row table:style-name="ro1">
          <table:table-cell office:value-type="float" office:value="0.1022507" calcext:value-type="float">
            <text:p>0.1022507</text:p>
          </table:table-cell>
          <table:table-cell office:value-type="float" office:value="9.779883" calcext:value-type="float">
            <text:p>9.779883</text:p>
          </table:table-cell>
          <table:table-cell table:formula="of:=[.C367]+[.A368]" office:value-type="float" office:value="40.773662785" calcext:value-type="float">
            <text:p>40.773662785</text:p>
          </table:table-cell>
        </table:table-row>
        <table:table-row table:style-name="ro1">
          <table:table-cell office:value-type="float" office:value="0.10260166" calcext:value-type="float">
            <text:p>0.10260166</text:p>
          </table:table-cell>
          <table:table-cell office:value-type="float" office:value="9.74643" calcext:value-type="float">
            <text:p>9.74643</text:p>
          </table:table-cell>
          <table:table-cell table:formula="of:=[.C368]+[.A369]" office:value-type="float" office:value="40.876264445" calcext:value-type="float">
            <text:p>40.876264445</text:p>
          </table:table-cell>
        </table:table-row>
        <table:table-row table:style-name="ro1">
          <table:table-cell office:value-type="float" office:value="0.102784775" calcext:value-type="float">
            <text:p>0.102784775</text:p>
          </table:table-cell>
          <table:table-cell office:value-type="float" office:value="9.729068" calcext:value-type="float">
            <text:p>9.729068</text:p>
          </table:table-cell>
          <table:table-cell table:formula="of:=[.C369]+[.A370]" office:value-type="float" office:value="40.97904922" calcext:value-type="float">
            <text:p>40.97904922</text:p>
          </table:table-cell>
        </table:table-row>
        <table:table-row table:style-name="ro1">
          <table:table-cell office:value-type="float" office:value="0.103028916" calcext:value-type="float">
            <text:p>0.103028916</text:p>
          </table:table-cell>
          <table:table-cell office:value-type="float" office:value="9.706014" calcext:value-type="float">
            <text:p>9.706014</text:p>
          </table:table-cell>
          <table:table-cell table:formula="of:=[.C370]+[.A371]" office:value-type="float" office:value="41.082078136" calcext:value-type="float">
            <text:p>41.082078136</text:p>
          </table:table-cell>
        </table:table-row>
        <table:table-row table:style-name="ro1">
          <table:table-cell office:value-type="float" office:value="0.10322728" calcext:value-type="float">
            <text:p>0.10322728</text:p>
          </table:table-cell>
          <table:table-cell office:value-type="float" office:value="9.687362" calcext:value-type="float">
            <text:p>9.687362</text:p>
          </table:table-cell>
          <table:table-cell table:formula="of:=[.C371]+[.A372]" office:value-type="float" office:value="41.185305416" calcext:value-type="float">
            <text:p>41.185305416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372]+[.A373]" office:value-type="float" office:value="41.288608996" calcext:value-type="float">
            <text:p>41.288608996</text:p>
          </table:table-cell>
        </table:table-row>
        <table:table-row table:style-name="ro1">
          <table:table-cell office:value-type="float" office:value="0.10331884" calcext:value-type="float">
            <text:p>0.10331884</text:p>
          </table:table-cell>
          <table:table-cell office:value-type="float" office:value="9.678777" calcext:value-type="float">
            <text:p>9.678777</text:p>
          </table:table-cell>
          <table:table-cell table:formula="of:=[.C373]+[.A374]" office:value-type="float" office:value="41.391927836" calcext:value-type="float">
            <text:p>41.391927836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374]+[.A375]" office:value-type="float" office:value="41.495292456" calcext:value-type="float">
            <text:p>41.495292456</text:p>
          </table:table-cell>
        </table:table-row>
        <table:table-row table:style-name="ro1">
          <table:table-cell office:value-type="float" office:value="0.10305943" calcext:value-type="float">
            <text:p>0.10305943</text:p>
          </table:table-cell>
          <table:table-cell office:value-type="float" office:value="9.703139" calcext:value-type="float">
            <text:p>9.703139</text:p>
          </table:table-cell>
          <table:table-cell table:formula="of:=[.C375]+[.A376]" office:value-type="float" office:value="41.598351886" calcext:value-type="float">
            <text:p>41.598351886</text:p>
          </table:table-cell>
        </table:table-row>
        <table:table-row table:style-name="ro1">
          <table:table-cell office:value-type="float" office:value="0.102571145" calcext:value-type="float">
            <text:p>0.102571145</text:p>
          </table:table-cell>
          <table:table-cell office:value-type="float" office:value="9.7493305" calcext:value-type="float">
            <text:p>9.7493305</text:p>
          </table:table-cell>
          <table:table-cell table:formula="of:=[.C376]+[.A377]" office:value-type="float" office:value="41.700923031" calcext:value-type="float">
            <text:p>41.700923031</text:p>
          </table:table-cell>
        </table:table-row>
        <table:table-row table:style-name="ro1">
          <table:table-cell office:value-type="float" office:value="0.101960786" calcext:value-type="float">
            <text:p>0.101960786</text:p>
          </table:table-cell>
          <table:table-cell office:value-type="float" office:value="9.807692" calcext:value-type="float">
            <text:p>9.807692</text:p>
          </table:table-cell>
          <table:table-cell table:formula="of:=[.C377]+[.A378]" office:value-type="float" office:value="41.802883817" calcext:value-type="float">
            <text:p>41.802883817</text:p>
          </table:table-cell>
        </table:table-row>
        <table:table-row table:style-name="ro1">
          <table:table-cell office:value-type="float" office:value="0.101167314" calcext:value-type="float">
            <text:p>0.101167314</text:p>
          </table:table-cell>
          <table:table-cell office:value-type="float" office:value="9.884616" calcext:value-type="float">
            <text:p>9.884616</text:p>
          </table:table-cell>
          <table:table-cell table:formula="of:=[.C378]+[.A379]" office:value-type="float" office:value="41.904051131" calcext:value-type="float">
            <text:p>41.904051131</text:p>
          </table:table-cell>
        </table:table-row>
        <table:table-row table:style-name="ro1">
          <table:table-cell office:value-type="float" office:value="0.10051118" calcext:value-type="float">
            <text:p>0.10051118</text:p>
          </table:table-cell>
          <table:table-cell office:value-type="float" office:value="9.949142" calcext:value-type="float">
            <text:p>9.949142</text:p>
          </table:table-cell>
          <table:table-cell table:formula="of:=[.C379]+[.A380]" office:value-type="float" office:value="42.004562311" calcext:value-type="float">
            <text:p>42.004562311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380]+[.A381]" office:value-type="float" office:value="42.104539421" calcext:value-type="float">
            <text:p>42.104539421</text:p>
          </table:table-cell>
        </table:table-row>
        <table:table-row table:style-name="ro1">
          <table:table-cell office:value-type="float" office:value="0.09964141" calcext:value-type="float">
            <text:p>0.09964141</text:p>
          </table:table-cell>
          <table:table-cell office:value-type="float" office:value="10.035988" calcext:value-type="float">
            <text:p>10.035988</text:p>
          </table:table-cell>
          <table:table-cell table:formula="of:=[.C381]+[.A382]" office:value-type="float" office:value="42.204180831" calcext:value-type="float">
            <text:p>42.204180831</text:p>
          </table:table-cell>
        </table:table-row>
        <table:table-row table:style-name="ro1">
          <table:table-cell office:value-type="float" office:value="0.09929045" calcext:value-type="float">
            <text:p>0.09929045</text:p>
          </table:table-cell>
          <table:table-cell office:value-type="float" office:value="10.071462" calcext:value-type="float">
            <text:p>10.071462</text:p>
          </table:table-cell>
          <table:table-cell table:formula="of:=[.C382]+[.A383]" office:value-type="float" office:value="42.303471281" calcext:value-type="float">
            <text:p>42.303471281</text:p>
          </table:table-cell>
        </table:table-row>
        <table:table-row table:style-name="ro1">
          <table:table-cell office:value-type="float" office:value="0.099000536" calcext:value-type="float">
            <text:p>0.099000536</text:p>
          </table:table-cell>
          <table:table-cell office:value-type="float" office:value="10.100956" calcext:value-type="float">
            <text:p>10.100956</text:p>
          </table:table-cell>
          <table:table-cell table:formula="of:=[.C383]+[.A384]" office:value-type="float" office:value="42.402471817" calcext:value-type="float">
            <text:p>42.402471817</text:p>
          </table:table-cell>
        </table:table-row>
        <table:table-row table:style-name="ro1">
          <table:table-cell office:value-type="float" office:value="0.09906157" calcext:value-type="float">
            <text:p>0.09906157</text:p>
          </table:table-cell>
          <table:table-cell office:value-type="float" office:value="10.094732" calcext:value-type="float">
            <text:p>10.094732</text:p>
          </table:table-cell>
          <table:table-cell table:formula="of:=[.C384]+[.A385]" office:value-type="float" office:value="42.501533387" calcext:value-type="float">
            <text:p>42.501533387</text:p>
          </table:table-cell>
        </table:table-row>
        <table:table-row table:style-name="ro1">
          <table:table-cell office:value-type="float" office:value="0.099275194" calcext:value-type="float">
            <text:p>0.099275194</text:p>
          </table:table-cell>
          <table:table-cell office:value-type="float" office:value="10.07301" calcext:value-type="float">
            <text:p>10.07301</text:p>
          </table:table-cell>
          <table:table-cell table:formula="of:=[.C385]+[.A386]" office:value-type="float" office:value="42.600808581" calcext:value-type="float">
            <text:p>42.600808581</text:p>
          </table:table-cell>
        </table:table-row>
        <table:table-row table:style-name="ro1">
          <table:table-cell office:value-type="float" office:value="0.09932097" calcext:value-type="float">
            <text:p>0.09932097</text:p>
          </table:table-cell>
          <table:table-cell office:value-type="float" office:value="10.068367" calcext:value-type="float">
            <text:p>10.068367</text:p>
          </table:table-cell>
          <table:table-cell table:formula="of:=[.C386]+[.A387]" office:value-type="float" office:value="42.700129551" calcext:value-type="float">
            <text:p>42.700129551</text:p>
          </table:table-cell>
        </table:table-row>
        <table:table-row table:style-name="ro1">
          <table:table-cell office:value-type="float" office:value="0.09950408" calcext:value-type="float">
            <text:p>0.09950408</text:p>
          </table:table-cell>
          <table:table-cell office:value-type="float" office:value="10.049839" calcext:value-type="float">
            <text:p>10.049839</text:p>
          </table:table-cell>
          <table:table-cell table:formula="of:=[.C387]+[.A388]" office:value-type="float" office:value="42.799633631" calcext:value-type="float">
            <text:p>42.799633631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10.019111" calcext:value-type="float">
            <text:p>10.019111</text:p>
          </table:table-cell>
          <table:table-cell table:formula="of:=[.C388]+[.A389]" office:value-type="float" office:value="42.899442891" calcext:value-type="float">
            <text:p>42.899442891</text:p>
          </table:table-cell>
        </table:table-row>
        <table:table-row table:style-name="ro1">
          <table:table-cell office:value-type="float" office:value="0.10016022" calcext:value-type="float">
            <text:p>0.10016022</text:p>
          </table:table-cell>
          <table:table-cell office:value-type="float" office:value="9.984003" calcext:value-type="float">
            <text:p>9.984003</text:p>
          </table:table-cell>
          <table:table-cell table:formula="of:=[.C389]+[.A390]" office:value-type="float" office:value="42.999603111" calcext:value-type="float">
            <text:p>42.999603111</text:p>
          </table:table-cell>
        </table:table-row>
        <table:table-row table:style-name="ro1">
          <table:table-cell office:value-type="float" office:value="0.100434884" calcext:value-type="float">
            <text:p>0.100434884</text:p>
          </table:table-cell>
          <table:table-cell office:value-type="float" office:value="9.9567" calcext:value-type="float">
            <text:p>9.9567</text:p>
          </table:table-cell>
          <table:table-cell table:formula="of:=[.C390]+[.A391]" office:value-type="float" office:value="43.100037995" calcext:value-type="float">
            <text:p>43.100037995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391]+[.A392]" office:value-type="float" office:value="43.200610205" calcext:value-type="float">
            <text:p>43.200610205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392]+[.A393]" office:value-type="float" office:value="43.301350265" calcext:value-type="float">
            <text:p>43.301350265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393]+[.A394]" office:value-type="float" office:value="43.402258179" calcext:value-type="float">
            <text:p>43.402258179</text:p>
          </table:table-cell>
        </table:table-row>
        <table:table-row table:style-name="ro1">
          <table:table-cell office:value-type="float" office:value="0.101014726" calcext:value-type="float">
            <text:p>0.101014726</text:p>
          </table:table-cell>
          <table:table-cell office:value-type="float" office:value="9.899547" calcext:value-type="float">
            <text:p>9.899547</text:p>
          </table:table-cell>
          <table:table-cell table:formula="of:=[.C394]+[.A395]" office:value-type="float" office:value="43.503272905" calcext:value-type="float">
            <text:p>43.503272905</text:p>
          </table:table-cell>
        </table:table-row>
        <table:table-row table:style-name="ro1">
          <table:table-cell office:value-type="float" office:value="0.10118257" calcext:value-type="float">
            <text:p>0.10118257</text:p>
          </table:table-cell>
          <table:table-cell office:value-type="float" office:value="9.883125" calcext:value-type="float">
            <text:p>9.883125</text:p>
          </table:table-cell>
          <table:table-cell table:formula="of:=[.C395]+[.A396]" office:value-type="float" office:value="43.604455475" calcext:value-type="float">
            <text:p>43.604455475</text:p>
          </table:table-cell>
        </table:table-row>
        <table:table-row table:style-name="ro1">
          <table:table-cell office:value-type="float" office:value="0.10144198" calcext:value-type="float">
            <text:p>0.10144198</text:p>
          </table:table-cell>
          <table:table-cell office:value-type="float" office:value="9.857852" calcext:value-type="float">
            <text:p>9.857852</text:p>
          </table:table-cell>
          <table:table-cell table:formula="of:=[.C396]+[.A397]" office:value-type="float" office:value="43.705897455" calcext:value-type="float">
            <text:p>43.705897455</text:p>
          </table:table-cell>
        </table:table-row>
        <table:table-row table:style-name="ro1">
          <table:table-cell office:value-type="float" office:value="0.10171664" calcext:value-type="float">
            <text:p>0.10171664</text:p>
          </table:table-cell>
          <table:table-cell office:value-type="float" office:value="9.831233" calcext:value-type="float">
            <text:p>9.831233</text:p>
          </table:table-cell>
          <table:table-cell table:formula="of:=[.C397]+[.A398]" office:value-type="float" office:value="43.807614095" calcext:value-type="float">
            <text:p>43.807614095</text:p>
          </table:table-cell>
        </table:table-row>
        <table:table-row table:style-name="ro1">
          <table:table-cell office:value-type="float" office:value="0.102098115" calcext:value-type="float">
            <text:p>0.102098115</text:p>
          </table:table-cell>
          <table:table-cell office:value-type="float" office:value="9.7945" calcext:value-type="float">
            <text:p>9.7945</text:p>
          </table:table-cell>
          <table:table-cell table:formula="of:=[.C398]+[.A399]" office:value-type="float" office:value="43.90971221" calcext:value-type="float">
            <text:p>43.90971221</text:p>
          </table:table-cell>
        </table:table-row>
        <table:table-row table:style-name="ro1">
          <table:table-cell office:value-type="float" office:value="0.10226596" calcext:value-type="float">
            <text:p>0.10226596</text:p>
          </table:table-cell>
          <table:table-cell office:value-type="float" office:value="9.778424" calcext:value-type="float">
            <text:p>9.778424</text:p>
          </table:table-cell>
          <table:table-cell table:formula="of:=[.C399]+[.A400]" office:value-type="float" office:value="44.01197817" calcext:value-type="float">
            <text:p>44.01197817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400]+[.A401]" office:value-type="float" office:value="44.11447302" calcext:value-type="float">
            <text:p>44.11447302</text:p>
          </table:table-cell>
        </table:table-row>
        <table:table-row table:style-name="ro1">
          <table:table-cell office:value-type="float" office:value="0.102784775" calcext:value-type="float">
            <text:p>0.102784775</text:p>
          </table:table-cell>
          <table:table-cell office:value-type="float" office:value="9.729068" calcext:value-type="float">
            <text:p>9.729068</text:p>
          </table:table-cell>
          <table:table-cell table:formula="of:=[.C401]+[.A402]" office:value-type="float" office:value="44.217257795" calcext:value-type="float">
            <text:p>44.217257795</text:p>
          </table:table-cell>
        </table:table-row>
        <table:table-row table:style-name="ro1">
          <table:table-cell office:value-type="float" office:value="0.102922104" calcext:value-type="float">
            <text:p>0.102922104</text:p>
          </table:table-cell>
          <table:table-cell office:value-type="float" office:value="9.716086" calcext:value-type="float">
            <text:p>9.716086</text:p>
          </table:table-cell>
          <table:table-cell table:formula="of:=[.C402]+[.A403]" office:value-type="float" office:value="44.320179899" calcext:value-type="float">
            <text:p>44.320179899</text:p>
          </table:table-cell>
        </table:table-row>
        <table:table-row table:style-name="ro1">
          <table:table-cell office:value-type="float" office:value="0.10295262" calcext:value-type="float">
            <text:p>0.10295262</text:p>
          </table:table-cell>
          <table:table-cell office:value-type="float" office:value="9.713206" calcext:value-type="float">
            <text:p>9.713206</text:p>
          </table:table-cell>
          <table:table-cell table:formula="of:=[.C403]+[.A404]" office:value-type="float" office:value="44.423132519" calcext:value-type="float">
            <text:p>44.423132519</text:p>
          </table:table-cell>
        </table:table-row>
        <table:table-row table:style-name="ro1">
          <table:table-cell office:value-type="float" office:value="0.10321202" calcext:value-type="float">
            <text:p>0.10321202</text:p>
          </table:table-cell>
          <table:table-cell office:value-type="float" office:value="9.688794" calcext:value-type="float">
            <text:p>9.688794</text:p>
          </table:table-cell>
          <table:table-cell table:formula="of:=[.C404]+[.A405]" office:value-type="float" office:value="44.526344539" calcext:value-type="float">
            <text:p>44.526344539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405]+[.A406]" office:value-type="float" office:value="44.629648119" calcext:value-type="float">
            <text:p>44.629648119</text:p>
          </table:table-cell>
        </table:table-row>
        <table:table-row table:style-name="ro1">
          <table:table-cell office:value-type="float" office:value="0.10322728" calcext:value-type="float">
            <text:p>0.10322728</text:p>
          </table:table-cell>
          <table:table-cell office:value-type="float" office:value="9.687362" calcext:value-type="float">
            <text:p>9.687362</text:p>
          </table:table-cell>
          <table:table-cell table:formula="of:=[.C406]+[.A407]" office:value-type="float" office:value="44.732875399" calcext:value-type="float">
            <text:p>44.732875399</text:p>
          </table:table-cell>
        </table:table-row>
        <table:table-row table:style-name="ro1">
          <table:table-cell office:value-type="float" office:value="0.10322728" calcext:value-type="float">
            <text:p>0.10322728</text:p>
          </table:table-cell>
          <table:table-cell office:value-type="float" office:value="9.687362" calcext:value-type="float">
            <text:p>9.687362</text:p>
          </table:table-cell>
          <table:table-cell table:formula="of:=[.C407]+[.A408]" office:value-type="float" office:value="44.836102679" calcext:value-type="float">
            <text:p>44.836102679</text:p>
          </table:table-cell>
        </table:table-row>
        <table:table-row table:style-name="ro1">
          <table:table-cell office:value-type="float" office:value="0.10334936" calcext:value-type="float">
            <text:p>0.10334936</text:p>
          </table:table-cell>
          <table:table-cell office:value-type="float" office:value="9.675919" calcext:value-type="float">
            <text:p>9.675919</text:p>
          </table:table-cell>
          <table:table-cell table:formula="of:=[.C408]+[.A409]" office:value-type="float" office:value="44.939452039" calcext:value-type="float">
            <text:p>44.939452039</text:p>
          </table:table-cell>
        </table:table-row>
        <table:table-row table:style-name="ro1">
          <table:table-cell office:value-type="float" office:value="0.10324254" calcext:value-type="float">
            <text:p>0.10324254</text:p>
          </table:table-cell>
          <table:table-cell office:value-type="float" office:value="9.68593" calcext:value-type="float">
            <text:p>9.68593</text:p>
          </table:table-cell>
          <table:table-cell table:formula="of:=[.C409]+[.A410]" office:value-type="float" office:value="45.042694579" calcext:value-type="float">
            <text:p>45.042694579</text:p>
          </table:table-cell>
        </table:table-row>
        <table:table-row table:style-name="ro1">
          <table:table-cell office:value-type="float" office:value="0.10284581" calcext:value-type="float">
            <text:p>0.10284581</text:p>
          </table:table-cell>
          <table:table-cell office:value-type="float" office:value="9.723293" calcext:value-type="float">
            <text:p>9.723293</text:p>
          </table:table-cell>
          <table:table-cell table:formula="of:=[.C410]+[.A411]" office:value-type="float" office:value="45.145540389" calcext:value-type="float">
            <text:p>45.145540389</text:p>
          </table:table-cell>
        </table:table-row>
        <table:table-row table:style-name="ro1">
          <table:table-cell office:value-type="float" office:value="0.102708474" calcext:value-type="float">
            <text:p>0.102708474</text:p>
          </table:table-cell>
          <table:table-cell office:value-type="float" office:value="9.736295" calcext:value-type="float">
            <text:p>9.736295</text:p>
          </table:table-cell>
          <table:table-cell table:formula="of:=[.C411]+[.A412]" office:value-type="float" office:value="45.248248863" calcext:value-type="float">
            <text:p>45.248248863</text:p>
          </table:table-cell>
        </table:table-row>
        <table:table-row table:style-name="ro1">
          <table:table-cell office:value-type="float" office:value="0.10264744" calcext:value-type="float">
            <text:p>0.10264744</text:p>
          </table:table-cell>
          <table:table-cell office:value-type="float" office:value="9.742084" calcext:value-type="float">
            <text:p>9.742084</text:p>
          </table:table-cell>
          <table:table-cell table:formula="of:=[.C412]+[.A413]" office:value-type="float" office:value="45.350896303" calcext:value-type="float">
            <text:p>45.350896303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413]+[.A414]" office:value-type="float" office:value="45.453375893" calcext:value-type="float">
            <text:p>45.453375893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414]+[.A415]" office:value-type="float" office:value="45.555611337" calcext:value-type="float">
            <text:p>45.555611337</text:p>
          </table:table-cell>
        </table:table-row>
        <table:table-row table:style-name="ro1">
          <table:table-cell office:value-type="float" office:value="0.101853974" calcext:value-type="float">
            <text:p>0.101853974</text:p>
          </table:table-cell>
          <table:table-cell office:value-type="float" office:value="9.817977" calcext:value-type="float">
            <text:p>9.817977</text:p>
          </table:table-cell>
          <table:table-cell table:formula="of:=[.C415]+[.A416]" office:value-type="float" office:value="45.657465311" calcext:value-type="float">
            <text:p>45.657465311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416]+[.A417]" office:value-type="float" office:value="45.758953067" calcext:value-type="float">
            <text:p>45.758953067</text:p>
          </table:table-cell>
        </table:table-row>
        <table:table-row table:style-name="ro1">
          <table:table-cell office:value-type="float" office:value="0.10124361" calcext:value-type="float">
            <text:p>0.10124361</text:p>
          </table:table-cell>
          <table:table-cell office:value-type="float" office:value="9.877167" calcext:value-type="float">
            <text:p>9.877167</text:p>
          </table:table-cell>
          <table:table-cell table:formula="of:=[.C417]+[.A418]" office:value-type="float" office:value="45.860196677" calcext:value-type="float">
            <text:p>45.860196677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418]+[.A419]" office:value-type="float" office:value="45.961150367" calcext:value-type="float">
            <text:p>45.961150367</text:p>
          </table:table-cell>
        </table:table-row>
        <table:table-row table:style-name="ro1">
          <table:table-cell office:value-type="float" office:value="0.100556955" calcext:value-type="float">
            <text:p>0.100556955</text:p>
          </table:table-cell>
          <table:table-cell office:value-type="float" office:value="9.944613" calcext:value-type="float">
            <text:p>9.944613</text:p>
          </table:table-cell>
          <table:table-cell table:formula="of:=[.C419]+[.A420]" office:value-type="float" office:value="46.061707322" calcext:value-type="float">
            <text:p>46.061707322</text:p>
          </table:table-cell>
        </table:table-row>
        <table:table-row table:style-name="ro1">
          <table:table-cell office:value-type="float" office:value="0.10017548" calcext:value-type="float">
            <text:p>0.10017548</text:p>
          </table:table-cell>
          <table:table-cell office:value-type="float" office:value="9.982483" calcext:value-type="float">
            <text:p>9.982483</text:p>
          </table:table-cell>
          <table:table-cell table:formula="of:=[.C420]+[.A421]" office:value-type="float" office:value="46.161882802" calcext:value-type="float">
            <text:p>46.161882802</text:p>
          </table:table-cell>
        </table:table-row>
        <table:table-row table:style-name="ro1">
          <table:table-cell office:value-type="float" office:value="0.0998703" calcext:value-type="float">
            <text:p>0.0998703</text:p>
          </table:table-cell>
          <table:table-cell office:value-type="float" office:value="10.012986" calcext:value-type="float">
            <text:p>10.012986</text:p>
          </table:table-cell>
          <table:table-cell table:formula="of:=[.C421]+[.A422]" office:value-type="float" office:value="46.261753102" calcext:value-type="float">
            <text:p>46.261753102</text:p>
          </table:table-cell>
        </table:table-row>
        <table:table-row table:style-name="ro1">
          <table:table-cell office:value-type="float" office:value="0.09964141" calcext:value-type="float">
            <text:p>0.09964141</text:p>
          </table:table-cell>
          <table:table-cell office:value-type="float" office:value="10.035988" calcext:value-type="float">
            <text:p>10.035988</text:p>
          </table:table-cell>
          <table:table-cell table:formula="of:=[.C422]+[.A423]" office:value-type="float" office:value="46.361394512" calcext:value-type="float">
            <text:p>46.361394512</text:p>
          </table:table-cell>
        </table:table-row>
        <table:table-row table:style-name="ro1">
          <table:table-cell office:value-type="float" office:value="0.0991989" calcext:value-type="float">
            <text:p>0.0991989</text:p>
          </table:table-cell>
          <table:table-cell office:value-type="float" office:value="10.080757" calcext:value-type="float">
            <text:p>10.080757</text:p>
          </table:table-cell>
          <table:table-cell table:formula="of:=[.C423]+[.A424]" office:value-type="float" office:value="46.460593412" calcext:value-type="float">
            <text:p>46.460593412</text:p>
          </table:table-cell>
        </table:table-row>
        <table:table-row table:style-name="ro1">
          <table:table-cell office:value-type="float" office:value="0.09883268" calcext:value-type="float">
            <text:p>0.09883268</text:p>
          </table:table-cell>
          <table:table-cell office:value-type="float" office:value="10.11811" calcext:value-type="float">
            <text:p>10.11811</text:p>
          </table:table-cell>
          <table:table-cell table:formula="of:=[.C424]+[.A425]" office:value-type="float" office:value="46.559426092" calcext:value-type="float">
            <text:p>46.559426092</text:p>
          </table:table-cell>
        </table:table-row>
        <table:table-row table:style-name="ro1">
          <table:table-cell office:value-type="float" office:value="0.0988632" calcext:value-type="float">
            <text:p>0.0988632</text:p>
          </table:table-cell>
          <table:table-cell office:value-type="float" office:value="10.114986" calcext:value-type="float">
            <text:p>10.114986</text:p>
          </table:table-cell>
          <table:table-cell table:formula="of:=[.C425]+[.A426]" office:value-type="float" office:value="46.658289292" calcext:value-type="float">
            <text:p>46.658289292</text:p>
          </table:table-cell>
        </table:table-row>
        <table:table-row table:style-name="ro1">
          <table:table-cell office:value-type="float" office:value="0.09904631" calcext:value-type="float">
            <text:p>0.09904631</text:p>
          </table:table-cell>
          <table:table-cell office:value-type="float" office:value="10.096288" calcext:value-type="float">
            <text:p>10.096288</text:p>
          </table:table-cell>
          <table:table-cell table:formula="of:=[.C426]+[.A427]" office:value-type="float" office:value="46.757335602" calcext:value-type="float">
            <text:p>46.757335602</text:p>
          </table:table-cell>
        </table:table-row>
        <table:table-row table:style-name="ro1">
          <table:table-cell office:value-type="float" office:value="0.099137865" calcext:value-type="float">
            <text:p>0.099137865</text:p>
          </table:table-cell>
          <table:table-cell office:value-type="float" office:value="10.086964" calcext:value-type="float">
            <text:p>10.086964</text:p>
          </table:table-cell>
          <table:table-cell table:formula="of:=[.C427]+[.A428]" office:value-type="float" office:value="46.856473467" calcext:value-type="float">
            <text:p>46.856473467</text:p>
          </table:table-cell>
        </table:table-row>
        <table:table-row table:style-name="ro1">
          <table:table-cell office:value-type="float" office:value="0.09929045" calcext:value-type="float">
            <text:p>0.09929045</text:p>
          </table:table-cell>
          <table:table-cell office:value-type="float" office:value="10.071462" calcext:value-type="float">
            <text:p>10.071462</text:p>
          </table:table-cell>
          <table:table-cell table:formula="of:=[.C428]+[.A429]" office:value-type="float" office:value="46.955763917" calcext:value-type="float">
            <text:p>46.955763917</text:p>
          </table:table-cell>
        </table:table-row>
        <table:table-row table:style-name="ro1">
          <table:table-cell office:value-type="float" office:value="0.0995346" calcext:value-type="float">
            <text:p>0.0995346</text:p>
          </table:table-cell>
          <table:table-cell office:value-type="float" office:value="10.046758" calcext:value-type="float">
            <text:p>10.046758</text:p>
          </table:table-cell>
          <table:table-cell table:formula="of:=[.C429]+[.A430]" office:value-type="float" office:value="47.055298517" calcext:value-type="float">
            <text:p>47.055298517</text:p>
          </table:table-cell>
        </table:table-row>
        <table:table-row table:style-name="ro1">
          <table:table-cell office:value-type="float" office:value="0.099732965" calcext:value-type="float">
            <text:p>0.099732965</text:p>
          </table:table-cell>
          <table:table-cell office:value-type="float" office:value="10.026775" calcext:value-type="float">
            <text:p>10.026775</text:p>
          </table:table-cell>
          <table:table-cell table:formula="of:=[.C430]+[.A431]" office:value-type="float" office:value="47.155031482" calcext:value-type="float">
            <text:p>47.155031482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431]+[.A432]" office:value-type="float" office:value="47.254856002" calcext:value-type="float">
            <text:p>47.254856002</text:p>
          </table:table-cell>
        </table:table-row>
        <table:table-row table:style-name="ro1">
          <table:table-cell office:value-type="float" office:value="0.10003815" calcext:value-type="float">
            <text:p>0.10003815</text:p>
          </table:table-cell>
          <table:table-cell office:value-type="float" office:value="9.996186" calcext:value-type="float">
            <text:p>9.996186</text:p>
          </table:table-cell>
          <table:table-cell table:formula="of:=[.C432]+[.A433]" office:value-type="float" office:value="47.354894152" calcext:value-type="float">
            <text:p>47.354894152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433]+[.A434]" office:value-type="float" office:value="47.455374812" calcext:value-type="float">
            <text:p>47.455374812</text:p>
          </table:table-cell>
        </table:table-row>
        <table:table-row table:style-name="ro1">
          <table:table-cell office:value-type="float" office:value="0.10083162" calcext:value-type="float">
            <text:p>0.10083162</text:p>
          </table:table-cell>
          <table:table-cell office:value-type="float" office:value="9.917524" calcext:value-type="float">
            <text:p>9.917524</text:p>
          </table:table-cell>
          <table:table-cell table:formula="of:=[.C434]+[.A435]" office:value-type="float" office:value="47.556206432" calcext:value-type="float">
            <text:p>47.556206432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435]+[.A436]" office:value-type="float" office:value="47.657083832" calcext:value-type="float">
            <text:p>47.657083832</text:p>
          </table:table-cell>
        </table:table-row>
        <table:table-row table:style-name="ro1">
          <table:table-cell office:value-type="float" office:value="0.10110628" calcext:value-type="float">
            <text:p>0.10110628</text:p>
          </table:table-cell>
          <table:table-cell office:value-type="float" office:value="9.890583" calcext:value-type="float">
            <text:p>9.890583</text:p>
          </table:table-cell>
          <table:table-cell table:formula="of:=[.C436]+[.A437]" office:value-type="float" office:value="47.758190112" calcext:value-type="float">
            <text:p>47.758190112</text:p>
          </table:table-cell>
        </table:table-row>
        <table:table-row table:style-name="ro1">
          <table:table-cell office:value-type="float" office:value="0.10756084" calcext:value-type="float">
            <text:p>0.10756084</text:p>
          </table:table-cell>
          <table:table-cell office:value-type="float" office:value="9.297064" calcext:value-type="float">
            <text:p>9.297064</text:p>
          </table:table-cell>
          <table:table-cell table:formula="of:=[.C437]+[.A438]" office:value-type="float" office:value="47.865750952" calcext:value-type="float">
            <text:p>47.865750952</text:p>
          </table:table-cell>
        </table:table-row>
        <table:table-row table:style-name="ro1">
          <table:table-cell office:value-type="float" office:value="0.12111086" calcext:value-type="float">
            <text:p>0.12111086</text:p>
          </table:table-cell>
          <table:table-cell office:value-type="float" office:value="8.256898" calcext:value-type="float">
            <text:p>8.256898</text:p>
          </table:table-cell>
          <table:table-cell table:formula="of:=[.C438]+[.A439]" office:value-type="float" office:value="47.986861812" calcext:value-type="float">
            <text:p>47.986861812</text:p>
          </table:table-cell>
        </table:table-row>
        <table:table-row table:style-name="ro1">
          <table:table-cell office:value-type="float" office:value="0.12852675" calcext:value-type="float">
            <text:p>0.12852675</text:p>
          </table:table-cell>
          <table:table-cell office:value-type="float" office:value="7.780482" calcext:value-type="float">
            <text:p>7.780482</text:p>
          </table:table-cell>
          <table:table-cell table:formula="of:=[.C439]+[.A440]" office:value-type="float" office:value="48.115388562" calcext:value-type="float">
            <text:p>48.115388562</text:p>
          </table:table-cell>
        </table:table-row>
        <table:table-row table:style-name="ro1">
          <table:table-cell office:value-type="float" office:value="0.13756008" calcext:value-type="float">
            <text:p>0.13756008</text:p>
          </table:table-cell>
          <table:table-cell office:value-type="float" office:value="7.2695503" calcext:value-type="float">
            <text:p>7.2695503</text:p>
          </table:table-cell>
          <table:table-cell table:formula="of:=[.C440]+[.A441]" office:value-type="float" office:value="48.252948642" calcext:value-type="float">
            <text:p>48.252948642</text:p>
          </table:table-cell>
        </table:table-row>
        <table:table-row table:style-name="ro1">
          <table:table-cell office:value-type="float" office:value="0.13165484" calcext:value-type="float">
            <text:p>0.13165484</text:p>
          </table:table-cell>
          <table:table-cell office:value-type="float" office:value="7.595619" calcext:value-type="float">
            <text:p>7.595619</text:p>
          </table:table-cell>
          <table:table-cell table:formula="of:=[.C441]+[.A442]" office:value-type="float" office:value="48.384603482" calcext:value-type="float">
            <text:p>48.384603482</text:p>
          </table:table-cell>
        </table:table-row>
        <table:table-row table:style-name="ro1">
          <table:table-cell office:value-type="float" office:value="0.13052568" calcext:value-type="float">
            <text:p>0.13052568</text:p>
          </table:table-cell>
          <table:table-cell office:value-type="float" office:value="7.661328" calcext:value-type="float">
            <text:p>7.661328</text:p>
          </table:table-cell>
          <table:table-cell table:formula="of:=[.C442]+[.A443]" office:value-type="float" office:value="48.515129162" calcext:value-type="float">
            <text:p>48.515129162</text:p>
          </table:table-cell>
        </table:table-row>
        <table:table-row table:style-name="ro1">
          <table:table-cell office:value-type="float" office:value="0.130251" calcext:value-type="float">
            <text:p>0.130251</text:p>
          </table:table-cell>
          <table:table-cell office:value-type="float" office:value="7.6774836" calcext:value-type="float">
            <text:p>7.6774836</text:p>
          </table:table-cell>
          <table:table-cell table:formula="of:=[.C443]+[.A444]" office:value-type="float" office:value="48.645380162" calcext:value-type="float">
            <text:p>48.645380162</text:p>
          </table:table-cell>
        </table:table-row>
        <table:table-row table:style-name="ro1">
          <table:table-cell office:value-type="float" office:value="0.12387274" calcext:value-type="float">
            <text:p>0.12387274</text:p>
          </table:table-cell>
          <table:table-cell office:value-type="float" office:value="8.072802" calcext:value-type="float">
            <text:p>8.072802</text:p>
          </table:table-cell>
          <table:table-cell table:formula="of:=[.C444]+[.A445]" office:value-type="float" office:value="48.769252902" calcext:value-type="float">
            <text:p>48.769252902</text:p>
          </table:table-cell>
        </table:table-row>
        <table:table-row table:style-name="ro1">
          <table:table-cell office:value-type="float" office:value="0.1176318" calcext:value-type="float">
            <text:p>0.1176318</text:p>
          </table:table-cell>
          <table:table-cell office:value-type="float" office:value="8.501102" calcext:value-type="float">
            <text:p>8.501102</text:p>
          </table:table-cell>
          <table:table-cell table:formula="of:=[.C445]+[.A446]" office:value-type="float" office:value="48.886884702" calcext:value-type="float">
            <text:p>48.886884702</text:p>
          </table:table-cell>
        </table:table-row>
        <table:table-row table:style-name="ro1">
          <table:table-cell office:value-type="float" office:value="0.10691997" calcext:value-type="float">
            <text:p>0.10691997</text:p>
          </table:table-cell>
          <table:table-cell office:value-type="float" office:value="9.35279" calcext:value-type="float">
            <text:p>9.35279</text:p>
          </table:table-cell>
          <table:table-cell table:formula="of:=[.C446]+[.A447]" office:value-type="float" office:value="48.993804672" calcext:value-type="float">
            <text:p>48.993804672</text:p>
          </table:table-cell>
        </table:table-row>
        <table:table-row table:style-name="ro1">
          <table:table-cell office:value-type="float" office:value="0.10443275" calcext:value-type="float">
            <text:p>0.10443275</text:p>
          </table:table-cell>
          <table:table-cell office:value-type="float" office:value="9.575541" calcext:value-type="float">
            <text:p>9.575541</text:p>
          </table:table-cell>
          <table:table-cell table:formula="of:=[.C447]+[.A448]" office:value-type="float" office:value="49.098237422" calcext:value-type="float">
            <text:p>49.098237422</text:p>
          </table:table-cell>
        </table:table-row>
        <table:table-row table:style-name="ro1">
          <table:table-cell office:value-type="float" office:value="0.1024033" calcext:value-type="float">
            <text:p>0.1024033</text:p>
          </table:table-cell>
          <table:table-cell office:value-type="float" office:value="9.76531" calcext:value-type="float">
            <text:p>9.76531</text:p>
          </table:table-cell>
          <table:table-cell table:formula="of:=[.C448]+[.A449]" office:value-type="float" office:value="49.200640722" calcext:value-type="float">
            <text:p>49.200640722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449]+[.A450]" office:value-type="float" office:value="49.304203702" calcext:value-type="float">
            <text:p>49.304203702</text:p>
          </table:table-cell>
        </table:table-row>
        <table:table-row table:style-name="ro1">
          <table:table-cell office:value-type="float" office:value="0.11099412" calcext:value-type="float">
            <text:p>0.11099412</text:p>
          </table:table-cell>
          <table:table-cell office:value-type="float" office:value="9.009486" calcext:value-type="float">
            <text:p>9.009486</text:p>
          </table:table-cell>
          <table:table-cell table:formula="of:=[.C450]+[.A451]" office:value-type="float" office:value="49.415197822" calcext:value-type="float">
            <text:p>49.415197822</text:p>
          </table:table-cell>
        </table:table-row>
        <table:table-row table:style-name="ro1">
          <table:table-cell office:value-type="float" office:value="0.11358816" calcext:value-type="float">
            <text:p>0.11358816</text:p>
          </table:table-cell>
          <table:table-cell office:value-type="float" office:value="8.803734" calcext:value-type="float">
            <text:p>8.803734</text:p>
          </table:table-cell>
          <table:table-cell table:formula="of:=[.C451]+[.A452]" office:value-type="float" office:value="49.528785982" calcext:value-type="float">
            <text:p>49.528785982</text:p>
          </table:table-cell>
        </table:table-row>
        <table:table-row table:style-name="ro1">
          <table:table-cell office:value-type="float" office:value="0.11587701" calcext:value-type="float">
            <text:p>0.11587701</text:p>
          </table:table-cell>
          <table:table-cell office:value-type="float" office:value="8.629839" calcext:value-type="float">
            <text:p>8.629839</text:p>
          </table:table-cell>
          <table:table-cell table:formula="of:=[.C452]+[.A453]" office:value-type="float" office:value="49.644662992" calcext:value-type="float">
            <text:p>49.644662992</text:p>
          </table:table-cell>
        </table:table-row>
        <table:table-row table:style-name="ro1">
          <table:table-cell office:value-type="float" office:value="0.116502635" calcext:value-type="float">
            <text:p>0.116502635</text:p>
          </table:table-cell>
          <table:table-cell office:value-type="float" office:value="8.583497" calcext:value-type="float">
            <text:p>8.583497</text:p>
          </table:table-cell>
          <table:table-cell table:formula="of:=[.C453]+[.A454]" office:value-type="float" office:value="49.761165627" calcext:value-type="float">
            <text:p>49.761165627</text:p>
          </table:table-cell>
        </table:table-row>
        <table:table-row table:style-name="ro1">
          <table:table-cell office:value-type="float" office:value="0.112382695" calcext:value-type="float">
            <text:p>0.112382695</text:p>
          </table:table-cell>
          <table:table-cell office:value-type="float" office:value="8.898168" calcext:value-type="float">
            <text:p>8.898168</text:p>
          </table:table-cell>
          <table:table-cell table:formula="of:=[.C454]+[.A455]" office:value-type="float" office:value="49.873548322" calcext:value-type="float">
            <text:p>49.873548322</text:p>
          </table:table-cell>
        </table:table-row>
        <table:table-row table:style-name="ro1">
          <table:table-cell office:value-type="float" office:value="0.108369574" calcext:value-type="float">
            <text:p>0.108369574</text:p>
          </table:table-cell>
          <table:table-cell office:value-type="float" office:value="9.227683" calcext:value-type="float">
            <text:p>9.227683</text:p>
          </table:table-cell>
          <table:table-cell table:formula="of:=[.C455]+[.A456]" office:value-type="float" office:value="49.981917896" calcext:value-type="float">
            <text:p>49.981917896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456]+[.A457]" office:value-type="float" office:value="50.087983356" calcext:value-type="float">
            <text:p>50.087983356</text:p>
          </table:table-cell>
        </table:table-row>
        <table:table-row table:style-name="ro1">
          <table:table-cell office:value-type="float" office:value="0.10614175" calcext:value-type="float">
            <text:p>0.10614175</text:p>
          </table:table-cell>
          <table:table-cell office:value-type="float" office:value="9.421363" calcext:value-type="float">
            <text:p>9.421363</text:p>
          </table:table-cell>
          <table:table-cell table:formula="of:=[.C457]+[.A458]" office:value-type="float" office:value="50.194125106" calcext:value-type="float">
            <text:p>50.194125106</text:p>
          </table:table-cell>
        </table:table-row>
        <table:table-row table:style-name="ro1">
          <table:table-cell office:value-type="float" office:value="0.105271995" calcext:value-type="float">
            <text:p>0.105271995</text:p>
          </table:table-cell>
          <table:table-cell office:value-type="float" office:value="9.499203" calcext:value-type="float">
            <text:p>9.499203</text:p>
          </table:table-cell>
          <table:table-cell table:formula="of:=[.C458]+[.A459]" office:value-type="float" office:value="50.299397101" calcext:value-type="float">
            <text:p>50.299397101</text:p>
          </table:table-cell>
        </table:table-row>
        <table:table-row table:style-name="ro1">
          <table:table-cell office:value-type="float" office:value="0.10615701" calcext:value-type="float">
            <text:p>0.10615701</text:p>
          </table:table-cell>
          <table:table-cell office:value-type="float" office:value="9.420009" calcext:value-type="float">
            <text:p>9.420009</text:p>
          </table:table-cell>
          <table:table-cell table:formula="of:=[.C459]+[.A460]" office:value-type="float" office:value="50.405554111" calcext:value-type="float">
            <text:p>50.405554111</text:p>
          </table:table-cell>
        </table:table-row>
        <table:table-row table:style-name="ro1">
          <table:table-cell office:value-type="float" office:value="0.11123827" calcext:value-type="float">
            <text:p>0.11123827</text:p>
          </table:table-cell>
          <table:table-cell office:value-type="float" office:value="8.989712" calcext:value-type="float">
            <text:p>8.989712</text:p>
          </table:table-cell>
          <table:table-cell table:formula="of:=[.C460]+[.A461]" office:value-type="float" office:value="50.516792381" calcext:value-type="float">
            <text:p>50.516792381</text:p>
          </table:table-cell>
        </table:table-row>
        <table:table-row table:style-name="ro1">
          <table:table-cell office:value-type="float" office:value="0.11389334" calcext:value-type="float">
            <text:p>0.11389334</text:p>
          </table:table-cell>
          <table:table-cell office:value-type="float" office:value="8.780145" calcext:value-type="float">
            <text:p>8.780145</text:p>
          </table:table-cell>
          <table:table-cell table:formula="of:=[.C461]+[.A462]" office:value-type="float" office:value="50.630685721" calcext:value-type="float">
            <text:p>50.630685721</text:p>
          </table:table-cell>
        </table:table-row>
        <table:table-row table:style-name="ro1">
          <table:table-cell office:value-type="float" office:value="0.11685359" calcext:value-type="float">
            <text:p>0.11685359</text:p>
          </table:table-cell>
          <table:table-cell office:value-type="float" office:value="8.557717" calcext:value-type="float">
            <text:p>8.557717</text:p>
          </table:table-cell>
          <table:table-cell table:formula="of:=[.C462]+[.A463]" office:value-type="float" office:value="50.747539311" calcext:value-type="float">
            <text:p>50.747539311</text:p>
          </table:table-cell>
        </table:table-row>
        <table:table-row table:style-name="ro1">
          <table:table-cell office:value-type="float" office:value="0.11673152" calcext:value-type="float">
            <text:p>0.11673152</text:p>
          </table:table-cell>
          <table:table-cell office:value-type="float" office:value="8.566667" calcext:value-type="float">
            <text:p>8.566667</text:p>
          </table:table-cell>
          <table:table-cell table:formula="of:=[.C463]+[.A464]" office:value-type="float" office:value="50.864270831" calcext:value-type="float">
            <text:p>50.864270831</text:p>
          </table:table-cell>
        </table:table-row>
        <table:table-row table:style-name="ro1">
          <table:table-cell office:value-type="float" office:value="0.113923855" calcext:value-type="float">
            <text:p>0.113923855</text:p>
          </table:table-cell>
          <table:table-cell office:value-type="float" office:value="8.777793" calcext:value-type="float">
            <text:p>8.777793</text:p>
          </table:table-cell>
          <table:table-cell table:formula="of:=[.C464]+[.A465]" office:value-type="float" office:value="50.978194686" calcext:value-type="float">
            <text:p>50.978194686</text:p>
          </table:table-cell>
        </table:table-row>
        <table:table-row table:style-name="ro1">
          <table:table-cell office:value-type="float" office:value="0.111299306" calcext:value-type="float">
            <text:p>0.111299306</text:p>
          </table:table-cell>
          <table:table-cell office:value-type="float" office:value="8.984782" calcext:value-type="float">
            <text:p>8.984782</text:p>
          </table:table-cell>
          <table:table-cell table:formula="of:=[.C465]+[.A466]" office:value-type="float" office:value="51.089493992" calcext:value-type="float">
            <text:p>51.089493992</text:p>
          </table:table-cell>
        </table:table-row>
        <table:table-row table:style-name="ro1">
          <table:table-cell office:value-type="float" office:value="0.10901045" calcext:value-type="float">
            <text:p>0.10901045</text:p>
          </table:table-cell>
          <table:table-cell office:value-type="float" office:value="9.173432" calcext:value-type="float">
            <text:p>9.173432</text:p>
          </table:table-cell>
          <table:table-cell table:formula="of:=[.C466]+[.A467]" office:value-type="float" office:value="51.198504442" calcext:value-type="float">
            <text:p>51.198504442</text:p>
          </table:table-cell>
        </table:table-row>
        <table:table-row table:style-name="ro1">
          <table:table-cell office:value-type="float" office:value="0.111924924" calcext:value-type="float">
            <text:p>0.111924924</text:p>
          </table:table-cell>
          <table:table-cell office:value-type="float" office:value="8.93456" calcext:value-type="float">
            <text:p>8.93456</text:p>
          </table:table-cell>
          <table:table-cell table:formula="of:=[.C467]+[.A468]" office:value-type="float" office:value="51.310429366" calcext:value-type="float">
            <text:p>51.310429366</text:p>
          </table:table-cell>
        </table:table-row>
        <table:table-row table:style-name="ro1">
          <table:table-cell office:value-type="float" office:value="0.11317617" calcext:value-type="float">
            <text:p>0.11317617</text:p>
          </table:table-cell>
          <table:table-cell office:value-type="float" office:value="8.835783" calcext:value-type="float">
            <text:p>8.835783</text:p>
          </table:table-cell>
          <table:table-cell table:formula="of:=[.C468]+[.A469]" office:value-type="float" office:value="51.423605536" calcext:value-type="float">
            <text:p>51.423605536</text:p>
          </table:table-cell>
        </table:table-row>
        <table:table-row table:style-name="ro1">
          <table:table-cell office:value-type="float" office:value="0.11140612" calcext:value-type="float">
            <text:p>0.11140612</text:p>
          </table:table-cell>
          <table:table-cell office:value-type="float" office:value="8.976168" calcext:value-type="float">
            <text:p>8.976168</text:p>
          </table:table-cell>
          <table:table-cell table:formula="of:=[.C469]+[.A470]" office:value-type="float" office:value="51.535011656" calcext:value-type="float">
            <text:p>51.535011656</text:p>
          </table:table-cell>
        </table:table-row>
        <table:table-row table:style-name="ro1">
          <table:table-cell office:value-type="float" office:value="0.11068895" calcext:value-type="float">
            <text:p>0.11068895</text:p>
          </table:table-cell>
          <table:table-cell office:value-type="float" office:value="9.034326" calcext:value-type="float">
            <text:p>9.034326</text:p>
          </table:table-cell>
          <table:table-cell table:formula="of:=[.C470]+[.A471]" office:value-type="float" office:value="51.645700606" calcext:value-type="float">
            <text:p>51.645700606</text:p>
          </table:table-cell>
        </table:table-row>
        <table:table-row table:style-name="ro1">
          <table:table-cell office:value-type="float" office:value="0.11241321" calcext:value-type="float">
            <text:p>0.11241321</text:p>
          </table:table-cell>
          <table:table-cell office:value-type="float" office:value="8.895752" calcext:value-type="float">
            <text:p>8.895752</text:p>
          </table:table-cell>
          <table:table-cell table:formula="of:=[.C471]+[.A472]" office:value-type="float" office:value="51.758113816" calcext:value-type="float">
            <text:p>51.758113816</text:p>
          </table:table-cell>
        </table:table-row>
        <table:table-row table:style-name="ro1">
          <table:table-cell office:value-type="float" office:value="0.11360342" calcext:value-type="float">
            <text:p>0.11360342</text:p>
          </table:table-cell>
          <table:table-cell office:value-type="float" office:value="8.802551" calcext:value-type="float">
            <text:p>8.802551</text:p>
          </table:table-cell>
          <table:table-cell table:formula="of:=[.C472]+[.A473]" office:value-type="float" office:value="51.871717236" calcext:value-type="float">
            <text:p>51.871717236</text:p>
          </table:table-cell>
        </table:table-row>
        <table:table-row table:style-name="ro1">
          <table:table-cell office:value-type="float" office:value="0.11181811" calcext:value-type="float">
            <text:p>0.11181811</text:p>
          </table:table-cell>
          <table:table-cell office:value-type="float" office:value="8.943095" calcext:value-type="float">
            <text:p>8.943095</text:p>
          </table:table-cell>
          <table:table-cell table:formula="of:=[.C473]+[.A474]" office:value-type="float" office:value="51.983535346" calcext:value-type="float">
            <text:p>51.983535346</text:p>
          </table:table-cell>
        </table:table-row>
        <table:table-row table:style-name="ro1">
          <table:table-cell office:value-type="float" office:value="0.10771344" calcext:value-type="float">
            <text:p>0.10771344</text:p>
          </table:table-cell>
          <table:table-cell office:value-type="float" office:value="9.283893" calcext:value-type="float">
            <text:p>9.283893</text:p>
          </table:table-cell>
          <table:table-cell table:formula="of:=[.C474]+[.A475]" office:value-type="float" office:value="52.091248786" calcext:value-type="float">
            <text:p>52.091248786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475]+[.A476]" office:value-type="float" office:value="52.191820996" calcext:value-type="float">
            <text:p>52.191820996</text:p>
          </table:table-cell>
        </table:table-row>
        <table:table-row table:style-name="ro1">
          <table:table-cell office:value-type="float" office:value="0.10713359" calcext:value-type="float">
            <text:p>0.10713359</text:p>
          </table:table-cell>
          <table:table-cell office:value-type="float" office:value="9.334141" calcext:value-type="float">
            <text:p>9.334141</text:p>
          </table:table-cell>
          <table:table-cell table:formula="of:=[.C476]+[.A477]" office:value-type="float" office:value="52.298954586" calcext:value-type="float">
            <text:p>52.298954586</text:p>
          </table:table-cell>
        </table:table-row>
        <table:table-row table:style-name="ro1">
          <table:table-cell office:value-type="float" office:value="0.15306325" calcext:value-type="float">
            <text:p>0.15306325</text:p>
          </table:table-cell>
          <table:table-cell office:value-type="float" office:value="6.5332465" calcext:value-type="float">
            <text:p>6.5332465</text:p>
          </table:table-cell>
          <table:table-cell table:formula="of:=[.C477]+[.A478]" office:value-type="float" office:value="52.452017836" calcext:value-type="float">
            <text:p>52.452017836</text:p>
          </table:table-cell>
        </table:table-row>
        <table:table-row table:style-name="ro1">
          <table:table-cell office:value-type="float" office:value="0.27695125" calcext:value-type="float">
            <text:p>0.27695125</text:p>
          </table:table-cell>
          <table:table-cell office:value-type="float" office:value="3.6107438" calcext:value-type="float">
            <text:p>3.6107438</text:p>
          </table:table-cell>
          <table:table-cell table:formula="of:=[.C478]+[.A479]" office:value-type="float" office:value="52.728969086" calcext:value-type="float">
            <text:p>52.728969086</text:p>
          </table:table-cell>
        </table:table-row>
        <table:table-row table:style-name="ro1">
          <table:table-cell office:value-type="float" office:value="0.30812544" calcext:value-type="float">
            <text:p>0.30812544</text:p>
          </table:table-cell>
          <table:table-cell office:value-type="float" office:value="3.2454314" calcext:value-type="float">
            <text:p>3.2454314</text:p>
          </table:table-cell>
          <table:table-cell table:formula="of:=[.C479]+[.A480]" office:value-type="float" office:value="53.037094526" calcext:value-type="float">
            <text:p>53.037094526</text:p>
          </table:table-cell>
        </table:table-row>
        <table:table-row table:style-name="ro1">
          <table:table-cell office:value-type="float" office:value="0.21516746" calcext:value-type="float">
            <text:p>0.21516746</text:p>
          </table:table-cell>
          <table:table-cell office:value-type="float" office:value="4.647543" calcext:value-type="float">
            <text:p>4.647543</text:p>
          </table:table-cell>
          <table:table-cell table:formula="of:=[.C480]+[.A481]" office:value-type="float" office:value="53.252261986" calcext:value-type="float">
            <text:p>53.252261986</text:p>
          </table:table-cell>
        </table:table-row>
        <table:table-row table:style-name="ro1">
          <table:table-cell office:value-type="float" office:value="0.16896315" calcext:value-type="float">
            <text:p>0.16896315</text:p>
          </table:table-cell>
          <table:table-cell office:value-type="float" office:value="5.9184504" calcext:value-type="float">
            <text:p>5.9184504</text:p>
          </table:table-cell>
          <table:table-cell table:formula="of:=[.C481]+[.A482]" office:value-type="float" office:value="53.421225136" calcext:value-type="float">
            <text:p>53.421225136</text:p>
          </table:table-cell>
        </table:table-row>
        <table:table-row table:style-name="ro1">
          <table:table-cell office:value-type="float" office:value="0.14084077" calcext:value-type="float">
            <text:p>0.14084077</text:p>
          </table:table-cell>
          <table:table-cell office:value-type="float" office:value="7.100217" calcext:value-type="float">
            <text:p>7.100217</text:p>
          </table:table-cell>
          <table:table-cell table:formula="of:=[.C482]+[.A483]" office:value-type="float" office:value="53.562065906" calcext:value-type="float">
            <text:p>53.562065906</text:p>
          </table:table-cell>
        </table:table-row>
        <table:table-row table:style-name="ro1">
          <table:table-cell office:value-type="float" office:value="0.12248417" calcext:value-type="float">
            <text:p>0.12248417</text:p>
          </table:table-cell>
          <table:table-cell office:value-type="float" office:value="8.164321" calcext:value-type="float">
            <text:p>8.164321</text:p>
          </table:table-cell>
          <table:table-cell table:formula="of:=[.C483]+[.A484]" office:value-type="float" office:value="53.684550076" calcext:value-type="float">
            <text:p>53.684550076</text:p>
          </table:table-cell>
        </table:table-row>
        <table:table-row table:style-name="ro1">
          <table:table-cell office:value-type="float" office:value="0.11020066" calcext:value-type="float">
            <text:p>0.11020066</text:p>
          </table:table-cell>
          <table:table-cell office:value-type="float" office:value="9.074355" calcext:value-type="float">
            <text:p>9.074355</text:p>
          </table:table-cell>
          <table:table-cell table:formula="of:=[.C484]+[.A485]" office:value-type="float" office:value="53.794750736" calcext:value-type="float">
            <text:p>53.794750736</text:p>
          </table:table-cell>
        </table:table-row>
        <table:table-row table:style-name="ro1">
          <table:table-cell office:value-type="float" office:value="0.10347143" calcext:value-type="float">
            <text:p>0.10347143</text:p>
          </table:table-cell>
          <table:table-cell office:value-type="float" office:value="9.664504" calcext:value-type="float">
            <text:p>9.664504</text:p>
          </table:table-cell>
          <table:table-cell table:formula="of:=[.C485]+[.A486]" office:value-type="float" office:value="53.898222166" calcext:value-type="float">
            <text:p>53.898222166</text:p>
          </table:table-cell>
        </table:table-row>
        <table:table-row table:style-name="ro1">
          <table:table-cell office:value-type="float" office:value="0.09828336" calcext:value-type="float">
            <text:p>0.09828336</text:p>
          </table:table-cell>
          <table:table-cell office:value-type="float" office:value="10.174663" calcext:value-type="float">
            <text:p>10.174663</text:p>
          </table:table-cell>
          <table:table-cell table:formula="of:=[.C486]+[.A487]" office:value-type="float" office:value="53.996505526" calcext:value-type="float">
            <text:p>53.996505526</text:p>
          </table:table-cell>
        </table:table-row>
        <table:table-row table:style-name="ro1">
          <table:table-cell office:value-type="float" office:value="0.09472801" calcext:value-type="float">
            <text:p>0.09472801</text:p>
          </table:table-cell>
          <table:table-cell office:value-type="float" office:value="10.55654" calcext:value-type="float">
            <text:p>10.55654</text:p>
          </table:table-cell>
          <table:table-cell table:formula="of:=[.C487]+[.A488]" office:value-type="float" office:value="54.091233536" calcext:value-type="float">
            <text:p>54.091233536</text:p>
          </table:table-cell>
        </table:table-row>
        <table:table-row table:style-name="ro1">
          <table:table-cell office:value-type="float" office:value="0.09452964" calcext:value-type="float">
            <text:p>0.09452964</text:p>
          </table:table-cell>
          <table:table-cell office:value-type="float" office:value="10.5786915" calcext:value-type="float">
            <text:p>10.5786915</text:p>
          </table:table-cell>
          <table:table-cell table:formula="of:=[.C488]+[.A489]" office:value-type="float" office:value="54.185763176" calcext:value-type="float">
            <text:p>54.185763176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489]+[.A490]" office:value-type="float" office:value="54.287083086" calcext:value-type="float">
            <text:p>54.287083086</text:p>
          </table:table-cell>
        </table:table-row>
        <table:table-row table:style-name="ro1">
          <table:table-cell office:value-type="float" office:value="0.11934081" calcext:value-type="float">
            <text:p>0.11934081</text:p>
          </table:table-cell>
          <table:table-cell office:value-type="float" office:value="8.379363" calcext:value-type="float">
            <text:p>8.379363</text:p>
          </table:table-cell>
          <table:table-cell table:formula="of:=[.C490]+[.A491]" office:value-type="float" office:value="54.406423896" calcext:value-type="float">
            <text:p>54.406423896</text:p>
          </table:table-cell>
        </table:table-row>
        <table:table-row table:style-name="ro1">
          <table:table-cell office:value-type="float" office:value="0.15550469" calcext:value-type="float">
            <text:p>0.15550469</text:p>
          </table:table-cell>
          <table:table-cell office:value-type="float" office:value="6.4306746" calcext:value-type="float">
            <text:p>6.4306746</text:p>
          </table:table-cell>
          <table:table-cell table:formula="of:=[.C491]+[.A492]" office:value-type="float" office:value="54.561928586" calcext:value-type="float">
            <text:p>54.561928586</text:p>
          </table:table-cell>
        </table:table-row>
        <table:table-row table:style-name="ro1">
          <table:table-cell office:value-type="float" office:value="0.26503396" calcext:value-type="float">
            <text:p>0.26503396</text:p>
          </table:table-cell>
          <table:table-cell office:value-type="float" office:value="3.7731013" calcext:value-type="float">
            <text:p>3.7731013</text:p>
          </table:table-cell>
          <table:table-cell table:formula="of:=[.C492]+[.A493]" office:value-type="float" office:value="54.826962546" calcext:value-type="float">
            <text:p>54.826962546</text:p>
          </table:table-cell>
        </table:table-row>
        <table:table-row table:style-name="ro1">
          <table:table-cell office:value-type="float" office:value="0.55965513" calcext:value-type="float">
            <text:p>0.55965513</text:p>
          </table:table-cell>
          <table:table-cell office:value-type="float" office:value="1.7868147" calcext:value-type="float">
            <text:p>1.7868147</text:p>
          </table:table-cell>
          <table:table-cell table:formula="of:=[.C493]+[.A494]" office:value-type="float" office:value="55.386617676" calcext:value-type="float">
            <text:p>55.386617676</text:p>
          </table:table-cell>
        </table:table-row>
        <table:table-row table:style-name="ro1">
          <table:table-cell office:value-type="float" office:value="0.36202028" calcext:value-type="float">
            <text:p>0.36202028</text:p>
          </table:table-cell>
          <table:table-cell office:value-type="float" office:value="2.7622762" calcext:value-type="float">
            <text:p>2.7622762</text:p>
          </table:table-cell>
          <table:table-cell table:formula="of:=[.C494]+[.A495]" office:value-type="float" office:value="55.748637956" calcext:value-type="float">
            <text:p>55.748637956</text:p>
          </table:table-cell>
        </table:table-row>
        <table:table-row table:style-name="ro1">
          <table:table-cell office:value-type="float" office:value="0.22294956" calcext:value-type="float">
            <text:p>0.22294956</text:p>
          </table:table-cell>
          <table:table-cell office:value-type="float" office:value="4.485319" calcext:value-type="float">
            <text:p>4.485319</text:p>
          </table:table-cell>
          <table:table-cell table:formula="of:=[.C495]+[.A496]" office:value-type="float" office:value="55.971587516" calcext:value-type="float">
            <text:p>55.971587516</text:p>
          </table:table-cell>
        </table:table-row>
        <table:table-row table:style-name="ro1">
          <table:table-cell office:value-type="float" office:value="0.16540779" calcext:value-type="float">
            <text:p>0.16540779</text:p>
          </table:table-cell>
          <table:table-cell office:value-type="float" office:value="6.0456643" calcext:value-type="float">
            <text:p>6.0456643</text:p>
          </table:table-cell>
          <table:table-cell table:formula="of:=[.C496]+[.A497]" office:value-type="float" office:value="56.136995306" calcext:value-type="float">
            <text:p>56.136995306</text:p>
          </table:table-cell>
        </table:table-row>
        <table:table-row table:style-name="ro1">
          <table:table-cell office:value-type="float" office:value="0.1343557" calcext:value-type="float">
            <text:p>0.1343557</text:p>
          </table:table-cell>
          <table:table-cell office:value-type="float" office:value="7.4429297" calcext:value-type="float">
            <text:p>7.4429297</text:p>
          </table:table-cell>
          <table:table-cell table:formula="of:=[.C497]+[.A498]" office:value-type="float" office:value="56.271351006" calcext:value-type="float">
            <text:p>56.271351006</text:p>
          </table:table-cell>
        </table:table-row>
        <table:table-row table:style-name="ro1">
          <table:table-cell office:value-type="float" office:value="0.11653315" calcext:value-type="float">
            <text:p>0.11653315</text:p>
          </table:table-cell>
          <table:table-cell office:value-type="float" office:value="8.581249" calcext:value-type="float">
            <text:p>8.581249</text:p>
          </table:table-cell>
          <table:table-cell table:formula="of:=[.C498]+[.A499]" office:value-type="float" office:value="56.387884156" calcext:value-type="float">
            <text:p>56.387884156</text:p>
          </table:table-cell>
        </table:table-row>
        <table:table-row table:style-name="ro1">
          <table:table-cell office:value-type="float" office:value="0.104341194" calcext:value-type="float">
            <text:p>0.104341194</text:p>
          </table:table-cell>
          <table:table-cell office:value-type="float" office:value="9.583943" calcext:value-type="float">
            <text:p>9.583943</text:p>
          </table:table-cell>
          <table:table-cell table:formula="of:=[.C499]+[.A500]" office:value-type="float" office:value="56.49222535" calcext:value-type="float">
            <text:p>56.49222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8:05:05.097260624</dc:date>
    <meta:editing-duration>PT1M44S</meta:editing-duration>
    <meta:editing-cycles>1</meta:editing-cycles>
    <meta:generator>LibreOffice/6.3.1.2$Linux_X86_64 LibreOffice_project/30$Build-2</meta:generator>
    <meta:document-statistic meta:table-count="1" meta:cell-count="15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column-mapping="1 0" chart:style-name="ch1">
        <chart:legend chart:legend-position="end" svg:x="13.162cm" svg:y="4.203cm" style:legend-expansion="high" chart:style-name="ch2"/>
        <chart:plot-area chart:style-name="ch3" table:cell-range-address="data.B1:data.C1000" svg:x="0.32cm" svg:y="0.18cm" svg:width="12.522cm" svg:height="8.645cm">
          <chartooo:coordinate-region svg:x="0.756cm" svg:y="0.379cm" svg:width="11.71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906004">
                <text:p>2.3906004</text:p>
                <draw:g>
                  <svg:desc>data.C1:data.C1000</svg:desc>
                </draw:g>
              </table:table-cell>
              <table:table-cell office:value-type="float" office:value="0.41830495">
                <text:p>0.41830495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9893944">
                <text:p>3.09893944</text:p>
              </table:table-cell>
              <table:table-cell office:value-type="float" office:value="1.4117533">
                <text:p>1.4117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3455399">
                <text:p>3.33455399</text:p>
              </table:table-cell>
              <table:table-cell office:value-type="float" office:value="4.24422">
                <text:p>4.24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11757">
                <text:p>3.511757</text:p>
              </table:table-cell>
              <table:table-cell office:value-type="float" office:value="5.6432447">
                <text:p>5.6432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5708393">
                <text:p>3.65708393</text:p>
              </table:table-cell>
              <table:table-cell office:value-type="float" office:value="6.881037">
                <text:p>6.881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8234523">
                <text:p>3.78234523</text:p>
              </table:table-cell>
              <table:table-cell office:value-type="float" office:value="7.983311">
                <text:p>7.983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9440749">
                <text:p>3.89440749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9929801">
                <text:p>3.99929801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02082785">
                <text:p>4.102082785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06057761">
                <text:p>4.206057761</text:p>
              </table:table-cell>
              <table:table-cell office:value-type="float" office:value="9.617699">
                <text:p>9.617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11345015">
                <text:p>4.311345015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18203945">
                <text:p>4.418203945</text:p>
              </table:table-cell>
              <table:table-cell office:value-type="float" office:value="9.358132">
                <text:p>9.358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26405675">
                <text:p>4.526405675</text:p>
              </table:table-cell>
              <table:table-cell office:value-type="float" office:value="9.241997">
                <text:p>9.241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35843379">
                <text:p>4.635843379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46425509">
                <text:p>4.746425509</text:p>
              </table:table-cell>
              <table:table-cell office:value-type="float" office:value="9.043052">
                <text:p>9.043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57999479">
                <text:p>4.857999479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69558185">
                <text:p>4.969558185</text:p>
              </table:table-cell>
              <table:table-cell office:value-type="float" office:value="8.96389">
                <text:p>8.96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79102701">
                <text:p>5.079102701</text:p>
              </table:table-cell>
              <table:table-cell office:value-type="float" office:value="9.128709">
                <text:p>9.128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184725651">
                <text:p>5.184725651</text:p>
              </table:table-cell>
              <table:table-cell office:value-type="float" office:value="9.46764">
                <text:p>9.46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85526746">
                <text:p>5.285526746</text:p>
              </table:table-cell>
              <table:table-cell office:value-type="float" office:value="9.920527">
                <text:p>9.920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85259711">
                <text:p>5.385259711</text:p>
              </table:table-cell>
              <table:table-cell office:value-type="float" office:value="10.026775">
                <text:p>10.026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486137111">
                <text:p>5.486137111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88097897">
                <text:p>5.588097897</text:p>
              </table:table-cell>
              <table:table-cell office:value-type="float" office:value="9.807692">
                <text:p>9.807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691157327">
                <text:p>5.691157327</text:p>
              </table:table-cell>
              <table:table-cell office:value-type="float" office:value="9.703139">
                <text:p>9.703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95376443">
                <text:p>5.795376443</text:p>
              </table:table-cell>
              <table:table-cell office:value-type="float" office:value="9.595168">
                <text:p>9.595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00663697">
                <text:p>5.900663697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007125893">
                <text:p>6.007125893</text:p>
              </table:table-cell>
              <table:table-cell office:value-type="float" office:value="9.393005">
                <text:p>9.393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14595183">
                <text:p>6.114595183</text:p>
              </table:table-cell>
              <table:table-cell office:value-type="float" office:value="9.304984">
                <text:p>9.3049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222568023">
                <text:p>6.222568023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29671093">
                <text:p>6.329671093</text:p>
              </table:table-cell>
              <table:table-cell office:value-type="float" office:value="9.336801">
                <text:p>9.3368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434119099">
                <text:p>6.434119099</text:p>
              </table:table-cell>
              <table:table-cell office:value-type="float" office:value="9.574142">
                <text:p>9.5741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35286413">
                <text:p>6.535286413</text:p>
              </table:table-cell>
              <table:table-cell office:value-type="float" office:value="9.884616">
                <text:p>9.884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34912563">
                <text:p>6.634912563</text:p>
              </table:table-cell>
              <table:table-cell office:value-type="float" office:value="10.037525">
                <text:p>10.037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34615013">
                <text:p>6.734615013</text:p>
              </table:table-cell>
              <table:table-cell office:value-type="float" office:value="10.029844">
                <text:p>10.0298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34943078">
                <text:p>6.834943078</text:p>
              </table:table-cell>
              <table:table-cell office:value-type="float" office:value="9.9673">
                <text:p>9.9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36095133">
                <text:p>6.936095133</text:p>
              </table:table-cell>
              <table:table-cell office:value-type="float" office:value="9.8861065">
                <text:p>9.8861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38055919">
                <text:p>7.038055919</text:p>
              </table:table-cell>
              <table:table-cell office:value-type="float" office:value="9.807692">
                <text:p>9.8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40703359">
                <text:p>7.140703359</text:p>
              </table:table-cell>
              <table:table-cell office:value-type="float" office:value="9.742084">
                <text:p>9.7420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43991679">
                <text:p>7.243991679</text:p>
              </table:table-cell>
              <table:table-cell office:value-type="float" office:value="9.681637">
                <text:p>9.6816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347768289">
                <text:p>7.347768289</text:p>
              </table:table-cell>
              <table:table-cell office:value-type="float" office:value="9.636083">
                <text:p>9.6360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51850079">
                <text:p>7.451850079</text:p>
              </table:table-cell>
              <table:table-cell office:value-type="float" office:value="9.607829">
                <text:p>9.607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56191273">
                <text:p>7.556191273</text:p>
              </table:table-cell>
              <table:table-cell office:value-type="float" office:value="9.583943">
                <text:p>9.583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60883419">
                <text:p>7.660883419</text:p>
              </table:table-cell>
              <table:table-cell office:value-type="float" office:value="9.551815">
                <text:p>9.551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765712899">
                <text:p>7.765712899</text:p>
              </table:table-cell>
              <table:table-cell office:value-type="float" office:value="9.539301">
                <text:p>9.539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870771264">
                <text:p>7.870771264</text:p>
              </table:table-cell>
              <table:table-cell office:value-type="float" office:value="9.518518">
                <text:p>9.5185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975966954">
                <text:p>7.975966954</text:p>
              </table:table-cell>
              <table:table-cell office:value-type="float" office:value="9.506093">
                <text:p>9.5060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081391534">
                <text:p>8.081391534</text:p>
              </table:table-cell>
              <table:table-cell office:value-type="float" office:value="9.485454">
                <text:p>9.485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186846634">
                <text:p>8.186846634</text:p>
              </table:table-cell>
              <table:table-cell office:value-type="float" office:value="9.482709">
                <text:p>9.4827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292240699">
                <text:p>8.292240699</text:p>
              </table:table-cell>
              <table:table-cell office:value-type="float" office:value="9.4882">
                <text:p>9.48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397558469">
                <text:p>8.397558469</text:p>
              </table:table-cell>
              <table:table-cell office:value-type="float" office:value="9.495073">
                <text:p>9.4950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502967793">
                <text:p>8.502967793</text:p>
              </table:table-cell>
              <table:table-cell office:value-type="float" office:value="9.486827">
                <text:p>9.4868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608392373">
                <text:p>8.608392373</text:p>
              </table:table-cell>
              <table:table-cell office:value-type="float" office:value="9.485454">
                <text:p>9.4854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713725403">
                <text:p>8.713725403</text:p>
              </table:table-cell>
              <table:table-cell office:value-type="float" office:value="9.493698">
                <text:p>9.493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19119468">
                <text:p>8.819119468</text:p>
              </table:table-cell>
              <table:table-cell office:value-type="float" office:value="9.4882">
                <text:p>9.48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924666118">
                <text:p>8.924666118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030090698">
                <text:p>9.030090698</text:p>
              </table:table-cell>
              <table:table-cell office:value-type="float" office:value="9.485454">
                <text:p>9.4854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135377952">
                <text:p>9.135377952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240833052">
                <text:p>9.240833052</text:p>
              </table:table-cell>
              <table:table-cell office:value-type="float" office:value="9.482709">
                <text:p>9.4827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46318672">
                <text:p>9.346318672</text:p>
              </table:table-cell>
              <table:table-cell office:value-type="float" office:value="9.479965">
                <text:p>9.4799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51209192">
                <text:p>9.451209192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555718232">
                <text:p>9.555718232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660456162">
                <text:p>9.660456162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765453492">
                <text:p>9.765453492</text:p>
              </table:table-cell>
              <table:table-cell office:value-type="float" office:value="9.524052">
                <text:p>9.5240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70435562">
                <text:p>9.870435562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75417632">
                <text:p>9.975417632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080674372">
                <text:p>10.080674372</text:p>
              </table:table-cell>
              <table:table-cell office:value-type="float" office:value="9.50058">
                <text:p>9.50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185976882">
                <text:p>10.185976882</text:p>
              </table:table-cell>
              <table:table-cell office:value-type="float" office:value="9.496449">
                <text:p>9.496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90943692">
                <text:p>10.290943692</text:p>
              </table:table-cell>
              <table:table-cell office:value-type="float" office:value="9.526821">
                <text:p>9.5268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395712142">
                <text:p>10.395712142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500785762">
                <text:p>10.500785762</text:p>
              </table:table-cell>
              <table:table-cell office:value-type="float" office:value="9.517137">
                <text:p>9.517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605889902">
                <text:p>10.605889902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709895392">
                <text:p>10.709895392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813031122">
                <text:p>10.813031122</text:p>
              </table:table-cell>
              <table:table-cell office:value-type="float" office:value="9.695961">
                <text:p>9.6959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916349962">
                <text:p>10.916349962</text:p>
              </table:table-cell>
              <table:table-cell office:value-type="float" office:value="9.678777">
                <text:p>9.6787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020233382">
                <text:p>11.020233382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123918432">
                <text:p>11.123918432</text:p>
              </table:table-cell>
              <table:table-cell office:value-type="float" office:value="9.644592">
                <text:p>9.644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226520092">
                <text:p>11.226520092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328648722">
                <text:p>11.328648722</text:p>
              </table:table-cell>
              <table:table-cell office:value-type="float" office:value="9.791574">
                <text:p>9.7915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431189352">
                <text:p>11.431189352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534111456">
                <text:p>11.534111456</text:p>
              </table:table-cell>
              <table:table-cell office:value-type="float" office:value="9.716086">
                <text:p>9.7160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636514756">
                <text:p>11.636514756</text:p>
              </table:table-cell>
              <table:table-cell office:value-type="float" office:value="9.76531">
                <text:p>9.765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737559996">
                <text:p>11.737559996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838208506">
                <text:p>11.838208506</text:p>
              </table:table-cell>
              <table:table-cell office:value-type="float" office:value="9.935568">
                <text:p>9.9355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939253746">
                <text:p>11.939253746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040710986">
                <text:p>12.040710986</text:p>
              </table:table-cell>
              <table:table-cell office:value-type="float" office:value="9.856369">
                <text:p>9.8563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141588386">
                <text:p>12.141588386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24133661">
                <text:p>12.24133661</text:p>
              </table:table-cell>
              <table:table-cell office:value-type="float" office:value="10.025241">
                <text:p>10.0252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341069575">
                <text:p>12.341069575</text:p>
              </table:table-cell>
              <table:table-cell office:value-type="float" office:value="10.026775">
                <text:p>10.0267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441336605">
                <text:p>12.441336605</text:p>
              </table:table-cell>
              <table:table-cell office:value-type="float" office:value="9.973368">
                <text:p>9.973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541710455">
                <text:p>12.541710455</text:p>
              </table:table-cell>
              <table:table-cell office:value-type="float" office:value="9.962755">
                <text:p>9.9627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41473935">
                <text:p>12.641473935</text:p>
              </table:table-cell>
              <table:table-cell office:value-type="float" office:value="10.023707">
                <text:p>10.023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741313715">
                <text:p>12.741313715</text:p>
              </table:table-cell>
              <table:table-cell office:value-type="float" office:value="10.016048">
                <text:p>10.016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41565485">
                <text:p>12.841565485</text:p>
              </table:table-cell>
              <table:table-cell office:value-type="float" office:value="9.974886">
                <text:p>9.974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942076665">
                <text:p>12.942076665</text:p>
              </table:table-cell>
              <table:table-cell office:value-type="float" office:value="9.949142">
                <text:p>9.9491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042557325">
                <text:p>13.042557325</text:p>
              </table:table-cell>
              <table:table-cell office:value-type="float" office:value="9.952165">
                <text:p>9.952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143221091">
                <text:p>13.143221091</text:p>
              </table:table-cell>
              <table:table-cell office:value-type="float" office:value="9.934062">
                <text:p>9.934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244129005">
                <text:p>13.244129005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345189505">
                <text:p>13.345189505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446311045">
                <text:p>13.446311045</text:p>
              </table:table-cell>
              <table:table-cell office:value-type="float" office:value="9.889091">
                <text:p>9.8890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547493615">
                <text:p>13.547493615</text:p>
              </table:table-cell>
              <table:table-cell office:value-type="float" office:value="9.883125">
                <text:p>9.883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649011885">
                <text:p>13.649011885</text:p>
              </table:table-cell>
              <table:table-cell office:value-type="float" office:value="9.850443">
                <text:p>9.8504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750713265">
                <text:p>13.750713265</text:p>
              </table:table-cell>
              <table:table-cell office:value-type="float" office:value="9.832708">
                <text:p>9.8327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852384125">
                <text:p>13.852384125</text:p>
              </table:table-cell>
              <table:table-cell office:value-type="float" office:value="9.83566">
                <text:p>9.835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954207585">
                <text:p>13.954207585</text:p>
              </table:table-cell>
              <table:table-cell office:value-type="float" office:value="9.82092">
                <text:p>9.820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056504075">
                <text:p>14.056504075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159029445">
                <text:p>14.159029445</text:p>
              </table:table-cell>
              <table:table-cell office:value-type="float" office:value="9.753683">
                <text:p>9.7536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261615845">
                <text:p>14.261615845</text:p>
              </table:table-cell>
              <table:table-cell office:value-type="float" office:value="9.74788">
                <text:p>9.74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36418699">
                <text:p>14.36418699</text:p>
              </table:table-cell>
              <table:table-cell office:value-type="float" office:value="9.7493305">
                <text:p>9.74933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46666658">
                <text:p>14.46666658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569222466">
                <text:p>14.569222466</text:p>
              </table:table-cell>
              <table:table-cell office:value-type="float" office:value="9.750781">
                <text:p>9.7507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671869906">
                <text:p>14.671869906</text:p>
              </table:table-cell>
              <table:table-cell office:value-type="float" office:value="9.742084">
                <text:p>9.7420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774410536">
                <text:p>14.774410536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876783316">
                <text:p>14.876783316</text:p>
              </table:table-cell>
              <table:table-cell office:value-type="float" office:value="9.768221">
                <text:p>9.7682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97901876">
                <text:p>14.97901876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08122369">
                <text:p>15.08122369</text:p>
              </table:table-cell>
              <table:table-cell office:value-type="float" office:value="9.784264">
                <text:p>9.7842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18324551">
                <text:p>15.18324551</text:p>
              </table:table-cell>
              <table:table-cell office:value-type="float" office:value="9.801825">
                <text:p>9.8018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28490111">
                <text:p>15.28490111</text:p>
              </table:table-cell>
              <table:table-cell office:value-type="float" office:value="9.837136">
                <text:p>9.8371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38623628">
                <text:p>15.38623628</text:p>
              </table:table-cell>
              <table:table-cell office:value-type="float" office:value="9.868242">
                <text:p>9.8682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48783085">
                <text:p>15.48783085</text:p>
              </table:table-cell>
              <table:table-cell office:value-type="float" office:value="9.843046">
                <text:p>9.8430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58971534">
                <text:p>15.58971534</text:p>
              </table:table-cell>
              <table:table-cell office:value-type="float" office:value="9.815036">
                <text:p>9.8150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69140146">
                <text:p>15.69140146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793011286">
                <text:p>15.793011286</text:p>
              </table:table-cell>
              <table:table-cell office:value-type="float" office:value="9.841568">
                <text:p>9.8415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894850001">
                <text:p>15.894850001</text:p>
              </table:table-cell>
              <table:table-cell office:value-type="float" office:value="9.819448">
                <text:p>9.819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996917601">
                <text:p>15.996917601</text:p>
              </table:table-cell>
              <table:table-cell office:value-type="float" office:value="9.797428">
                <text:p>9.7974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098954681">
                <text:p>16.098954681</text:p>
              </table:table-cell>
              <table:table-cell office:value-type="float" office:value="9.800359">
                <text:p>9.8003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200823911">
                <text:p>16.200823911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302983061">
                <text:p>16.302983061</text:p>
              </table:table-cell>
              <table:table-cell office:value-type="float" office:value="9.788649">
                <text:p>9.7886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405523691">
                <text:p>16.405523691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508293201">
                <text:p>16.508293201</text:p>
              </table:table-cell>
              <table:table-cell office:value-type="float" office:value="9.730512">
                <text:p>9.730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610955901">
                <text:p>16.610955901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713450751">
                <text:p>16.713450751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816098191">
                <text:p>16.816098191</text:p>
              </table:table-cell>
              <table:table-cell office:value-type="float" office:value="9.742084">
                <text:p>9.7420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919142366">
                <text:p>16.919142366</text:p>
              </table:table-cell>
              <table:table-cell office:value-type="float" office:value="9.704576">
                <text:p>9.7045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022323866">
                <text:p>17.022323866</text:p>
              </table:table-cell>
              <table:table-cell office:value-type="float" office:value="9.69166">
                <text:p>9.69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125459596">
                <text:p>17.125459596</text:p>
              </table:table-cell>
              <table:table-cell office:value-type="float" office:value="9.695961">
                <text:p>9.6959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228869986">
                <text:p>17.228869986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332768666">
                <text:p>17.332768666</text:p>
              </table:table-cell>
              <table:table-cell office:value-type="float" office:value="9.624761">
                <text:p>9.6247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437079346">
                <text:p>17.437079346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541390026">
                <text:p>17.541390026</text:p>
              </table:table-cell>
              <table:table-cell office:value-type="float" office:value="9.586747">
                <text:p>9.5867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645532846">
                <text:p>17.645532846</text:p>
              </table:table-cell>
              <table:table-cell office:value-type="float" office:value="9.602198">
                <text:p>9.6021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749584116">
                <text:p>17.749584116</text:p>
              </table:table-cell>
              <table:table-cell office:value-type="float" office:value="9.610646">
                <text:p>9.6106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853543836">
                <text:p>17.853543836</text:p>
              </table:table-cell>
              <table:table-cell office:value-type="float" office:value="9.61911">
                <text:p>9.619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957213626">
                <text:p>17.957213626</text:p>
              </table:table-cell>
              <table:table-cell office:value-type="float" office:value="9.646011">
                <text:p>9.646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060318836">
                <text:p>18.060318836</text:p>
              </table:table-cell>
              <table:table-cell office:value-type="float" office:value="9.698832">
                <text:p>9.6988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162951016">
                <text:p>18.162951016</text:p>
              </table:table-cell>
              <table:table-cell office:value-type="float" office:value="9.743532">
                <text:p>9.7435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265476386">
                <text:p>18.265476386</text:p>
              </table:table-cell>
              <table:table-cell office:value-type="float" office:value="9.753683">
                <text:p>9.7536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367818646">
                <text:p>18.367818646</text:p>
              </table:table-cell>
              <table:table-cell office:value-type="float" office:value="9.771133">
                <text:p>9.7711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469779432">
                <text:p>18.469779432</text:p>
              </table:table-cell>
              <table:table-cell office:value-type="float" office:value="9.807692">
                <text:p>9.8076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71190892">
                <text:p>18.571190892</text:p>
              </table:table-cell>
              <table:table-cell office:value-type="float" office:value="9.860818">
                <text:p>9.8608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72403982">
                <text:p>18.672403982</text:p>
              </table:table-cell>
              <table:table-cell office:value-type="float" office:value="9.880145">
                <text:p>9.8801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73601812">
                <text:p>18.773601812</text:p>
              </table:table-cell>
              <table:table-cell office:value-type="float" office:value="9.881635">
                <text:p>9.8816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74341872">
                <text:p>18.874341872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974318982">
                <text:p>18.974318982</text:p>
              </table:table-cell>
              <table:table-cell office:value-type="float" office:value="10.002289">
                <text:p>10.0022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074235062">
                <text:p>19.074235062</text:p>
              </table:table-cell>
              <table:table-cell office:value-type="float" office:value="10.008399">
                <text:p>10.008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174486832">
                <text:p>19.174486832</text:p>
              </table:table-cell>
              <table:table-cell office:value-type="float" office:value="9.974886">
                <text:p>9.9748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274494462">
                <text:p>19.274494462</text:p>
              </table:table-cell>
              <table:table-cell office:value-type="float" office:value="9.999237">
                <text:p>9.9992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373891732">
                <text:p>19.373891732</text:p>
              </table:table-cell>
              <table:table-cell office:value-type="float" office:value="10.060638">
                <text:p>10.0606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473380557">
                <text:p>19.473380557</text:p>
              </table:table-cell>
              <table:table-cell office:value-type="float" office:value="10.05138">
                <text:p>10.051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573235597">
                <text:p>19.573235597</text:p>
              </table:table-cell>
              <table:table-cell office:value-type="float" office:value="10.014517">
                <text:p>10.0145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672892267">
                <text:p>19.672892267</text:p>
              </table:table-cell>
              <table:table-cell office:value-type="float" office:value="10.0344515">
                <text:p>10.03445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772030132">
                <text:p>19.772030132</text:p>
              </table:table-cell>
              <table:table-cell office:value-type="float" office:value="10.086964">
                <text:p>10.0869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871442662">
                <text:p>19.871442662</text:p>
              </table:table-cell>
              <table:table-cell office:value-type="float" office:value="10.059094">
                <text:p>10.0590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971404517">
                <text:p>19.971404517</text:p>
              </table:table-cell>
              <table:table-cell office:value-type="float" office:value="10.003816">
                <text:p>10.0038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071656287">
                <text:p>20.071656287</text:p>
              </table:table-cell>
              <table:table-cell office:value-type="float" office:value="9.974886">
                <text:p>9.9748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172014877">
                <text:p>20.172014877</text:p>
              </table:table-cell>
              <table:table-cell office:value-type="float" office:value="9.96427">
                <text:p>9.964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272632867">
                <text:p>20.272632867</text:p>
              </table:table-cell>
              <table:table-cell office:value-type="float" office:value="9.938581">
                <text:p>9.9385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373495007">
                <text:p>20.373495007</text:p>
              </table:table-cell>
              <table:table-cell office:value-type="float" office:value="9.914523">
                <text:p>9.9145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474402921">
                <text:p>20.474402921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575402391">
                <text:p>20.575402391</text:p>
              </table:table-cell>
              <table:table-cell office:value-type="float" office:value="9.901043">
                <text:p>9.9010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676478151">
                <text:p>20.676478151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777584431">
                <text:p>20.777584431</text:p>
              </table:table-cell>
              <table:table-cell office:value-type="float" office:value="9.890583">
                <text:p>9.8905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878644931">
                <text:p>20.878644931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979598621">
                <text:p>20.979598621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080460761">
                <text:p>21.080460761</text:p>
              </table:table-cell>
              <table:table-cell office:value-type="float" office:value="9.914523">
                <text:p>9.9145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181246601">
                <text:p>21.181246601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281971401">
                <text:p>21.281971401</text:p>
              </table:table-cell>
              <table:table-cell office:value-type="float" office:value="9.928041">
                <text:p>9.928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382543611">
                <text:p>21.382543611</text:p>
              </table:table-cell>
              <table:table-cell office:value-type="float" office:value="9.943105">
                <text:p>9.9431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482978495">
                <text:p>21.482978495</text:p>
              </table:table-cell>
              <table:table-cell office:value-type="float" office:value="9.9567">
                <text:p>9.95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583382865">
                <text:p>21.583382865</text:p>
              </table:table-cell>
              <table:table-cell office:value-type="float" office:value="9.959726">
                <text:p>9.9597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683863525">
                <text:p>21.683863525</text:p>
              </table:table-cell>
              <table:table-cell office:value-type="float" office:value="9.952165">
                <text:p>9.9521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784313665">
                <text:p>21.784313665</text:p>
              </table:table-cell>
              <table:table-cell office:value-type="float" office:value="9.955188">
                <text:p>9.9551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884565435">
                <text:p>21.884565435</text:p>
              </table:table-cell>
              <table:table-cell office:value-type="float" office:value="9.974886">
                <text:p>9.9748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984740915">
                <text:p>21.984740915</text:p>
              </table:table-cell>
              <table:table-cell office:value-type="float" office:value="9.982483">
                <text:p>9.9824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08494691">
                <text:p>22.08494691</text:p>
              </table:table-cell>
              <table:table-cell office:value-type="float" office:value="9.979443">
                <text:p>9.9794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184893506">
                <text:p>22.184893506</text:p>
              </table:table-cell>
              <table:table-cell office:value-type="float" office:value="10.005343">
                <text:p>10.0053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284550176">
                <text:p>22.284550176</text:p>
              </table:table-cell>
              <table:table-cell office:value-type="float" office:value="10.0344515">
                <text:p>10.03445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384237366">
                <text:p>22.384237366</text:p>
              </table:table-cell>
              <table:table-cell office:value-type="float" office:value="10.03138">
                <text:p>10.031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484016106">
                <text:p>22.484016106</text:p>
              </table:table-cell>
              <table:table-cell office:value-type="float" office:value="10.022175">
                <text:p>10.022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583657516">
                <text:p>22.583657516</text:p>
              </table:table-cell>
              <table:table-cell office:value-type="float" office:value="10.035988">
                <text:p>10.0359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683237896">
                <text:p>22.683237896</text:p>
              </table:table-cell>
              <table:table-cell office:value-type="float" office:value="10.042139">
                <text:p>10.0421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782909826">
                <text:p>22.782909826</text:p>
              </table:table-cell>
              <table:table-cell office:value-type="float" office:value="10.032915">
                <text:p>10.0329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882688566">
                <text:p>22.882688566</text:p>
              </table:table-cell>
              <table:table-cell office:value-type="float" office:value="10.022175">
                <text:p>10.0221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982619906">
                <text:p>22.982619906</text:p>
              </table:table-cell>
              <table:table-cell office:value-type="float" office:value="10.006871">
                <text:p>10.0068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.082505466">
                <text:p>23.082505466</text:p>
              </table:table-cell>
              <table:table-cell office:value-type="float" office:value="10.0114565">
                <text:p>10.01145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182482576">
                <text:p>23.182482576</text:p>
              </table:table-cell>
              <table:table-cell office:value-type="float" office:value="10.002289">
                <text:p>10.0022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282749606">
                <text:p>23.282749606</text:p>
              </table:table-cell>
              <table:table-cell office:value-type="float" office:value="9.973368">
                <text:p>9.9733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383321816">
                <text:p>23.383321816</text:p>
              </table:table-cell>
              <table:table-cell office:value-type="float" office:value="9.943105">
                <text:p>9.9431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483939806">
                <text:p>23.483939806</text:p>
              </table:table-cell>
              <table:table-cell office:value-type="float" office:value="9.938581">
                <text:p>9.9385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584588316">
                <text:p>23.584588316</text:p>
              </table:table-cell>
              <table:table-cell office:value-type="float" office:value="9.935568">
                <text:p>9.9355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685328376">
                <text:p>23.685328376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.786159996">
                <text:p>23.786159996</text:p>
              </table:table-cell>
              <table:table-cell office:value-type="float" office:value="9.917524">
                <text:p>9.9175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887037396">
                <text:p>23.887037396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988006346">
                <text:p>23.988006346</text:p>
              </table:table-cell>
              <table:table-cell office:value-type="float" office:value="9.904036">
                <text:p>9.9040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089036331">
                <text:p>24.089036331</text:p>
              </table:table-cell>
              <table:table-cell office:value-type="float" office:value="9.898052">
                <text:p>9.8980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.190112091">
                <text:p>24.190112091</text:p>
              </table:table-cell>
              <table:table-cell office:value-type="float" office:value="9.893569">
                <text:p>9.8935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291065781">
                <text:p>24.291065781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391958437">
                <text:p>24.391958437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492667977">
                <text:p>24.492667977</text:p>
              </table:table-cell>
              <table:table-cell office:value-type="float" office:value="9.929546">
                <text:p>9.9295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593041827">
                <text:p>24.593041827</text:p>
              </table:table-cell>
              <table:table-cell office:value-type="float" office:value="9.962755">
                <text:p>9.9627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693278337">
                <text:p>24.693278337</text:p>
              </table:table-cell>
              <table:table-cell office:value-type="float" office:value="9.976404">
                <text:p>9.9764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.793224933">
                <text:p>24.793224933</text:p>
              </table:table-cell>
              <table:table-cell office:value-type="float" office:value="10.005343">
                <text:p>10.0053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.893018933">
                <text:p>24.893018933</text:p>
              </table:table-cell>
              <table:table-cell office:value-type="float" office:value="10.020642">
                <text:p>10.0206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.992782413">
                <text:p>24.992782413</text:p>
              </table:table-cell>
              <table:table-cell office:value-type="float" office:value="10.023707">
                <text:p>10.0237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092515378">
                <text:p>25.092515378</text:p>
              </table:table-cell>
              <table:table-cell office:value-type="float" office:value="10.026775">
                <text:p>10.0267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192217828">
                <text:p>25.192217828</text:p>
              </table:table-cell>
              <table:table-cell office:value-type="float" office:value="10.029844">
                <text:p>10.0298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291798208">
                <text:p>25.291798208</text:p>
              </table:table-cell>
              <table:table-cell office:value-type="float" office:value="10.042139">
                <text:p>10.0421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391393844">
                <text:p>25.391393844</text:p>
              </table:table-cell>
              <table:table-cell office:value-type="float" office:value="10.040601">
                <text:p>10.0406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491035254">
                <text:p>25.491035254</text:p>
              </table:table-cell>
              <table:table-cell office:value-type="float" office:value="10.035988">
                <text:p>10.0359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590844514">
                <text:p>25.590844514</text:p>
              </table:table-cell>
              <table:table-cell office:value-type="float" office:value="10.019111">
                <text:p>10.0191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.690470664">
                <text:p>25.690470664</text:p>
              </table:table-cell>
              <table:table-cell office:value-type="float" office:value="10.037525">
                <text:p>10.037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.790005264">
                <text:p>25.790005264</text:p>
              </table:table-cell>
              <table:table-cell office:value-type="float" office:value="10.046758">
                <text:p>10.0467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.889692454">
                <text:p>25.889692454</text:p>
              </table:table-cell>
              <table:table-cell office:value-type="float" office:value="10.03138">
                <text:p>10.031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.989684824">
                <text:p>25.989684824</text:p>
              </table:table-cell>
              <table:table-cell office:value-type="float" office:value="10.000763">
                <text:p>10.0007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089738234">
                <text:p>26.089738234</text:p>
              </table:table-cell>
              <table:table-cell office:value-type="float" office:value="9.994662">
                <text:p>9.9946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1898069">
                <text:p>26.1898069</text:p>
              </table:table-cell>
              <table:table-cell office:value-type="float" office:value="9.993138">
                <text:p>9.9931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29015023">
                <text:p>26.29015023</text:p>
              </table:table-cell>
              <table:table-cell office:value-type="float" office:value="9.965785">
                <text:p>9.9657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.39085977">
                <text:p>26.39085977</text:p>
              </table:table-cell>
              <table:table-cell office:value-type="float" office:value="9.929546">
                <text:p>9.9295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.49159983">
                <text:p>26.49159983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.59235515">
                <text:p>26.59235515</text:p>
              </table:table-cell>
              <table:table-cell office:value-type="float" office:value="9.9250345">
                <text:p>9.92503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.69346143">
                <text:p>26.69346143</text:p>
              </table:table-cell>
              <table:table-cell office:value-type="float" office:value="9.890583">
                <text:p>9.8905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79504074">
                <text:p>26.79504074</text:p>
              </table:table-cell>
              <table:table-cell office:value-type="float" office:value="9.844524">
                <text:p>9.8445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.896803154">
                <text:p>26.896803154</text:p>
              </table:table-cell>
              <table:table-cell office:value-type="float" office:value="9.826811">
                <text:p>9.8268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98351944">
                <text:p>26.998351944</text:p>
              </table:table-cell>
              <table:table-cell office:value-type="float" office:value="9.847483">
                <text:p>9.8474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099824444">
                <text:p>27.099824444</text:p>
              </table:table-cell>
              <table:table-cell office:value-type="float" office:value="9.854887">
                <text:p>9.8548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.201556344">
                <text:p>27.201556344</text:p>
              </table:table-cell>
              <table:table-cell office:value-type="float" office:value="9.829759">
                <text:p>9.8297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303440834">
                <text:p>27.303440834</text:p>
              </table:table-cell>
              <table:table-cell office:value-type="float" office:value="9.815036">
                <text:p>9.8150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404852294">
                <text:p>27.404852294</text:p>
              </table:table-cell>
              <table:table-cell office:value-type="float" office:value="9.860818">
                <text:p>9.8608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505714434">
                <text:p>27.505714434</text:p>
              </table:table-cell>
              <table:table-cell office:value-type="float" office:value="9.914523">
                <text:p>9.9145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60685123">
                <text:p>27.60685123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.70855261">
                <text:p>27.70855261</text:p>
              </table:table-cell>
              <table:table-cell office:value-type="float" office:value="9.832708">
                <text:p>9.8327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.81025399">
                <text:p>27.81025399</text:p>
              </table:table-cell>
              <table:table-cell office:value-type="float" office:value="9.832708">
                <text:p>9.8327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.911146646">
                <text:p>27.911146646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.011810412">
                <text:p>28.011810412</text:p>
              </table:table-cell>
              <table:table-cell office:value-type="float" office:value="9.934062">
                <text:p>9.9340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.112870912">
                <text:p>28.112870912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.214450222">
                <text:p>28.214450222</text:p>
              </table:table-cell>
              <table:table-cell office:value-type="float" office:value="9.844524">
                <text:p>9.844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315953237">
                <text:p>28.315953237</text:p>
              </table:table-cell>
              <table:table-cell office:value-type="float" office:value="9.851924">
                <text:p>9.8519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416967963">
                <text:p>28.416967963</text:p>
              </table:table-cell>
              <table:table-cell office:value-type="float" office:value="9.899547">
                <text:p>9.8995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518104759">
                <text:p>28.518104759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.619760359">
                <text:p>28.619760359</text:p>
              </table:table-cell>
              <table:table-cell office:value-type="float" office:value="9.837136">
                <text:p>9.8371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.721476999">
                <text:p>28.721476999</text:p>
              </table:table-cell>
              <table:table-cell office:value-type="float" office:value="9.831233">
                <text:p>9.8312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.822918979">
                <text:p>28.822918979</text:p>
              </table:table-cell>
              <table:table-cell office:value-type="float" office:value="9.857852">
                <text:p>9.8578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.924544064">
                <text:p>28.924544064</text:p>
              </table:table-cell>
              <table:table-cell office:value-type="float" office:value="9.84009">
                <text:p>9.840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.026810024">
                <text:p>29.026810024</text:p>
              </table:table-cell>
              <table:table-cell office:value-type="float" office:value="9.778424">
                <text:p>9.7784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129671094">
                <text:p>29.129671094</text:p>
              </table:table-cell>
              <table:table-cell office:value-type="float" office:value="9.721851">
                <text:p>9.7218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.232303274">
                <text:p>29.232303274</text:p>
              </table:table-cell>
              <table:table-cell office:value-type="float" office:value="9.743532">
                <text:p>9.7435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334584494">
                <text:p>29.334584494</text:p>
              </table:table-cell>
              <table:table-cell office:value-type="float" office:value="9.776966">
                <text:p>9.7769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.437384528">
                <text:p>29.437384528</text:p>
              </table:table-cell>
              <table:table-cell office:value-type="float" office:value="9.727624">
                <text:p>9.7276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.540825438">
                <text:p>29.540825438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644357898">
                <text:p>29.644357898</text:p>
              </table:table-cell>
              <table:table-cell office:value-type="float" office:value="9.658806">
                <text:p>9.6588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.747081628">
                <text:p>29.747081628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849439148">
                <text:p>29.849439148</text:p>
              </table:table-cell>
              <table:table-cell office:value-type="float" office:value="9.769677">
                <text:p>9.7696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952193398">
                <text:p>29.952193398</text:p>
              </table:table-cell>
              <table:table-cell office:value-type="float" office:value="9.731957">
                <text:p>9.7319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.055619048">
                <text:p>30.055619048</text:p>
              </table:table-cell>
              <table:table-cell office:value-type="float" office:value="9.668781">
                <text:p>9.6687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.158998923">
                <text:p>30.158998923</text:p>
              </table:table-cell>
              <table:table-cell office:value-type="float" office:value="9.673062">
                <text:p>9.6730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.261768433">
                <text:p>30.261768433</text:p>
              </table:table-cell>
              <table:table-cell office:value-type="float" office:value="9.730512">
                <text:p>9.7305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.364705793">
                <text:p>30.364705793</text:p>
              </table:table-cell>
              <table:table-cell office:value-type="float" office:value="9.714645">
                <text:p>9.7146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.468268773">
                <text:p>30.468268773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.572259007">
                <text:p>30.572259007</text:p>
              </table:table-cell>
              <table:table-cell office:value-type="float" office:value="9.616287">
                <text:p>9.6162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.675959317">
                <text:p>30.675959317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.779507037">
                <text:p>30.779507037</text:p>
              </table:table-cell>
              <table:table-cell office:value-type="float" office:value="9.657383">
                <text:p>9.6573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.883375201">
                <text:p>30.883375201</text:p>
              </table:table-cell>
              <table:table-cell office:value-type="float" office:value="9.627589">
                <text:p>9.6275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.987624841">
                <text:p>30.987624841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.091630331">
                <text:p>31.091630331</text:p>
              </table:table-cell>
              <table:table-cell office:value-type="float" office:value="9.614877">
                <text:p>9.6148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.195223831">
                <text:p>31.195223831</text:p>
              </table:table-cell>
              <table:table-cell office:value-type="float" office:value="9.653115">
                <text:p>9.6531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.299046221">
                <text:p>31.299046221</text:p>
              </table:table-cell>
              <table:table-cell office:value-type="float" office:value="9.631834">
                <text:p>9.6318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.403402671">
                <text:p>31.403402671</text:p>
              </table:table-cell>
              <table:table-cell office:value-type="float" office:value="9.582541">
                <text:p>9.5825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.507591271">
                <text:p>31.507591271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.611032181">
                <text:p>31.611032181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.714473091">
                <text:p>31.714473091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.818249701">
                <text:p>31.818249701</text:p>
              </table:table-cell>
              <table:table-cell office:value-type="float" office:value="9.636083">
                <text:p>9.6360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.921995791">
                <text:p>31.921995791</text:p>
              </table:table-cell>
              <table:table-cell office:value-type="float" office:value="9.638918">
                <text:p>9.6389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.025329891">
                <text:p>32.025329891</text:p>
              </table:table-cell>
              <table:table-cell office:value-type="float" office:value="9.677347">
                <text:p>9.6773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.128770801">
                <text:p>32.128770801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.232318521">
                <text:p>32.232318521</text:p>
              </table:table-cell>
              <table:table-cell office:value-type="float" office:value="9.657383">
                <text:p>9.6573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.335713655">
                <text:p>32.335713655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.438803605">
                <text:p>32.438803605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.541603639">
                <text:p>32.541603639</text:p>
              </table:table-cell>
              <table:table-cell office:value-type="float" office:value="9.727624">
                <text:p>9.7276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.644266339">
                <text:p>32.644266339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.746837484">
                <text:p>32.746837484</text:p>
              </table:table-cell>
              <table:table-cell office:value-type="float" office:value="9.7493305">
                <text:p>9.74933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.8492713">
                <text:p>32.8492713</text:p>
              </table:table-cell>
              <table:table-cell office:value-type="float" office:value="9.762401">
                <text:p>9.7624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.95155252">
                <text:p>32.95155252</text:p>
              </table:table-cell>
              <table:table-cell office:value-type="float" office:value="9.776966">
                <text:p>9.7769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05383374">
                <text:p>33.05383374</text:p>
              </table:table-cell>
              <table:table-cell office:value-type="float" office:value="9.776966">
                <text:p>9.7769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.156176">
                <text:p>33.156176</text:p>
              </table:table-cell>
              <table:table-cell office:value-type="float" office:value="9.771133">
                <text:p>9.7711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.25856404">
                <text:p>33.25856404</text:p>
              </table:table-cell>
              <table:table-cell office:value-type="float" office:value="9.766766">
                <text:p>9.7667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.36083">
                <text:p>33.36083</text:p>
              </table:table-cell>
              <table:table-cell office:value-type="float" office:value="9.778424">
                <text:p>9.7784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.46309596">
                <text:p>33.46309596</text:p>
              </table:table-cell>
              <table:table-cell office:value-type="float" office:value="9.778424">
                <text:p>9.7784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.56537718">
                <text:p>33.56537718</text:p>
              </table:table-cell>
              <table:table-cell office:value-type="float" office:value="9.776966">
                <text:p>9.7769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.66764314">
                <text:p>33.66764314</text:p>
              </table:table-cell>
              <table:table-cell office:value-type="float" office:value="9.778424">
                <text:p>9.7784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.76984807">
                <text:p>33.76984807</text:p>
              </table:table-cell>
              <table:table-cell office:value-type="float" office:value="9.784264">
                <text:p>9.7842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.87209877">
                <text:p>33.87209877</text:p>
              </table:table-cell>
              <table:table-cell office:value-type="float" office:value="9.779883">
                <text:p>9.7798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.974547844">
                <text:p>33.974547844</text:p>
              </table:table-cell>
              <table:table-cell office:value-type="float" office:value="9.760946">
                <text:p>9.7609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.077180024">
                <text:p>34.077180024</text:p>
              </table:table-cell>
              <table:table-cell office:value-type="float" office:value="9.743532">
                <text:p>9.7435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.179751169">
                <text:p>34.179751169</text:p>
              </table:table-cell>
              <table:table-cell office:value-type="float" office:value="9.7493305">
                <text:p>9.74933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.282307055">
                <text:p>34.282307055</text:p>
              </table:table-cell>
              <table:table-cell office:value-type="float" office:value="9.750781">
                <text:p>9.7507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.3848782">
                <text:p>34.3848782</text:p>
              </table:table-cell>
              <table:table-cell office:value-type="float" office:value="9.7493305">
                <text:p>9.74933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.48763245">
                <text:p>34.48763245</text:p>
              </table:table-cell>
              <table:table-cell office:value-type="float" office:value="9.731957">
                <text:p>9.7319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.590463">
                <text:p>34.590463</text:p>
              </table:table-cell>
              <table:table-cell office:value-type="float" office:value="9.724736">
                <text:p>9.7247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.69332407">
                <text:p>34.69332407</text:p>
              </table:table-cell>
              <table:table-cell office:value-type="float" office:value="9.721851">
                <text:p>9.7218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4.79641402">
                <text:p>34.79641402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4.89983967">
                <text:p>34.89983967</text:p>
              </table:table-cell>
              <table:table-cell office:value-type="float" office:value="9.668781">
                <text:p>9.6687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.003356875">
                <text:p>35.003356875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.106889335">
                <text:p>35.106889335</text:p>
              </table:table-cell>
              <table:table-cell office:value-type="float" office:value="9.658806">
                <text:p>9.6588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.210482835">
                <text:p>35.210482835</text:p>
              </table:table-cell>
              <table:table-cell office:value-type="float" office:value="9.653115">
                <text:p>9.6531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.31400004">
                <text:p>35.31400004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.41725784">
                <text:p>35.41725784</text:p>
              </table:table-cell>
              <table:table-cell office:value-type="float" office:value="9.684499">
                <text:p>9.6844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.52031727">
                <text:p>35.52031727</text:p>
              </table:table-cell>
              <table:table-cell office:value-type="float" office:value="9.703139">
                <text:p>9.7031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.623468256">
                <text:p>35.623468256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.726588726">
                <text:p>35.726588726</text:p>
              </table:table-cell>
              <table:table-cell office:value-type="float" office:value="9.697396">
                <text:p>9.6973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.82951083">
                <text:p>35.82951083</text:p>
              </table:table-cell>
              <table:table-cell office:value-type="float" office:value="9.716086">
                <text:p>9.7160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.932295605">
                <text:p>35.932295605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.035156675">
                <text:p>36.035156675</text:p>
              </table:table-cell>
              <table:table-cell office:value-type="float" office:value="9.721851">
                <text:p>9.7218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.137956709">
                <text:p>36.137956709</text:p>
              </table:table-cell>
              <table:table-cell office:value-type="float" office:value="9.727624">
                <text:p>9.7276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.240451559">
                <text:p>36.240451559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.343053219">
                <text:p>36.343053219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.445975323">
                <text:p>36.445975323</text:p>
              </table:table-cell>
              <table:table-cell office:value-type="float" office:value="9.716086">
                <text:p>9.7160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.549065273">
                <text:p>36.549065273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.652262033">
                <text:p>36.652262033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.755504573">
                <text:p>36.755504573</text:p>
              </table:table-cell>
              <table:table-cell office:value-type="float" office:value="9.68593">
                <text:p>9.685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.858930223">
                <text:p>36.858930223</text:p>
              </table:table-cell>
              <table:table-cell office:value-type="float" office:value="9.668781">
                <text:p>9.6687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.962493203">
                <text:p>36.962493203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.065903593">
                <text:p>37.065903593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.169329243">
                <text:p>37.169329243</text:p>
              </table:table-cell>
              <table:table-cell office:value-type="float" office:value="9.668781">
                <text:p>9.6687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.272846448">
                <text:p>37.272846448</text:p>
              </table:table-cell>
              <table:table-cell office:value-type="float" office:value="9.66023">
                <text:p>9.660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.376088988">
                <text:p>37.376088988</text:p>
              </table:table-cell>
              <table:table-cell office:value-type="float" office:value="9.68593">
                <text:p>9.685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.478797462">
                <text:p>37.478797462</text:p>
              </table:table-cell>
              <table:table-cell office:value-type="float" office:value="9.736295">
                <text:p>9.7362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.581246536">
                <text:p>37.581246536</text:p>
              </table:table-cell>
              <table:table-cell office:value-type="float" office:value="9.760946">
                <text:p>9.76094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.68348198">
                <text:p>37.68348198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.7851681">
                <text:p>37.7851681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.88621334">
                <text:p>37.88621334</text:p>
              </table:table-cell>
              <table:table-cell office:value-type="float" office:value="9.896557">
                <text:p>9.8965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.98681607">
                <text:p>37.98681607</text:p>
              </table:table-cell>
              <table:table-cell office:value-type="float" office:value="9.940088">
                <text:p>9.9400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.086884736">
                <text:p>38.086884736</text:p>
              </table:table-cell>
              <table:table-cell office:value-type="float" office:value="9.993138">
                <text:p>9.9931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.186663476">
                <text:p>38.186663476</text:p>
              </table:table-cell>
              <table:table-cell office:value-type="float" office:value="10.022175">
                <text:p>10.0221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.286243856">
                <text:p>38.286243856</text:p>
              </table:table-cell>
              <table:table-cell office:value-type="float" office:value="10.042139">
                <text:p>10.042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.385442756">
                <text:p>38.385442756</text:p>
              </table:table-cell>
              <table:table-cell office:value-type="float" office:value="10.080757">
                <text:p>10.0807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.484382256">
                <text:p>38.484382256</text:p>
              </table:table-cell>
              <table:table-cell office:value-type="float" office:value="10.107187">
                <text:p>10.1071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.583413306">
                <text:p>38.583413306</text:p>
              </table:table-cell>
              <table:table-cell office:value-type="float" office:value="10.097843">
                <text:p>10.09784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.682322286">
                <text:p>38.682322286</text:p>
              </table:table-cell>
              <table:table-cell office:value-type="float" office:value="10.110306">
                <text:p>10.1103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.781017636">
                <text:p>38.781017636</text:p>
              </table:table-cell>
              <table:table-cell office:value-type="float" office:value="10.132189">
                <text:p>10.1321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.879789286">
                <text:p>38.879789286</text:p>
              </table:table-cell>
              <table:table-cell office:value-type="float" office:value="10.124362">
                <text:p>10.1243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.978530416">
                <text:p>38.978530416</text:p>
              </table:table-cell>
              <table:table-cell office:value-type="float" office:value="10.127492">
                <text:p>10.1274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.077225766">
                <text:p>39.077225766</text:p>
              </table:table-cell>
              <table:table-cell office:value-type="float" office:value="10.132189">
                <text:p>10.1321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.175966896">
                <text:p>39.175966896</text:p>
              </table:table-cell>
              <table:table-cell office:value-type="float" office:value="10.127492">
                <text:p>10.1274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.274738546">
                <text:p>39.274738546</text:p>
              </table:table-cell>
              <table:table-cell office:value-type="float" office:value="10.124362">
                <text:p>10.1243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.373403381">
                <text:p>39.373403381</text:p>
              </table:table-cell>
              <table:table-cell office:value-type="float" office:value="10.135323">
                <text:p>10.1353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.472022441">
                <text:p>39.472022441</text:p>
              </table:table-cell>
              <table:table-cell office:value-type="float" office:value="10.140027">
                <text:p>10.1400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.570794091">
                <text:p>39.570794091</text:p>
              </table:table-cell>
              <table:table-cell office:value-type="float" office:value="10.124362">
                <text:p>10.1243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.669596255">
                <text:p>39.669596255</text:p>
              </table:table-cell>
              <table:table-cell office:value-type="float" office:value="10.121235">
                <text:p>10.1212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.768398419">
                <text:p>39.768398419</text:p>
              </table:table-cell>
              <table:table-cell office:value-type="float" office:value="10.121235">
                <text:p>10.1212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.867398955">
                <text:p>39.867398955</text:p>
              </table:table-cell>
              <table:table-cell office:value-type="float" office:value="10.100956">
                <text:p>10.1009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.966796225">
                <text:p>39.966796225</text:p>
              </table:table-cell>
              <table:table-cell office:value-type="float" office:value="10.060638">
                <text:p>10.0606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0.066590225">
                <text:p>40.066590225</text:p>
              </table:table-cell>
              <table:table-cell office:value-type="float" office:value="10.020642">
                <text:p>10.0206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0.166506305">
                <text:p>40.166506305</text:p>
              </table:table-cell>
              <table:table-cell office:value-type="float" office:value="10.008399">
                <text:p>10.0083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0.266605485">
                <text:p>40.266605485</text:p>
              </table:table-cell>
              <table:table-cell office:value-type="float" office:value="9.990091">
                <text:p>9.9900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0.367253995">
                <text:p>40.367253995</text:p>
              </table:table-cell>
              <table:table-cell office:value-type="float" office:value="9.935568">
                <text:p>9.9355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0.468375535">
                <text:p>40.468375535</text:p>
              </table:table-cell>
              <table:table-cell office:value-type="float" office:value="9.889091">
                <text:p>9.8890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0.569725965">
                <text:p>40.569725965</text:p>
              </table:table-cell>
              <table:table-cell office:value-type="float" office:value="9.866756">
                <text:p>9.8667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0.671412085">
                <text:p>40.671412085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0.773662785">
                <text:p>40.773662785</text:p>
              </table:table-cell>
              <table:table-cell office:value-type="float" office:value="9.779883">
                <text:p>9.7798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0.876264445">
                <text:p>40.876264445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.97904922">
                <text:p>40.97904922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.082078136">
                <text:p>41.082078136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1.185305416">
                <text:p>41.185305416</text:p>
              </table:table-cell>
              <table:table-cell office:value-type="float" office:value="9.687362">
                <text:p>9.6873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1.288608996">
                <text:p>41.288608996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1.391927836">
                <text:p>41.391927836</text:p>
              </table:table-cell>
              <table:table-cell office:value-type="float" office:value="9.678777">
                <text:p>9.6787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1.495292456">
                <text:p>41.495292456</text:p>
              </table:table-cell>
              <table:table-cell office:value-type="float" office:value="9.674491">
                <text:p>9.6744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.598351886">
                <text:p>41.598351886</text:p>
              </table:table-cell>
              <table:table-cell office:value-type="float" office:value="9.703139">
                <text:p>9.7031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1.700923031">
                <text:p>41.700923031</text:p>
              </table:table-cell>
              <table:table-cell office:value-type="float" office:value="9.7493305">
                <text:p>9.74933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1.802883817">
                <text:p>41.802883817</text:p>
              </table:table-cell>
              <table:table-cell office:value-type="float" office:value="9.807692">
                <text:p>9.8076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1.904051131">
                <text:p>41.904051131</text:p>
              </table:table-cell>
              <table:table-cell office:value-type="float" office:value="9.884616">
                <text:p>9.8846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.004562311">
                <text:p>42.004562311</text:p>
              </table:table-cell>
              <table:table-cell office:value-type="float" office:value="9.949142">
                <text:p>9.9491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.104539421">
                <text:p>42.104539421</text:p>
              </table:table-cell>
              <table:table-cell office:value-type="float" office:value="10.002289">
                <text:p>10.0022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2.204180831">
                <text:p>42.204180831</text:p>
              </table:table-cell>
              <table:table-cell office:value-type="float" office:value="10.035988">
                <text:p>10.0359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2.303471281">
                <text:p>42.303471281</text:p>
              </table:table-cell>
              <table:table-cell office:value-type="float" office:value="10.071462">
                <text:p>10.0714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.402471817">
                <text:p>42.402471817</text:p>
              </table:table-cell>
              <table:table-cell office:value-type="float" office:value="10.100956">
                <text:p>10.1009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2.501533387">
                <text:p>42.501533387</text:p>
              </table:table-cell>
              <table:table-cell office:value-type="float" office:value="10.094732">
                <text:p>10.0947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2.600808581">
                <text:p>42.600808581</text:p>
              </table:table-cell>
              <table:table-cell office:value-type="float" office:value="10.07301">
                <text:p>10.073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.700129551">
                <text:p>42.700129551</text:p>
              </table:table-cell>
              <table:table-cell office:value-type="float" office:value="10.068367">
                <text:p>10.0683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2.799633631">
                <text:p>42.799633631</text:p>
              </table:table-cell>
              <table:table-cell office:value-type="float" office:value="10.049839">
                <text:p>10.0498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.899442891">
                <text:p>42.899442891</text:p>
              </table:table-cell>
              <table:table-cell office:value-type="float" office:value="10.019111">
                <text:p>10.0191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.999603111">
                <text:p>42.999603111</text:p>
              </table:table-cell>
              <table:table-cell office:value-type="float" office:value="9.984003">
                <text:p>9.9840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100037995">
                <text:p>43.100037995</text:p>
              </table:table-cell>
              <table:table-cell office:value-type="float" office:value="9.9567">
                <text:p>9.95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200610205">
                <text:p>43.200610205</text:p>
              </table:table-cell>
              <table:table-cell office:value-type="float" office:value="9.943105">
                <text:p>9.9431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.301350265">
                <text:p>43.301350265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.402258179">
                <text:p>43.402258179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.503272905">
                <text:p>43.503272905</text:p>
              </table:table-cell>
              <table:table-cell office:value-type="float" office:value="9.899547">
                <text:p>9.8995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.604455475">
                <text:p>43.604455475</text:p>
              </table:table-cell>
              <table:table-cell office:value-type="float" office:value="9.883125">
                <text:p>9.8831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.705897455">
                <text:p>43.705897455</text:p>
              </table:table-cell>
              <table:table-cell office:value-type="float" office:value="9.857852">
                <text:p>9.8578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.807614095">
                <text:p>43.807614095</text:p>
              </table:table-cell>
              <table:table-cell office:value-type="float" office:value="9.831233">
                <text:p>9.8312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.90971221">
                <text:p>43.90971221</text:p>
              </table:table-cell>
              <table:table-cell office:value-type="float" office:value="9.7945">
                <text:p>9.79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01197817">
                <text:p>44.01197817</text:p>
              </table:table-cell>
              <table:table-cell office:value-type="float" office:value="9.778424">
                <text:p>9.7784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11447302">
                <text:p>44.11447302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217257795">
                <text:p>44.217257795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320179899">
                <text:p>44.320179899</text:p>
              </table:table-cell>
              <table:table-cell office:value-type="float" office:value="9.716086">
                <text:p>9.7160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423132519">
                <text:p>44.423132519</text:p>
              </table:table-cell>
              <table:table-cell office:value-type="float" office:value="9.713206">
                <text:p>9.7132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526344539">
                <text:p>44.526344539</text:p>
              </table:table-cell>
              <table:table-cell office:value-type="float" office:value="9.688794">
                <text:p>9.6887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629648119">
                <text:p>44.629648119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732875399">
                <text:p>44.732875399</text:p>
              </table:table-cell>
              <table:table-cell office:value-type="float" office:value="9.687362">
                <text:p>9.6873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836102679">
                <text:p>44.836102679</text:p>
              </table:table-cell>
              <table:table-cell office:value-type="float" office:value="9.687362">
                <text:p>9.6873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939452039">
                <text:p>44.939452039</text:p>
              </table:table-cell>
              <table:table-cell office:value-type="float" office:value="9.675919">
                <text:p>9.6759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5.042694579">
                <text:p>45.042694579</text:p>
              </table:table-cell>
              <table:table-cell office:value-type="float" office:value="9.68593">
                <text:p>9.685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5.145540389">
                <text:p>45.145540389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5.248248863">
                <text:p>45.248248863</text:p>
              </table:table-cell>
              <table:table-cell office:value-type="float" office:value="9.736295">
                <text:p>9.7362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.350896303">
                <text:p>45.350896303</text:p>
              </table:table-cell>
              <table:table-cell office:value-type="float" office:value="9.742084">
                <text:p>9.7420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.453375893">
                <text:p>45.453375893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.555611337">
                <text:p>45.555611337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.657465311">
                <text:p>45.657465311</text:p>
              </table:table-cell>
              <table:table-cell office:value-type="float" office:value="9.817977">
                <text:p>9.8179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.758953067">
                <text:p>45.758953067</text:p>
              </table:table-cell>
              <table:table-cell office:value-type="float" office:value="9.853405">
                <text:p>9.8534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.860196677">
                <text:p>45.860196677</text:p>
              </table:table-cell>
              <table:table-cell office:value-type="float" office:value="9.877167">
                <text:p>9.8771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.961150367">
                <text:p>45.961150367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.061707322">
                <text:p>46.061707322</text:p>
              </table:table-cell>
              <table:table-cell office:value-type="float" office:value="9.944613">
                <text:p>9.9446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6.161882802">
                <text:p>46.161882802</text:p>
              </table:table-cell>
              <table:table-cell office:value-type="float" office:value="9.982483">
                <text:p>9.9824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6.261753102">
                <text:p>46.261753102</text:p>
              </table:table-cell>
              <table:table-cell office:value-type="float" office:value="10.012986">
                <text:p>10.0129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6.361394512">
                <text:p>46.361394512</text:p>
              </table:table-cell>
              <table:table-cell office:value-type="float" office:value="10.035988">
                <text:p>10.0359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6.460593412">
                <text:p>46.460593412</text:p>
              </table:table-cell>
              <table:table-cell office:value-type="float" office:value="10.080757">
                <text:p>10.0807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6.559426092">
                <text:p>46.559426092</text:p>
              </table:table-cell>
              <table:table-cell office:value-type="float" office:value="10.11811">
                <text:p>10.118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6.658289292">
                <text:p>46.658289292</text:p>
              </table:table-cell>
              <table:table-cell office:value-type="float" office:value="10.114986">
                <text:p>10.1149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6.757335602">
                <text:p>46.757335602</text:p>
              </table:table-cell>
              <table:table-cell office:value-type="float" office:value="10.096288">
                <text:p>10.0962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6.856473467">
                <text:p>46.856473467</text:p>
              </table:table-cell>
              <table:table-cell office:value-type="float" office:value="10.086964">
                <text:p>10.0869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6.955763917">
                <text:p>46.955763917</text:p>
              </table:table-cell>
              <table:table-cell office:value-type="float" office:value="10.071462">
                <text:p>10.0714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7.055298517">
                <text:p>47.055298517</text:p>
              </table:table-cell>
              <table:table-cell office:value-type="float" office:value="10.046758">
                <text:p>10.0467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7.155031482">
                <text:p>47.155031482</text:p>
              </table:table-cell>
              <table:table-cell office:value-type="float" office:value="10.026775">
                <text:p>10.0267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7.254856002">
                <text:p>47.254856002</text:p>
              </table:table-cell>
              <table:table-cell office:value-type="float" office:value="10.017579">
                <text:p>10.0175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7.354894152">
                <text:p>47.354894152</text:p>
              </table:table-cell>
              <table:table-cell office:value-type="float" office:value="9.996186">
                <text:p>9.9961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7.455374812">
                <text:p>47.455374812</text:p>
              </table:table-cell>
              <table:table-cell office:value-type="float" office:value="9.952165">
                <text:p>9.9521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7.556206432">
                <text:p>47.556206432</text:p>
              </table:table-cell>
              <table:table-cell office:value-type="float" office:value="9.917524">
                <text:p>9.9175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7.657083832">
                <text:p>47.657083832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7.758190112">
                <text:p>47.758190112</text:p>
              </table:table-cell>
              <table:table-cell office:value-type="float" office:value="9.890583">
                <text:p>9.8905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7.865750952">
                <text:p>47.865750952</text:p>
              </table:table-cell>
              <table:table-cell office:value-type="float" office:value="9.297064">
                <text:p>9.2970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7.986861812">
                <text:p>47.986861812</text:p>
              </table:table-cell>
              <table:table-cell office:value-type="float" office:value="8.256898">
                <text:p>8.2568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8.115388562">
                <text:p>48.115388562</text:p>
              </table:table-cell>
              <table:table-cell office:value-type="float" office:value="7.780482">
                <text:p>7.7804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8.252948642">
                <text:p>48.252948642</text:p>
              </table:table-cell>
              <table:table-cell office:value-type="float" office:value="7.2695503">
                <text:p>7.26955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8.384603482">
                <text:p>48.384603482</text:p>
              </table:table-cell>
              <table:table-cell office:value-type="float" office:value="7.595619">
                <text:p>7.5956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8.515129162">
                <text:p>48.515129162</text:p>
              </table:table-cell>
              <table:table-cell office:value-type="float" office:value="7.661328">
                <text:p>7.6613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8.645380162">
                <text:p>48.645380162</text:p>
              </table:table-cell>
              <table:table-cell office:value-type="float" office:value="7.6774836">
                <text:p>7.67748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8.769252902">
                <text:p>48.769252902</text:p>
              </table:table-cell>
              <table:table-cell office:value-type="float" office:value="8.072802">
                <text:p>8.0728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8.886884702">
                <text:p>48.886884702</text:p>
              </table:table-cell>
              <table:table-cell office:value-type="float" office:value="8.501102">
                <text:p>8.5011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8.993804672">
                <text:p>48.993804672</text:p>
              </table:table-cell>
              <table:table-cell office:value-type="float" office:value="9.35279">
                <text:p>9.352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.098237422">
                <text:p>49.098237422</text:p>
              </table:table-cell>
              <table:table-cell office:value-type="float" office:value="9.575541">
                <text:p>9.5755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.200640722">
                <text:p>49.200640722</text:p>
              </table:table-cell>
              <table:table-cell office:value-type="float" office:value="9.76531">
                <text:p>9.765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.304203702">
                <text:p>49.304203702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.415197822">
                <text:p>49.415197822</text:p>
              </table:table-cell>
              <table:table-cell office:value-type="float" office:value="9.009486">
                <text:p>9.0094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9.528785982">
                <text:p>49.528785982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9.644662992">
                <text:p>49.644662992</text:p>
              </table:table-cell>
              <table:table-cell office:value-type="float" office:value="8.629839">
                <text:p>8.6298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9.761165627">
                <text:p>49.761165627</text:p>
              </table:table-cell>
              <table:table-cell office:value-type="float" office:value="8.583497">
                <text:p>8.5834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.873548322">
                <text:p>49.873548322</text:p>
              </table:table-cell>
              <table:table-cell office:value-type="float" office:value="8.898168">
                <text:p>8.8981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9.981917896">
                <text:p>49.981917896</text:p>
              </table:table-cell>
              <table:table-cell office:value-type="float" office:value="9.227683">
                <text:p>9.2276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.087983356">
                <text:p>50.087983356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.194125106">
                <text:p>50.194125106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.299397101">
                <text:p>50.299397101</text:p>
              </table:table-cell>
              <table:table-cell office:value-type="float" office:value="9.499203">
                <text:p>9.499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0.405554111">
                <text:p>50.405554111</text:p>
              </table:table-cell>
              <table:table-cell office:value-type="float" office:value="9.420009">
                <text:p>9.4200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0.516792381">
                <text:p>50.516792381</text:p>
              </table:table-cell>
              <table:table-cell office:value-type="float" office:value="8.989712">
                <text:p>8.9897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0.630685721">
                <text:p>50.630685721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0.747539311">
                <text:p>50.747539311</text:p>
              </table:table-cell>
              <table:table-cell office:value-type="float" office:value="8.557717">
                <text:p>8.5577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.864270831">
                <text:p>50.864270831</text:p>
              </table:table-cell>
              <table:table-cell office:value-type="float" office:value="8.566667">
                <text:p>8.566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.978194686">
                <text:p>50.978194686</text:p>
              </table:table-cell>
              <table:table-cell office:value-type="float" office:value="8.777793">
                <text:p>8.7777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1.089493992">
                <text:p>51.089493992</text:p>
              </table:table-cell>
              <table:table-cell office:value-type="float" office:value="8.984782">
                <text:p>8.9847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1.198504442">
                <text:p>51.198504442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1.310429366">
                <text:p>51.310429366</text:p>
              </table:table-cell>
              <table:table-cell office:value-type="float" office:value="8.93456">
                <text:p>8.934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1.423605536">
                <text:p>51.423605536</text:p>
              </table:table-cell>
              <table:table-cell office:value-type="float" office:value="8.835783">
                <text:p>8.8357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1.535011656">
                <text:p>51.535011656</text:p>
              </table:table-cell>
              <table:table-cell office:value-type="float" office:value="8.976168">
                <text:p>8.9761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1.645700606">
                <text:p>51.645700606</text:p>
              </table:table-cell>
              <table:table-cell office:value-type="float" office:value="9.034326">
                <text:p>9.0343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1.758113816">
                <text:p>51.758113816</text:p>
              </table:table-cell>
              <table:table-cell office:value-type="float" office:value="8.895752">
                <text:p>8.89575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1.871717236">
                <text:p>51.871717236</text:p>
              </table:table-cell>
              <table:table-cell office:value-type="float" office:value="8.802551">
                <text:p>8.80255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1.983535346">
                <text:p>51.983535346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2.091248786">
                <text:p>52.091248786</text:p>
              </table:table-cell>
              <table:table-cell office:value-type="float" office:value="9.283893">
                <text:p>9.2838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2.191820996">
                <text:p>52.191820996</text:p>
              </table:table-cell>
              <table:table-cell office:value-type="float" office:value="9.943105">
                <text:p>9.9431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.298954586">
                <text:p>52.298954586</text:p>
              </table:table-cell>
              <table:table-cell office:value-type="float" office:value="9.334141">
                <text:p>9.3341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2.452017836">
                <text:p>52.452017836</text:p>
              </table:table-cell>
              <table:table-cell office:value-type="float" office:value="6.5332465">
                <text:p>6.53324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2.728969086">
                <text:p>52.728969086</text:p>
              </table:table-cell>
              <table:table-cell office:value-type="float" office:value="3.6107438">
                <text:p>3.61074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3.037094526">
                <text:p>53.037094526</text:p>
              </table:table-cell>
              <table:table-cell office:value-type="float" office:value="3.2454314">
                <text:p>3.24543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3.252261986">
                <text:p>53.252261986</text:p>
              </table:table-cell>
              <table:table-cell office:value-type="float" office:value="4.647543">
                <text:p>4.6475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3.421225136">
                <text:p>53.421225136</text:p>
              </table:table-cell>
              <table:table-cell office:value-type="float" office:value="5.9184504">
                <text:p>5.91845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3.562065906">
                <text:p>53.562065906</text:p>
              </table:table-cell>
              <table:table-cell office:value-type="float" office:value="7.100217">
                <text:p>7.1002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3.684550076">
                <text:p>53.684550076</text:p>
              </table:table-cell>
              <table:table-cell office:value-type="float" office:value="8.164321">
                <text:p>8.1643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3.794750736">
                <text:p>53.794750736</text:p>
              </table:table-cell>
              <table:table-cell office:value-type="float" office:value="9.074355">
                <text:p>9.0743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3.898222166">
                <text:p>53.898222166</text:p>
              </table:table-cell>
              <table:table-cell office:value-type="float" office:value="9.664504">
                <text:p>9.6645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3.996505526">
                <text:p>53.996505526</text:p>
              </table:table-cell>
              <table:table-cell office:value-type="float" office:value="10.174663">
                <text:p>10.1746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.091233536">
                <text:p>54.091233536</text:p>
              </table:table-cell>
              <table:table-cell office:value-type="float" office:value="10.55654">
                <text:p>10.556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4.185763176">
                <text:p>54.185763176</text:p>
              </table:table-cell>
              <table:table-cell office:value-type="float" office:value="10.5786915">
                <text:p>10.57869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4.287083086">
                <text:p>54.287083086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4.406423896">
                <text:p>54.406423896</text:p>
              </table:table-cell>
              <table:table-cell office:value-type="float" office:value="8.379363">
                <text:p>8.3793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4.561928586">
                <text:p>54.561928586</text:p>
              </table:table-cell>
              <table:table-cell office:value-type="float" office:value="6.4306746">
                <text:p>6.43067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4.826962546">
                <text:p>54.826962546</text:p>
              </table:table-cell>
              <table:table-cell office:value-type="float" office:value="3.7731013">
                <text:p>3.77310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5.386617676">
                <text:p>55.386617676</text:p>
              </table:table-cell>
              <table:table-cell office:value-type="float" office:value="1.7868147">
                <text:p>1.78681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5.748637956">
                <text:p>55.748637956</text:p>
              </table:table-cell>
              <table:table-cell office:value-type="float" office:value="2.7622762">
                <text:p>2.76227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5.971587516">
                <text:p>55.971587516</text:p>
              </table:table-cell>
              <table:table-cell office:value-type="float" office:value="4.485319">
                <text:p>4.4853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.136995306">
                <text:p>56.136995306</text:p>
              </table:table-cell>
              <table:table-cell office:value-type="float" office:value="6.0456643">
                <text:p>6.04566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271351006">
                <text:p>56.271351006</text:p>
              </table:table-cell>
              <table:table-cell office:value-type="float" office:value="7.4429297">
                <text:p>7.44292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.387884156">
                <text:p>56.387884156</text:p>
              </table:table-cell>
              <table:table-cell office:value-type="float" office:value="8.581249">
                <text:p>8.5812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.49222535">
                <text:p>56.49222535</text:p>
              </table:table-cell>
              <table:table-cell office:value-type="float" office:value="9.583943">
                <text:p>9.5839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